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58.3pt" svg:y="2959.6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0.9725943667" calcext:value-type="float">
            <text:p>10.972594366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281666" calcext:value-type="float">
            <text:p>11.7028281666</text:p>
          </table:table-cell>
          <table:table-cell office:value-type="float" office:value="0.000280634998282" calcext:value-type="float">
            <text:p>0.000280635</text:p>
          </table:table-cell>
          <table:table-cell office:value-type="float" office:value="11.7025475316" calcext:value-type="float">
            <text:p>11.7025475316</text:p>
          </table:table-cell>
          <table:table-cell office:value-type="float" office:value="11.2171296707" calcext:value-type="float">
            <text:p>11.21712967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7618053" calcext:value-type="float">
            <text:p>11.7027618053</text:p>
          </table:table-cell>
          <table:table-cell office:value-type="float" office:value="0.0020119343144" calcext:value-type="float">
            <text:p>0.0020119343</text:p>
          </table:table-cell>
          <table:table-cell office:value-type="float" office:value="11.700749871" calcext:value-type="float">
            <text:p>11.700749871</text:p>
          </table:table-cell>
          <table:table-cell office:value-type="float" office:value="11.4671146898" calcext:value-type="float">
            <text:p>11.467114689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760709" calcext:value-type="float">
            <text:p>11.7026760709</text:p>
          </table:table-cell>
          <table:table-cell office:value-type="float" office:value="0.00605748125468" calcext:value-type="float">
            <text:p>0.0060574813</text:p>
          </table:table-cell>
          <table:table-cell office:value-type="float" office:value="11.6966185896" calcext:value-type="float">
            <text:p>11.6966185896</text:p>
          </table:table-cell>
          <table:table-cell office:value-type="float" office:value="11.7226708766" calcext:value-type="float">
            <text:p>11.722670876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5860305" calcext:value-type="float">
            <text:p>11.7025860305</text:p>
          </table:table-cell>
          <table:table-cell office:value-type="float" office:value="0.012765254185" calcext:value-type="float">
            <text:p>0.0127652542</text:p>
          </table:table-cell>
          <table:table-cell office:value-type="float" office:value="11.6898207764" calcext:value-type="float">
            <text:p>11.6898207764</text:p>
          </table:table-cell>
          <table:table-cell office:value-type="float" office:value="11.9839223901" calcext:value-type="float">
            <text:p>11.98392239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5027824" calcext:value-type="float">
            <text:p>11.7025027824</text:p>
          </table:table-cell>
          <table:table-cell office:value-type="float" office:value="0.0220932969338" calcext:value-type="float">
            <text:p>0.0220932969</text:p>
          </table:table-cell>
          <table:table-cell office:value-type="float" office:value="11.6804094854" calcext:value-type="float">
            <text:p>11.6804094854</text:p>
          </table:table-cell>
          <table:table-cell office:value-type="float" office:value="12.2509961565" calcext:value-type="float">
            <text:p>12.250996156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340038" calcext:value-type="float">
            <text:p>11.7024340038</text:p>
          </table:table-cell>
          <table:table-cell office:value-type="float" office:value="0.033719296284" calcext:value-type="float">
            <text:p>0.0337192963</text:p>
          </table:table-cell>
          <table:table-cell office:value-type="float" office:value="11.6687147075" calcext:value-type="float">
            <text:p>11.6687147075</text:p>
          </table:table-cell>
          <table:table-cell office:value-type="float" office:value="12.5240219303" calcext:value-type="float">
            <text:p>12.524021930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3844519" calcext:value-type="float">
            <text:p>11.7023844519</text:p>
          </table:table-cell>
          <table:table-cell office:value-type="float" office:value="0.0471349913354" calcext:value-type="float">
            <text:p>0.0471349913</text:p>
          </table:table-cell>
          <table:table-cell office:value-type="float" office:value="11.6552494606" calcext:value-type="float">
            <text:p>11.6552494606</text:p>
          </table:table-cell>
          <table:table-cell office:value-type="float" office:value="12.8031323582" calcext:value-type="float">
            <text:p>12.803132358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3564435" calcext:value-type="float">
            <text:p>11.7023564435</text:p>
          </table:table-cell>
          <table:table-cell office:value-type="float" office:value="0.0617262920889" calcext:value-type="float">
            <text:p>0.0617262921</text:p>
          </table:table-cell>
          <table:table-cell office:value-type="float" office:value="11.6406301514" calcext:value-type="float">
            <text:p>11.6406301514</text:p>
          </table:table-cell>
          <table:table-cell office:value-type="float" office:value="13.0884630428" calcext:value-type="float">
            <text:p>13.08846304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50266" calcext:value-type="float">
            <text:p>11.702350266</text:p>
          </table:table-cell>
          <table:table-cell office:value-type="float" office:value="0.0768400268221" calcext:value-type="float">
            <text:p>0.0768400268</text:p>
          </table:table-cell>
          <table:table-cell office:value-type="float" office:value="11.6255102391" calcext:value-type="float">
            <text:p>11.6255102391</text:p>
          </table:table-cell>
          <table:table-cell office:value-type="float" office:value="13.3801526087" calcext:value-type="float">
            <text:p>13.38015260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3646" calcext:value-type="float">
            <text:p>11.7023646</text:p>
          </table:table-cell>
          <table:table-cell office:value-type="float" office:value="0.091838214608" calcext:value-type="float">
            <text:p>0.0918382146</text:p>
          </table:table-cell>
          <table:table-cell office:value-type="float" office:value="11.6105263854" calcext:value-type="float">
            <text:p>11.6105263854</text:p>
          </table:table-cell>
          <table:table-cell office:value-type="float" office:value="13.6783427701" calcext:value-type="float">
            <text:p>13.678342770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3969018" calcext:value-type="float">
            <text:p>11.7023969018</text:p>
          </table:table-cell>
          <table:table-cell office:value-type="float" office:value="0.106140758217" calcext:value-type="float">
            <text:p>0.1061407582</text:p>
          </table:table-cell>
          <table:table-cell office:value-type="float" office:value="11.5962561436" calcext:value-type="float">
            <text:p>11.5962561436</text:p>
          </table:table-cell>
          <table:table-cell office:value-type="float" office:value="13.9831783992" calcext:value-type="float">
            <text:p>13.983178399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437169" calcext:value-type="float">
            <text:p>11.7024437169</text:p>
          </table:table-cell>
          <table:table-cell office:value-type="float" office:value="0.119257468976" calcext:value-type="float">
            <text:p>0.119257469</text:p>
          </table:table-cell>
          <table:table-cell office:value-type="float" office:value="11.5831862479" calcext:value-type="float">
            <text:p>11.5831862479</text:p>
          </table:table-cell>
          <table:table-cell office:value-type="float" office:value="14.2948075969" calcext:value-type="float">
            <text:p>14.294807596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010254" calcext:value-type="float">
            <text:p>11.7025010254</text:p>
          </table:table-cell>
          <table:table-cell office:value-type="float" office:value="0.130810326295" calcext:value-type="float">
            <text:p>0.1308103263</text:p>
          </table:table-cell>
          <table:table-cell office:value-type="float" office:value="11.5716906991" calcext:value-type="float">
            <text:p>11.5716906991</text:p>
          </table:table-cell>
          <table:table-cell office:value-type="float" office:value="14.6133817648" calcext:value-type="float">
            <text:p>14.61338176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5644913" calcext:value-type="float">
            <text:p>11.7025644913</text:p>
          </table:table-cell>
          <table:table-cell office:value-type="float" office:value="0.140546854668" calcext:value-type="float">
            <text:p>0.1405468547</text:p>
          </table:table-cell>
          <table:table-cell office:value-type="float" office:value="11.5620176366" calcext:value-type="float">
            <text:p>11.5620176366</text:p>
          </table:table-cell>
          <table:table-cell office:value-type="float" office:value="14.9390556785" calcext:value-type="float">
            <text:p>14.939055678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297366" calcext:value-type="float">
            <text:p>11.7026297366</text:p>
          </table:table-cell>
          <table:table-cell office:value-type="float" office:value="0.14834555092" calcext:value-type="float">
            <text:p>0.1483455509</text:p>
          </table:table-cell>
          <table:table-cell office:value-type="float" office:value="11.5542841857" calcext:value-type="float">
            <text:p>11.5542841857</text:p>
          </table:table-cell>
          <table:table-cell office:value-type="float" office:value="15.271987563" calcext:value-type="float">
            <text:p>15.27198756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692541" calcext:value-type="float">
            <text:p>11.702692541</text:p>
          </table:table-cell>
          <table:table-cell office:value-type="float" office:value="0.15421423503" calcext:value-type="float">
            <text:p>0.154214235</text:p>
          </table:table-cell>
          <table:table-cell office:value-type="float" office:value="11.5484783059" calcext:value-type="float">
            <text:p>11.5484783059</text:p>
          </table:table-cell>
          <table:table-cell office:value-type="float" office:value="15.6123391695" calcext:value-type="float">
            <text:p>15.612339169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7490748" calcext:value-type="float">
            <text:p>11.7027490748</text:p>
          </table:table-cell>
          <table:table-cell office:value-type="float" office:value="0.158282225204" calcext:value-type="float">
            <text:p>0.1582822252</text:p>
          </table:table-cell>
          <table:table-cell office:value-type="float" office:value="11.5444668496" calcext:value-type="float">
            <text:p>11.5444668496</text:p>
          </table:table-cell>
          <table:table-cell office:value-type="float" office:value="15.960275854" calcext:value-type="float">
            <text:p>15.96027585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59642" calcext:value-type="float">
            <text:p>11.7027959642</text:p>
          </table:table-cell>
          <table:table-cell office:value-type="float" office:value="0.160787304503" calcext:value-type="float">
            <text:p>0.1607873045</text:p>
          </table:table-cell>
          <table:table-cell office:value-type="float" office:value="11.5420086597" calcext:value-type="float">
            <text:p>11.5420086597</text:p>
          </table:table-cell>
          <table:table-cell office:value-type="float" office:value="16.3159666574" calcext:value-type="float">
            <text:p>16.315966657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305436" calcext:value-type="float">
            <text:p>11.7028305436</text:p>
          </table:table-cell>
          <table:table-cell office:value-type="float" office:value="0.162058248377" calcext:value-type="float">
            <text:p>0.1620582484</text:p>
          </table:table-cell>
          <table:table-cell office:value-type="float" office:value="11.5407722953" calcext:value-type="float">
            <text:p>11.5407722953</text:p>
          </table:table-cell>
          <table:table-cell office:value-type="float" office:value="16.6795843883" calcext:value-type="float">
            <text:p>16.679584388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08695" calcext:value-type="float">
            <text:p>11.7028508695</text:p>
          </table:table-cell>
          <table:table-cell office:value-type="float" office:value="0.162493950665" calcext:value-type="float">
            <text:p>0.1624939507</text:p>
          </table:table-cell>
          <table:table-cell office:value-type="float" office:value="11.5403569189" calcext:value-type="float">
            <text:p>11.5403569189</text:p>
          </table:table-cell>
          <table:table-cell office:value-type="float" office:value="17.0513057061" calcext:value-type="float">
            <text:p>17.051305706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8077" calcext:value-type="float">
            <text:p>11.7028558077</text:p>
          </table:table-cell>
          <table:table-cell office:value-type="float" office:value="0.162539995398" calcext:value-type="float">
            <text:p>0.1625399954</text:p>
          </table:table-cell>
          <table:table-cell office:value-type="float" office:value="11.5403158123" calcext:value-type="float">
            <text:p>11.5403158123</text:p>
          </table:table-cell>
          <table:table-cell office:value-type="float" office:value="17.4313112074" calcext:value-type="float">
            <text:p>17.431311207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450932" calcext:value-type="float">
            <text:p>11.7028450932</text:p>
          </table:table-cell>
          <table:table-cell office:value-type="float" office:value="0.162663517185" calcext:value-type="float">
            <text:p>0.1626635172</text:p>
          </table:table-cell>
          <table:table-cell office:value-type="float" office:value="11.540181576" calcext:value-type="float">
            <text:p>11.540181576</text:p>
          </table:table-cell>
          <table:table-cell office:value-type="float" office:value="17.8197855136" calcext:value-type="float">
            <text:p>17.819785513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304762" calcext:value-type="float">
            <text:p>11.7028304762</text:p>
          </table:table-cell>
          <table:table-cell office:value-type="float" office:value="0.163333785586" calcext:value-type="float">
            <text:p>0.1633337856</text:p>
          </table:table-cell>
          <table:table-cell office:value-type="float" office:value="11.5394966906" calcext:value-type="float">
            <text:p>11.5394966906</text:p>
          </table:table-cell>
          <table:table-cell office:value-type="float" office:value="18.2169173605" calcext:value-type="float">
            <text:p>18.21691736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921875" calcext:value-type="float">
            <text:p>11.7029921875</text:p>
          </table:table-cell>
          <table:table-cell office:value-type="float" office:value="0.165520019934" calcext:value-type="float">
            <text:p>0.1655200199</text:p>
          </table:table-cell>
          <table:table-cell office:value-type="float" office:value="11.5374721676" calcext:value-type="float">
            <text:p>11.5374721676</text:p>
          </table:table-cell>
          <table:table-cell office:value-type="float" office:value="18.6228996901" calcext:value-type="float">
            <text:p>18.62289969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33097646" calcext:value-type="float">
            <text:p>11.7033097646</text:p>
          </table:table-cell>
          <table:table-cell office:value-type="float" office:value="0.17076169255" calcext:value-type="float">
            <text:p>0.1707616926</text:p>
          </table:table-cell>
          <table:table-cell office:value-type="float" office:value="11.532548072" calcext:value-type="float">
            <text:p>11.532548072</text:p>
          </table:table-cell>
          <table:table-cell office:value-type="float" office:value="19.0379297444" calcext:value-type="float">
            <text:p>19.037929744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36943073" calcext:value-type="float">
            <text:p>11.7036943073</text:p>
          </table:table-cell>
          <table:table-cell office:value-type="float" office:value="0.180045544545" calcext:value-type="float">
            <text:p>0.1800455445</text:p>
          </table:table-cell>
          <table:table-cell office:value-type="float" office:value="11.5236487627" calcext:value-type="float">
            <text:p>11.5236487627</text:p>
          </table:table-cell>
          <table:table-cell office:value-type="float" office:value="19.4622091609" calcext:value-type="float">
            <text:p>19.462209160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40793348" calcext:value-type="float">
            <text:p>11.7040793348</text:p>
          </table:table-cell>
          <table:table-cell office:value-type="float" office:value="0.193795705489" calcext:value-type="float">
            <text:p>0.1937957055</text:p>
          </table:table-cell>
          <table:table-cell office:value-type="float" office:value="11.5102836293" calcext:value-type="float">
            <text:p>11.5102836293</text:p>
          </table:table-cell>
          <table:table-cell office:value-type="float" office:value="19.8959440711" calcext:value-type="float">
            <text:p>19.895944071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.0312947069" calcext:value-type="float">
            <text:p>15.0312947069</text:p>
          </table:table-cell>
          <table:table-cell office:value-type="float" office:value="0.861799858796" calcext:value-type="float">
            <text:p>0.8617998588</text:p>
          </table:table-cell>
          <table:table-cell office:value-type="float" office:value="14.1694948481" calcext:value-type="float">
            <text:p>14.1694948481</text:p>
          </table:table-cell>
          <table:table-cell office:value-type="float" office:value="20.3393452001" calcext:value-type="float">
            <text:p>20.339345200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5.0312833997" calcext:value-type="float">
            <text:p>15.0312833997</text:p>
          </table:table-cell>
          <table:table-cell office:value-type="float" office:value="0.940816509322" calcext:value-type="float">
            <text:p>0.9408165093</text:p>
          </table:table-cell>
          <table:table-cell office:value-type="float" office:value="14.0904668904" calcext:value-type="float">
            <text:p>14.0904668904</text:p>
          </table:table-cell>
          <table:table-cell office:value-type="float" office:value="20.7926279693" calcext:value-type="float">
            <text:p>20.792627969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0312936256" calcext:value-type="float">
            <text:p>15.0312936256</text:p>
          </table:table-cell>
          <table:table-cell office:value-type="float" office:value="1.0206285851" calcext:value-type="float">
            <text:p>1.0206285851</text:p>
          </table:table-cell>
          <table:table-cell office:value-type="float" office:value="14.0106650405" calcext:value-type="float">
            <text:p>14.0106650405</text:p>
          </table:table-cell>
          <table:table-cell office:value-type="float" office:value="21.256012601" calcext:value-type="float">
            <text:p>21.25601260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.0303817002" calcext:value-type="float">
            <text:p>15.0303817002</text:p>
          </table:table-cell>
          <table:table-cell office:value-type="float" office:value="1.09510015081" calcext:value-type="float">
            <text:p>1.0951001508</text:p>
          </table:table-cell>
          <table:table-cell office:value-type="float" office:value="13.9352815494" calcext:value-type="float">
            <text:p>13.9352815494</text:p>
          </table:table-cell>
          <table:table-cell office:value-type="float" office:value="21.7297242254" calcext:value-type="float">
            <text:p>21.729724225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.0283416559" calcext:value-type="float">
            <text:p>15.0283416559</text:p>
          </table:table-cell>
          <table:table-cell office:value-type="float" office:value="1.16220952502" calcext:value-type="float">
            <text:p>1.162209525</text:p>
          </table:table-cell>
          <table:table-cell office:value-type="float" office:value="13.8661321309" calcext:value-type="float">
            <text:p>13.8661321309</text:p>
          </table:table-cell>
          <table:table-cell office:value-type="float" office:value="22.2139929899" calcext:value-type="float">
            <text:p>22.213992989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5.0253434427" calcext:value-type="float">
            <text:p>15.0253434427</text:p>
          </table:table-cell>
          <table:table-cell office:value-type="float" office:value="1.21389671675" calcext:value-type="float">
            <text:p>1.2138967168</text:p>
          </table:table-cell>
          <table:table-cell office:value-type="float" office:value="13.811446726" calcext:value-type="float">
            <text:p>13.811446726</text:p>
          </table:table-cell>
          <table:table-cell office:value-type="float" office:value="22.709054171" calcext:value-type="float">
            <text:p>22.70905417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.022082969" calcext:value-type="float">
            <text:p>15.022082969</text:p>
          </table:table-cell>
          <table:table-cell office:value-type="float" office:value="1.24506972074" calcext:value-type="float">
            <text:p>1.2450697207</text:p>
          </table:table-cell>
          <table:table-cell office:value-type="float" office:value="13.7770132482" calcext:value-type="float">
            <text:p>13.7770132482</text:p>
          </table:table-cell>
          <table:table-cell office:value-type="float" office:value="23.2151482886" calcext:value-type="float">
            <text:p>23.215148288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5.0199266829" calcext:value-type="float">
            <text:p>15.0199266829</text:p>
          </table:table-cell>
          <table:table-cell office:value-type="float" office:value="1.25717507224" calcext:value-type="float">
            <text:p>1.2571750722</text:p>
          </table:table-cell>
          <table:table-cell office:value-type="float" office:value="13.7627516107" calcext:value-type="float">
            <text:p>13.7627516107</text:p>
          </table:table-cell>
          <table:table-cell office:value-type="float" office:value="23.7325212227" calcext:value-type="float">
            <text:p>23.732521222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.0195360502" calcext:value-type="float">
            <text:p>15.0195360502</text:p>
          </table:table-cell>
          <table:table-cell office:value-type="float" office:value="1.26151769465" calcext:value-type="float">
            <text:p>1.2615176947</text:p>
          </table:table-cell>
          <table:table-cell office:value-type="float" office:value="13.7580183555" calcext:value-type="float">
            <text:p>13.7580183555</text:p>
          </table:table-cell>
          <table:table-cell office:value-type="float" office:value="24.2614243331" calcext:value-type="float">
            <text:p>24.261424333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5.0192081591" calcext:value-type="float">
            <text:p>15.0192081591</text:p>
          </table:table-cell>
          <table:table-cell office:value-type="float" office:value="1.26537059091" calcext:value-type="float">
            <text:p>1.2653705909</text:p>
          </table:table-cell>
          <table:table-cell office:value-type="float" office:value="13.7538375682" calcext:value-type="float">
            <text:p>13.7538375682</text:p>
          </table:table-cell>
          <table:table-cell office:value-type="float" office:value="24.8021145814" calcext:value-type="float">
            <text:p>24.802114581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.0189043783" calcext:value-type="float">
            <text:p>15.0189043783</text:p>
          </table:table-cell>
          <table:table-cell office:value-type="float" office:value="1.26871178283" calcext:value-type="float">
            <text:p>1.2687117828</text:p>
          </table:table-cell>
          <table:table-cell office:value-type="float" office:value="13.7501925954" calcext:value-type="float">
            <text:p>13.7501925954</text:p>
          </table:table-cell>
          <table:table-cell office:value-type="float" office:value="25.3548546558" calcext:value-type="float">
            <text:p>25.354854655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5.0186262702" calcext:value-type="float">
            <text:p>15.0186262702</text:p>
          </table:table-cell>
          <table:table-cell office:value-type="float" office:value="1.27157318272" calcext:value-type="float">
            <text:p>1.2715731827</text:p>
          </table:table-cell>
          <table:table-cell office:value-type="float" office:value="13.7470530874" calcext:value-type="float">
            <text:p>13.7470530874</text:p>
          </table:table-cell>
          <table:table-cell office:value-type="float" office:value="25.9199130989" calcext:value-type="float">
            <text:p>25.91991309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.0183725209" calcext:value-type="float">
            <text:p>15.0183725209</text:p>
          </table:table-cell>
          <table:table-cell office:value-type="float" office:value="1.27408433191" calcext:value-type="float">
            <text:p>1.2740843319</text:p>
          </table:table-cell>
          <table:table-cell office:value-type="float" office:value="13.744288189" calcext:value-type="float">
            <text:p>13.744288189</text:p>
          </table:table-cell>
          <table:table-cell office:value-type="float" office:value="26.4975644378" calcext:value-type="float">
            <text:p>26.497564437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5.0181417944" calcext:value-type="float">
            <text:p>15.0181417944</text:p>
          </table:table-cell>
          <table:table-cell office:value-type="float" office:value="1.27639469532" calcext:value-type="float">
            <text:p>1.2763946953</text:p>
          </table:table-cell>
          <table:table-cell office:value-type="float" office:value="13.7417470991" calcext:value-type="float">
            <text:p>13.7417470991</text:p>
          </table:table-cell>
          <table:table-cell office:value-type="float" office:value="27.0880893179" calcext:value-type="float">
            <text:p>27.088089317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.0179312375" calcext:value-type="float">
            <text:p>15.0179312375</text:p>
          </table:table-cell>
          <table:table-cell office:value-type="float" office:value="1.27861910643" calcext:value-type="float">
            <text:p>1.2786191064</text:p>
          </table:table-cell>
          <table:table-cell office:value-type="float" office:value="13.739312131" calcext:value-type="float">
            <text:p>13.739312131</text:p>
          </table:table-cell>
          <table:table-cell office:value-type="float" office:value="27.691774639" calcext:value-type="float">
            <text:p>27.69177463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5.0177513239" calcext:value-type="float">
            <text:p>15.0177513239</text:p>
          </table:table-cell>
          <table:table-cell office:value-type="float" office:value="1.28093941634" calcext:value-type="float">
            <text:p>1.2809394163</text:p>
          </table:table-cell>
          <table:table-cell office:value-type="float" office:value="13.7368119075" calcext:value-type="float">
            <text:p>13.7368119075</text:p>
          </table:table-cell>
          <table:table-cell office:value-type="float" office:value="28.3089136948" calcext:value-type="float">
            <text:p>28.308913694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.0175712441" calcext:value-type="float">
            <text:p>15.0175712441</text:p>
          </table:table-cell>
          <table:table-cell office:value-type="float" office:value="1.28366005447" calcext:value-type="float">
            <text:p>1.2836600545</text:p>
          </table:table-cell>
          <table:table-cell office:value-type="float" office:value="13.7339111896" calcext:value-type="float">
            <text:p>13.7339111896</text:p>
          </table:table-cell>
          <table:table-cell office:value-type="float" office:value="28.9398063153" calcext:value-type="float">
            <text:p>28.939806315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.0173771038" calcext:value-type="float">
            <text:p>15.0173771038</text:p>
          </table:table-cell>
          <table:table-cell office:value-type="float" office:value="1.28607769129" calcext:value-type="float">
            <text:p>1.2860776913</text:p>
          </table:table-cell>
          <table:table-cell office:value-type="float" office:value="13.7312994125" calcext:value-type="float">
            <text:p>13.7312994125</text:p>
          </table:table-cell>
          <table:table-cell office:value-type="float" office:value="29.5847590125" calcext:value-type="float">
            <text:p>29.58475901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.0171781513" calcext:value-type="float">
            <text:p>15.0171781513</text:p>
          </table:table-cell>
          <table:table-cell office:value-type="float" office:value="1.28766977982" calcext:value-type="float">
            <text:p>1.2876697798</text:p>
          </table:table-cell>
          <table:table-cell office:value-type="float" office:value="13.7295083715" calcext:value-type="float">
            <text:p>13.7295083715</text:p>
          </table:table-cell>
          <table:table-cell office:value-type="float" office:value="30.2440851295" calcext:value-type="float">
            <text:p>30.244085129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.016981869" calcext:value-type="float">
            <text:p>15.016981869</text:p>
          </table:table-cell>
          <table:table-cell office:value-type="float" office:value="1.28819133715" calcext:value-type="float">
            <text:p>1.2881913372</text:p>
          </table:table-cell>
          <table:table-cell office:value-type="float" office:value="13.7287905319" calcext:value-type="float">
            <text:p>13.7287905319</text:p>
          </table:table-cell>
          <table:table-cell office:value-type="float" office:value="30.9181049922" calcext:value-type="float">
            <text:p>30.918104992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.0170182049" calcext:value-type="float">
            <text:p>15.0170182049</text:p>
          </table:table-cell>
          <table:table-cell office:value-type="float" office:value="1.2877980646" calcext:value-type="float">
            <text:p>1.2877980646</text:p>
          </table:table-cell>
          <table:table-cell office:value-type="float" office:value="13.7292201403" calcext:value-type="float">
            <text:p>13.7292201403</text:p>
          </table:table-cell>
          <table:table-cell office:value-type="float" office:value="31.6071460656" calcext:value-type="float">
            <text:p>31.607146065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5.0189217887" calcext:value-type="float">
            <text:p>15.0189217887</text:p>
          </table:table-cell>
          <table:table-cell office:value-type="float" office:value="1.29296380622" calcext:value-type="float">
            <text:p>1.2929638062</text:p>
          </table:table-cell>
          <table:table-cell office:value-type="float" office:value="13.7259579825" calcext:value-type="float">
            <text:p>13.7259579825</text:p>
          </table:table-cell>
          <table:table-cell office:value-type="float" office:value="32.3115431125" calcext:value-type="float">
            <text:p>32.31154311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1394082751" calcext:value-type="float">
            <text:p>24.1394082751</text:p>
          </table:table-cell>
          <table:table-cell office:value-type="float" office:value="2.30886043121" calcext:value-type="float">
            <text:p>2.3088604312</text:p>
          </table:table-cell>
          <table:table-cell office:value-type="float" office:value="21.8305478439" calcext:value-type="float">
            <text:p>21.8305478439</text:p>
          </table:table-cell>
          <table:table-cell office:value-type="float" office:value="33.0316383563" calcext:value-type="float">
            <text:p>33.031638356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4.1366594648" calcext:value-type="float">
            <text:p>24.1366594648</text:p>
          </table:table-cell>
          <table:table-cell office:value-type="float" office:value="2.34183966013" calcext:value-type="float">
            <text:p>2.3418396601</text:p>
          </table:table-cell>
          <table:table-cell office:value-type="float" office:value="21.7948198047" calcext:value-type="float">
            <text:p>21.7948198047</text:p>
          </table:table-cell>
          <table:table-cell office:value-type="float" office:value="33.7677816469" calcext:value-type="float">
            <text:p>33.767781646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4.1347644214" calcext:value-type="float">
            <text:p>24.1347644214</text:p>
          </table:table-cell>
          <table:table-cell office:value-type="float" office:value="2.34862807258" calcext:value-type="float">
            <text:p>2.3486280726</text:p>
          </table:table-cell>
          <table:table-cell office:value-type="float" office:value="21.7861363488" calcext:value-type="float">
            <text:p>21.7861363488</text:p>
          </table:table-cell>
          <table:table-cell office:value-type="float" office:value="34.5203306314" calcext:value-type="float">
            <text:p>34.52033063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4.1334826632" calcext:value-type="float">
            <text:p>24.1334826632</text:p>
          </table:table-cell>
          <table:table-cell office:value-type="float" office:value="2.35161282026" calcext:value-type="float">
            <text:p>2.3516128203</text:p>
          </table:table-cell>
          <table:table-cell office:value-type="float" office:value="21.781869843" calcext:value-type="float">
            <text:p>21.781869843</text:p>
          </table:table-cell>
          <table:table-cell office:value-type="float" office:value="35.289650927" calcext:value-type="float">
            <text:p>35.28965092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.1325803595" calcext:value-type="float">
            <text:p>24.1325803595</text:p>
          </table:table-cell>
          <table:table-cell office:value-type="float" office:value="2.35101611129" calcext:value-type="float">
            <text:p>2.3510161113</text:p>
          </table:table-cell>
          <table:table-cell office:value-type="float" office:value="21.7815642482" calcext:value-type="float">
            <text:p>21.7815642482</text:p>
          </table:table-cell>
          <table:table-cell office:value-type="float" office:value="36.0761162994" calcext:value-type="float">
            <text:p>36.076116299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4.1318865964" calcext:value-type="float">
            <text:p>24.1318865964</text:p>
          </table:table-cell>
          <table:table-cell office:value-type="float" office:value="2.34769854839" calcext:value-type="float">
            <text:p>2.3476985484</text:p>
          </table:table-cell>
          <table:table-cell office:value-type="float" office:value="21.784188048" calcext:value-type="float">
            <text:p>21.784188048</text:p>
          </table:table-cell>
          <table:table-cell office:value-type="float" office:value="36.8801088438" calcext:value-type="float">
            <text:p>36.880108843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4.1313474429" calcext:value-type="float">
            <text:p>24.1313474429</text:p>
          </table:table-cell>
          <table:table-cell office:value-type="float" office:value="2.3439478875" calcext:value-type="float">
            <text:p>2.3439478875</text:p>
          </table:table-cell>
          <table:table-cell office:value-type="float" office:value="21.7873995554" calcext:value-type="float">
            <text:p>21.7873995554</text:p>
          </table:table-cell>
          <table:table-cell office:value-type="float" office:value="37.7020191708" calcext:value-type="float">
            <text:p>37.702019170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.1309288679" calcext:value-type="float">
            <text:p>24.1309288679</text:p>
          </table:table-cell>
          <table:table-cell office:value-type="float" office:value="2.34074820879" calcext:value-type="float">
            <text:p>2.3407482088</text:p>
          </table:table-cell>
          <table:table-cell office:value-type="float" office:value="21.7901806591" calcext:value-type="float">
            <text:p>21.7901806591</text:p>
          </table:table-cell>
          <table:table-cell office:value-type="float" office:value="38.5422465964" calcext:value-type="float">
            <text:p>38.542246596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4.1306141877" calcext:value-type="float">
            <text:p>24.1306141877</text:p>
          </table:table-cell>
          <table:table-cell office:value-type="float" office:value="2.3393813228" calcext:value-type="float">
            <text:p>2.3393813228</text:p>
          </table:table-cell>
          <table:table-cell office:value-type="float" office:value="21.7912328649" calcext:value-type="float">
            <text:p>21.7912328649</text:p>
          </table:table-cell>
          <table:table-cell office:value-type="float" office:value="39.4011993353" calcext:value-type="float">
            <text:p>39.401199335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4.1302671397" calcext:value-type="float">
            <text:p>24.1302671397</text:p>
          </table:table-cell>
          <table:table-cell office:value-type="float" office:value="2.33767275818" calcext:value-type="float">
            <text:p>2.3376727582</text:p>
          </table:table-cell>
          <table:table-cell office:value-type="float" office:value="21.7925943815" calcext:value-type="float">
            <text:p>21.7925943815</text:p>
          </table:table-cell>
          <table:table-cell office:value-type="float" office:value="40.2792947002" calcext:value-type="float">
            <text:p>40.2792947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130004465" calcext:value-type="float">
            <text:p>24.130004465</text:p>
          </table:table-cell>
          <table:table-cell office:value-type="float" office:value="2.33198912031" calcext:value-type="float">
            <text:p>2.3319891203</text:p>
          </table:table-cell>
          <table:table-cell office:value-type="float" office:value="21.7980153447" calcext:value-type="float">
            <text:p>21.7980153447</text:p>
          </table:table-cell>
          <table:table-cell office:value-type="float" office:value="41.1769593037" calcext:value-type="float">
            <text:p>41.176959303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.1515870047" calcext:value-type="float">
            <text:p>24.1515870047</text:p>
          </table:table-cell>
          <table:table-cell office:value-type="float" office:value="2.3843786828" calcext:value-type="float">
            <text:p>2.3843786828</text:p>
          </table:table-cell>
          <table:table-cell office:value-type="float" office:value="21.7672083219" calcext:value-type="float">
            <text:p>21.7672083219</text:p>
          </table:table-cell>
          <table:table-cell office:value-type="float" office:value="42.0946292658" calcext:value-type="float">
            <text:p>42.094629265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.1552217301" calcext:value-type="float">
            <text:p>24.1552217301</text:p>
          </table:table-cell>
          <table:table-cell office:value-type="float" office:value="2.51896763484" calcext:value-type="float">
            <text:p>2.5189676348</text:p>
          </table:table-cell>
          <table:table-cell office:value-type="float" office:value="21.6362540953" calcext:value-type="float">
            <text:p>21.6362540953</text:p>
          </table:table-cell>
          <table:table-cell office:value-type="float" office:value="43.0327504263" calcext:value-type="float">
            <text:p>43.032750426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4.1490710705" calcext:value-type="float">
            <text:p>24.1490710705</text:p>
          </table:table-cell>
          <table:table-cell office:value-type="float" office:value="2.65876534287" calcext:value-type="float">
            <text:p>2.6587653429</text:p>
          </table:table-cell>
          <table:table-cell office:value-type="float" office:value="21.4903057276" calcext:value-type="float">
            <text:p>21.4903057276</text:p>
          </table:table-cell>
          <table:table-cell office:value-type="float" office:value="43.9917785606" calcext:value-type="float">
            <text:p>43.991778560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.1303763266" calcext:value-type="float">
            <text:p>24.1303763266</text:p>
          </table:table-cell>
          <table:table-cell office:value-type="float" office:value="2.73145933039" calcext:value-type="float">
            <text:p>2.7314593304</text:p>
          </table:table-cell>
          <table:table-cell office:value-type="float" office:value="21.3989169962" calcext:value-type="float">
            <text:p>21.3989169962</text:p>
          </table:table-cell>
          <table:table-cell office:value-type="float" office:value="44.9721796016" calcext:value-type="float">
            <text:p>44.972179601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4.122433941" calcext:value-type="float">
            <text:p>24.122433941</text:p>
          </table:table-cell>
          <table:table-cell office:value-type="float" office:value="2.73854344598" calcext:value-type="float">
            <text:p>2.738543446</text:p>
          </table:table-cell>
          <table:table-cell office:value-type="float" office:value="21.383890495" calcext:value-type="float">
            <text:p>21.383890495</text:p>
          </table:table-cell>
          <table:table-cell office:value-type="float" office:value="45.9744298662" calcext:value-type="float">
            <text:p>45.974429866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121277949" calcext:value-type="float">
            <text:p>24.121277949</text:p>
          </table:table-cell>
          <table:table-cell office:value-type="float" office:value="2.75480453741" calcext:value-type="float">
            <text:p>2.7548045374</text:p>
          </table:table-cell>
          <table:table-cell office:value-type="float" office:value="21.3664734116" calcext:value-type="float">
            <text:p>21.3664734116</text:p>
          </table:table-cell>
          <table:table-cell office:value-type="float" office:value="46.9990162861" calcext:value-type="float">
            <text:p>46.999016286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4.1202723927" calcext:value-type="float">
            <text:p>24.1202723927</text:p>
          </table:table-cell>
          <table:table-cell office:value-type="float" office:value="2.77933559437" calcext:value-type="float">
            <text:p>2.7793355944</text:p>
          </table:table-cell>
          <table:table-cell office:value-type="float" office:value="21.3409367983" calcext:value-type="float">
            <text:p>21.3409367983</text:p>
          </table:table-cell>
          <table:table-cell office:value-type="float" office:value="48.0464366451" calcext:value-type="float">
            <text:p>48.046436645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.1194431616" calcext:value-type="float">
            <text:p>24.1194431616</text:p>
          </table:table-cell>
          <table:table-cell office:value-type="float" office:value="2.80501927795" calcext:value-type="float">
            <text:p>2.805019278</text:p>
          </table:table-cell>
          <table:table-cell office:value-type="float" office:value="21.3144238837" calcext:value-type="float">
            <text:p>21.3144238837</text:p>
          </table:table-cell>
          <table:table-cell office:value-type="float" office:value="49.1171998206" calcext:value-type="float">
            <text:p>49.117199820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.1188512426" calcext:value-type="float">
            <text:p>24.1188512426</text:p>
          </table:table-cell>
          <table:table-cell office:value-type="float" office:value="2.82579244311" calcext:value-type="float">
            <text:p>2.8257924431</text:p>
          </table:table-cell>
          <table:table-cell office:value-type="float" office:value="21.2930587995" calcext:value-type="float">
            <text:p>21.2930587995</text:p>
          </table:table-cell>
          <table:table-cell office:value-type="float" office:value="50.2118260306" calcext:value-type="float">
            <text:p>50.21182603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.1182351024" calcext:value-type="float">
            <text:p>24.1182351024</text:p>
          </table:table-cell>
          <table:table-cell office:value-type="float" office:value="2.82488123002" calcext:value-type="float">
            <text:p>2.82488123</text:p>
          </table:table-cell>
          <table:table-cell office:value-type="float" office:value="21.2933538723" calcext:value-type="float">
            <text:p>21.2933538723</text:p>
          </table:table-cell>
          <table:table-cell office:value-type="float" office:value="51.3308470869" calcext:value-type="float">
            <text:p>51.330847086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.1174647564" calcext:value-type="float">
            <text:p>24.1174647564</text:p>
          </table:table-cell>
          <table:table-cell office:value-type="float" office:value="2.79928235972" calcext:value-type="float">
            <text:p>2.7992823597</text:p>
          </table:table-cell>
          <table:table-cell office:value-type="float" office:value="21.3181823967" calcext:value-type="float">
            <text:p>21.3181823967</text:p>
          </table:table-cell>
          <table:table-cell office:value-type="float" office:value="52.4748066531" calcext:value-type="float">
            <text:p>52.474806653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1215587176" calcext:value-type="float">
            <text:p>24.1215587176</text:p>
          </table:table-cell>
          <table:table-cell office:value-type="float" office:value="2.76109975356" calcext:value-type="float">
            <text:p>2.7610997536</text:p>
          </table:table-cell>
          <table:table-cell office:value-type="float" office:value="21.3604589641" calcext:value-type="float">
            <text:p>21.3604589641</text:p>
          </table:table-cell>
          <table:table-cell office:value-type="float" office:value="53.6442605092" calcext:value-type="float">
            <text:p>53.644260509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4.1167128605" calcext:value-type="float">
            <text:p>24.1167128605</text:p>
          </table:table-cell>
          <table:table-cell office:value-type="float" office:value="2.76765327434" calcext:value-type="float">
            <text:p>2.7676532743</text:p>
          </table:table-cell>
          <table:table-cell office:value-type="float" office:value="21.3490595862" calcext:value-type="float">
            <text:p>21.3490595862</text:p>
          </table:table-cell>
          <table:table-cell office:value-type="float" office:value="54.8397768208" calcext:value-type="float">
            <text:p>54.839776820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4.1124841949" calcext:value-type="float">
            <text:p>24.1124841949</text:p>
          </table:table-cell>
          <table:table-cell office:value-type="float" office:value="2.77621444908" calcext:value-type="float">
            <text:p>2.7762144491</text:p>
          </table:table-cell>
          <table:table-cell office:value-type="float" office:value="21.3362697458" calcext:value-type="float">
            <text:p>21.3362697458</text:p>
          </table:table-cell>
          <table:table-cell office:value-type="float" office:value="56.0619364162" calcext:value-type="float">
            <text:p>56.061936416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.1104501248" calcext:value-type="float">
            <text:p>24.1104501248</text:p>
          </table:table-cell>
          <table:table-cell office:value-type="float" office:value="2.7873344657" calcext:value-type="float">
            <text:p>2.7873344657</text:p>
          </table:table-cell>
          <table:table-cell office:value-type="float" office:value="21.3231156591" calcext:value-type="float">
            <text:p>21.3231156591</text:p>
          </table:table-cell>
          <table:table-cell office:value-type="float" office:value="57.3113330677" calcext:value-type="float">
            <text:p>57.311333067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4.1087769201" calcext:value-type="float">
            <text:p>24.1087769201</text:p>
          </table:table-cell>
          <table:table-cell office:value-type="float" office:value="2.79834440516" calcext:value-type="float">
            <text:p>2.7983444052</text:p>
          </table:table-cell>
          <table:table-cell office:value-type="float" office:value="21.3104325149" calcext:value-type="float">
            <text:p>21.3104325149</text:p>
          </table:table-cell>
          <table:table-cell office:value-type="float" office:value="58.5885737804" calcext:value-type="float">
            <text:p>58.588573780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4.1073276537" calcext:value-type="float">
            <text:p>24.1073276537</text:p>
          </table:table-cell>
          <table:table-cell office:value-type="float" office:value="2.80892446524" calcext:value-type="float">
            <text:p>2.8089244652</text:p>
          </table:table-cell>
          <table:table-cell office:value-type="float" office:value="21.2984031885" calcext:value-type="float">
            <text:p>21.2984031885</text:p>
          </table:table-cell>
          <table:table-cell office:value-type="float" office:value="59.8942790873" calcext:value-type="float">
            <text:p>59.894279087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3.7596557967" calcext:value-type="float">
            <text:p>43.7596557967</text:p>
          </table:table-cell>
          <table:table-cell office:value-type="float" office:value="5.20245426302" calcext:value-type="float">
            <text:p>5.202454263</text:p>
          </table:table-cell>
          <table:table-cell office:value-type="float" office:value="38.5572015337" calcext:value-type="float">
            <text:p>38.5572015337</text:p>
          </table:table-cell>
          <table:table-cell office:value-type="float" office:value="61.2290833505" calcext:value-type="float">
            <text:p>61.229083350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3.7584034333" calcext:value-type="float">
            <text:p>43.7584034333</text:p>
          </table:table-cell>
          <table:table-cell office:value-type="float" office:value="5.20065617579" calcext:value-type="float">
            <text:p>5.2006561758</text:p>
          </table:table-cell>
          <table:table-cell office:value-type="float" office:value="38.5577472575" calcext:value-type="float">
            <text:p>38.5577472575</text:p>
          </table:table-cell>
          <table:table-cell office:value-type="float" office:value="62.5936350696" calcext:value-type="float">
            <text:p>62.59363506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3.7569693051" calcext:value-type="float">
            <text:p>43.7569693051</text:p>
          </table:table-cell>
          <table:table-cell office:value-type="float" office:value="5.19903222751" calcext:value-type="float">
            <text:p>5.1990322275</text:p>
          </table:table-cell>
          <table:table-cell office:value-type="float" office:value="38.5579370776" calcext:value-type="float">
            <text:p>38.5579370776</text:p>
          </table:table-cell>
          <table:table-cell office:value-type="float" office:value="63.9885971964" calcext:value-type="float">
            <text:p>63.988597196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3.7555861548" calcext:value-type="float">
            <text:p>43.7555861548</text:p>
          </table:table-cell>
          <table:table-cell office:value-type="float" office:value="5.20268569034" calcext:value-type="float">
            <text:p>5.2026856903</text:p>
          </table:table-cell>
          <table:table-cell office:value-type="float" office:value="38.5529004644" calcext:value-type="float">
            <text:p>38.5529004644</text:p>
          </table:table-cell>
          <table:table-cell office:value-type="float" office:value="65.4146474576" calcext:value-type="float">
            <text:p>65.414647457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3.754903395" calcext:value-type="float">
            <text:p>43.754903395</text:p>
          </table:table-cell>
          <table:table-cell office:value-type="float" office:value="5.19824470464" calcext:value-type="float">
            <text:p>5.1982447046</text:p>
          </table:table-cell>
          <table:table-cell office:value-type="float" office:value="38.5566586904" calcext:value-type="float">
            <text:p>38.5566586904</text:p>
          </table:table-cell>
          <table:table-cell office:value-type="float" office:value="66.8724786835" calcext:value-type="float">
            <text:p>66.872478683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3.7542669012" calcext:value-type="float">
            <text:p>43.7542669012</text:p>
          </table:table-cell>
          <table:table-cell office:value-type="float" office:value="5.19322325733" calcext:value-type="float">
            <text:p>5.1932232573</text:p>
          </table:table-cell>
          <table:table-cell office:value-type="float" office:value="38.5610436439" calcext:value-type="float">
            <text:p>38.5610436439</text:p>
          </table:table-cell>
          <table:table-cell office:value-type="float" office:value="68.3627991448" calcext:value-type="float">
            <text:p>68.362799144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3.7531503382" calcext:value-type="float">
            <text:p>43.7531503382</text:p>
          </table:table-cell>
          <table:table-cell office:value-type="float" office:value="5.1873498983" calcext:value-type="float">
            <text:p>5.1873498983</text:p>
          </table:table-cell>
          <table:table-cell office:value-type="float" office:value="38.5658004399" calcext:value-type="float">
            <text:p>38.5658004399</text:p>
          </table:table-cell>
          <table:table-cell office:value-type="float" office:value="69.8863328968" calcext:value-type="float">
            <text:p>69.886332896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3.7516183301" calcext:value-type="float">
            <text:p>43.7516183301</text:p>
          </table:table-cell>
          <table:table-cell office:value-type="float" office:value="5.17500800357" calcext:value-type="float">
            <text:p>5.1750080036</text:p>
          </table:table-cell>
          <table:table-cell office:value-type="float" office:value="38.5766103265" calcext:value-type="float">
            <text:p>38.5766103265</text:p>
          </table:table-cell>
          <table:table-cell office:value-type="float" office:value="71.4438201312" calcext:value-type="float">
            <text:p>71.443820131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3.7509641041" calcext:value-type="float">
            <text:p>43.7509641041</text:p>
          </table:table-cell>
          <table:table-cell office:value-type="float" office:value="5.15379411521" calcext:value-type="float">
            <text:p>5.1537941152</text:p>
          </table:table-cell>
          <table:table-cell office:value-type="float" office:value="38.5971699888" calcext:value-type="float">
            <text:p>38.5971699888</text:p>
          </table:table-cell>
          <table:table-cell office:value-type="float" office:value="73.0360175355" calcext:value-type="float">
            <text:p>73.036017535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3.7490410378" calcext:value-type="float">
            <text:p>43.7490410378</text:p>
          </table:table-cell>
          <table:table-cell office:value-type="float" office:value="5.12615472797" calcext:value-type="float">
            <text:p>5.126154728</text:p>
          </table:table-cell>
          <table:table-cell office:value-type="float" office:value="38.6228863098" calcext:value-type="float">
            <text:p>38.6228863098</text:p>
          </table:table-cell>
          <table:table-cell office:value-type="float" office:value="74.6636986606" calcext:value-type="float">
            <text:p>74.663698660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3.7478350305" calcext:value-type="float">
            <text:p>43.7478350305</text:p>
          </table:table-cell>
          <table:table-cell office:value-type="float" office:value="5.11468377664" calcext:value-type="float">
            <text:p>5.1146837766</text:p>
          </table:table-cell>
          <table:table-cell office:value-type="float" office:value="38.6331512538" calcext:value-type="float">
            <text:p>38.6331512538</text:p>
          </table:table-cell>
          <table:table-cell office:value-type="float" office:value="76.3276542971" calcext:value-type="float">
            <text:p>76.327654297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3.7475275383" calcext:value-type="float">
            <text:p>43.7475275383</text:p>
          </table:table-cell>
          <table:table-cell office:value-type="float" office:value="5.10380500402" calcext:value-type="float">
            <text:p>5.103805004</text:p>
          </table:table-cell>
          <table:table-cell office:value-type="float" office:value="38.6437225343" calcext:value-type="float">
            <text:p>38.6437225343</text:p>
          </table:table-cell>
          <table:table-cell office:value-type="float" office:value="78.0286928589" calcext:value-type="float">
            <text:p>78.028692858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.7475718669" calcext:value-type="float">
            <text:p>43.7475718669</text:p>
          </table:table-cell>
          <table:table-cell office:value-type="float" office:value="5.09831604728" calcext:value-type="float">
            <text:p>5.0983160473</text:p>
          </table:table-cell>
          <table:table-cell office:value-type="float" office:value="38.6492558196" calcext:value-type="float">
            <text:p>38.6492558196</text:p>
          </table:table-cell>
          <table:table-cell office:value-type="float" office:value="79.7676407763" calcext:value-type="float">
            <text:p>79.767640776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3.8119723218" calcext:value-type="float">
            <text:p>43.8119723218</text:p>
          </table:table-cell>
          <table:table-cell office:value-type="float" office:value="5.0886983787" calcext:value-type="float">
            <text:p>5.0886983787</text:p>
          </table:table-cell>
          <table:table-cell office:value-type="float" office:value="38.7232739431" calcext:value-type="float">
            <text:p>38.7232739431</text:p>
          </table:table-cell>
          <table:table-cell office:value-type="float" office:value="81.5453428974" calcext:value-type="float">
            <text:p>81.545342897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3.8358403272" calcext:value-type="float">
            <text:p>43.8358403272</text:p>
          </table:table-cell>
          <table:table-cell office:value-type="float" office:value="5.61020903895" calcext:value-type="float">
            <text:p>5.610209039</text:p>
          </table:table-cell>
          <table:table-cell office:value-type="float" office:value="38.2256312883" calcext:value-type="float">
            <text:p>38.2256312883</text:p>
          </table:table-cell>
          <table:table-cell office:value-type="float" office:value="83.3626628986" calcext:value-type="float">
            <text:p>83.362662898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3.7414343514" calcext:value-type="float">
            <text:p>43.7414343514</text:p>
          </table:table-cell>
          <table:table-cell office:value-type="float" office:value="5.96629355471" calcext:value-type="float">
            <text:p>5.9662935547</text:p>
          </table:table-cell>
          <table:table-cell office:value-type="float" office:value="37.7751407967" calcext:value-type="float">
            <text:p>37.7751407967</text:p>
          </table:table-cell>
          <table:table-cell office:value-type="float" office:value="85.2204837043" calcext:value-type="float">
            <text:p>85.220483704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3.7258490288" calcext:value-type="float">
            <text:p>43.7258490288</text:p>
          </table:table-cell>
          <table:table-cell office:value-type="float" office:value="5.9687321906" calcext:value-type="float">
            <text:p>5.9687321906</text:p>
          </table:table-cell>
          <table:table-cell office:value-type="float" office:value="37.7571168382" calcext:value-type="float">
            <text:p>37.7571168382</text:p>
          </table:table-cell>
          <table:table-cell office:value-type="float" office:value="87.1197079157" calcext:value-type="float">
            <text:p>87.119707915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3.7217416223" calcext:value-type="float">
            <text:p>43.7217416223</text:p>
          </table:table-cell>
          <table:table-cell office:value-type="float" office:value="5.95329919946" calcext:value-type="float">
            <text:p>5.9532991995</text:p>
          </table:table-cell>
          <table:table-cell office:value-type="float" office:value="37.7684424229" calcext:value-type="float">
            <text:p>37.7684424229</text:p>
          </table:table-cell>
          <table:table-cell office:value-type="float" office:value="89.0612582492" calcext:value-type="float">
            <text:p>89.061258249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3.7189406385" calcext:value-type="float">
            <text:p>43.7189406385</text:p>
          </table:table-cell>
          <table:table-cell office:value-type="float" office:value="5.94981352255" calcext:value-type="float">
            <text:p>5.9498135226</text:p>
          </table:table-cell>
          <table:table-cell office:value-type="float" office:value="37.7691271159" calcext:value-type="float">
            <text:p>37.7691271159</text:p>
          </table:table-cell>
          <table:table-cell office:value-type="float" office:value="91.046077985" calcext:value-type="float">
            <text:p>91.04607798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3.7162519407" calcext:value-type="float">
            <text:p>43.7162519407</text:p>
          </table:table-cell>
          <table:table-cell office:value-type="float" office:value="5.94591946458" calcext:value-type="float">
            <text:p>5.9459194646</text:p>
          </table:table-cell>
          <table:table-cell office:value-type="float" office:value="37.7703324761" calcext:value-type="float">
            <text:p>37.7703324761</text:p>
          </table:table-cell>
          <table:table-cell office:value-type="float" office:value="93.0751314255" calcext:value-type="float">
            <text:p>93.075131425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3.7096372083" calcext:value-type="float">
            <text:p>43.7096372083</text:p>
          </table:table-cell>
          <table:table-cell office:value-type="float" office:value="6.04093823182" calcext:value-type="float">
            <text:p>6.0409382318</text:p>
          </table:table-cell>
          <table:table-cell office:value-type="float" office:value="37.6686989764" calcext:value-type="float">
            <text:p>37.6686989764</text:p>
          </table:table-cell>
          <table:table-cell office:value-type="float" office:value="95.1494043631" calcext:value-type="float">
            <text:p>95.149404363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3.7009796114" calcext:value-type="float">
            <text:p>43.7009796114</text:p>
          </table:table-cell>
          <table:table-cell office:value-type="float" office:value="6.03660946464" calcext:value-type="float">
            <text:p>6.0366094646</text:p>
          </table:table-cell>
          <table:table-cell office:value-type="float" office:value="37.6643701467" calcext:value-type="float">
            <text:p>37.6643701467</text:p>
          </table:table-cell>
          <table:table-cell office:value-type="float" office:value="97.2699045598" calcext:value-type="float">
            <text:p>97.2699045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3539672357" calcext:value-type="float">
            <text:p>82.3539672357</text:p>
          </table:table-cell>
          <table:table-cell office:value-type="float" office:value="11.6735343722" calcext:value-type="float">
            <text:p>11.6735343722</text:p>
          </table:table-cell>
          <table:table-cell office:value-type="float" office:value="70.6804328635" calcext:value-type="float">
            <text:p>70.6804328635</text:p>
          </table:table-cell>
          <table:table-cell office:value-type="float" office:value="99.4376622366" calcext:value-type="float">
            <text:p>99.437662236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82.3490193727" calcext:value-type="float">
            <text:p>82.3490193727</text:p>
          </table:table-cell>
          <table:table-cell office:value-type="float" office:value="11.6742617131" calcext:value-type="float">
            <text:p>11.6742617131</text:p>
          </table:table-cell>
          <table:table-cell office:value-type="float" office:value="70.6747576596" calcext:value-type="float">
            <text:p>70.6747576596</text:p>
          </table:table-cell>
          <table:table-cell office:value-type="float" office:value="101.653730574" calcext:value-type="float">
            <text:p>101.65373057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82.34461386" calcext:value-type="float">
            <text:p>82.34461386</text:p>
          </table:table-cell>
          <table:table-cell office:value-type="float" office:value="11.6780664745" calcext:value-type="float">
            <text:p>11.6780664745</text:p>
          </table:table-cell>
          <table:table-cell office:value-type="float" office:value="70.6665473855" calcext:value-type="float">
            <text:p>70.6665473855</text:p>
          </table:table-cell>
          <table:table-cell office:value-type="float" office:value="103.919186224" calcext:value-type="float">
            <text:p>103.91918622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82.340364085" calcext:value-type="float">
            <text:p>82.340364085</text:p>
          </table:table-cell>
          <table:table-cell office:value-type="float" office:value="11.6797190075" calcext:value-type="float">
            <text:p>11.6797190075</text:p>
          </table:table-cell>
          <table:table-cell office:value-type="float" office:value="70.6606450775" calcext:value-type="float">
            <text:p>70.6606450775</text:p>
          </table:table-cell>
          <table:table-cell office:value-type="float" office:value="106.235129832" calcext:value-type="float">
            <text:p>106.23512983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82.3355203894" calcext:value-type="float">
            <text:p>82.3355203894</text:p>
          </table:table-cell>
          <table:table-cell office:value-type="float" office:value="11.6768656275" calcext:value-type="float">
            <text:p>11.6768656275</text:p>
          </table:table-cell>
          <table:table-cell office:value-type="float" office:value="70.6586547618" calcext:value-type="float">
            <text:p>70.6586547618</text:p>
          </table:table-cell>
          <table:table-cell office:value-type="float" office:value="108.602686573" calcext:value-type="float">
            <text:p>108.60268657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82.3319722892" calcext:value-type="float">
            <text:p>82.3319722892</text:p>
          </table:table-cell>
          <table:table-cell office:value-type="float" office:value="11.6235567916" calcext:value-type="float">
            <text:p>11.6235567916</text:p>
          </table:table-cell>
          <table:table-cell office:value-type="float" office:value="70.7084154976" calcext:value-type="float">
            <text:p>70.7084154976</text:p>
          </table:table-cell>
          <table:table-cell office:value-type="float" office:value="111.023006697" calcext:value-type="float">
            <text:p>111.02300669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82.3280135757" calcext:value-type="float">
            <text:p>82.3280135757</text:p>
          </table:table-cell>
          <table:table-cell office:value-type="float" office:value="11.6142148795" calcext:value-type="float">
            <text:p>11.6142148795</text:p>
          </table:table-cell>
          <table:table-cell office:value-type="float" office:value="70.7137986962" calcext:value-type="float">
            <text:p>70.7137986962</text:p>
          </table:table-cell>
          <table:table-cell office:value-type="float" office:value="113.497266091" calcext:value-type="float">
            <text:p>113.49726609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82.3242268235" calcext:value-type="float">
            <text:p>82.3242268235</text:p>
          </table:table-cell>
          <table:table-cell office:value-type="float" office:value="11.6124961439" calcext:value-type="float">
            <text:p>11.6124961439</text:p>
          </table:table-cell>
          <table:table-cell office:value-type="float" office:value="70.7117306795" calcext:value-type="float">
            <text:p>70.7117306795</text:p>
          </table:table-cell>
          <table:table-cell office:value-type="float" office:value="116.026666844" calcext:value-type="float">
            <text:p>116.02666684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2.3206248847" calcext:value-type="float">
            <text:p>82.3206248847</text:p>
          </table:table-cell>
          <table:table-cell office:value-type="float" office:value="11.6119822672" calcext:value-type="float">
            <text:p>11.6119822672</text:p>
          </table:table-cell>
          <table:table-cell office:value-type="float" office:value="70.7086426175" calcext:value-type="float">
            <text:p>70.7086426175</text:p>
          </table:table-cell>
          <table:table-cell office:value-type="float" office:value="118.612437838" calcext:value-type="float">
            <text:p>118.61243783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82.3172109987" calcext:value-type="float">
            <text:p>82.3172109987</text:p>
          </table:table-cell>
          <table:table-cell office:value-type="float" office:value="11.6126993898" calcext:value-type="float">
            <text:p>11.6126993898</text:p>
          </table:table-cell>
          <table:table-cell office:value-type="float" office:value="70.7045116089" calcext:value-type="float">
            <text:p>70.7045116089</text:p>
          </table:table-cell>
          <table:table-cell office:value-type="float" office:value="121.25583534" calcext:value-type="float">
            <text:p>121.2558353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2.3138790069" calcext:value-type="float">
            <text:p>82.3138790069</text:p>
          </table:table-cell>
          <table:table-cell office:value-type="float" office:value="11.6125977487" calcext:value-type="float">
            <text:p>11.6125977487</text:p>
          </table:table-cell>
          <table:table-cell office:value-type="float" office:value="70.7012812582" calcext:value-type="float">
            <text:p>70.7012812582</text:p>
          </table:table-cell>
          <table:table-cell office:value-type="float" office:value="123.958143614" calcext:value-type="float">
            <text:p>123.95814361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82.313026344" calcext:value-type="float">
            <text:p>82.313026344</text:p>
          </table:table-cell>
          <table:table-cell office:value-type="float" office:value="11.6215321054" calcext:value-type="float">
            <text:p>11.6215321054</text:p>
          </table:table-cell>
          <table:table-cell office:value-type="float" office:value="70.6914942386" calcext:value-type="float">
            <text:p>70.6914942386</text:p>
          </table:table-cell>
          <table:table-cell office:value-type="float" office:value="126.720675546" calcext:value-type="float">
            <text:p>126.72067554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82.3064207797" calcext:value-type="float">
            <text:p>82.3064207797</text:p>
          </table:table-cell>
          <table:table-cell office:value-type="float" office:value="11.6272548428" calcext:value-type="float">
            <text:p>11.6272548428</text:p>
          </table:table-cell>
          <table:table-cell office:value-type="float" office:value="70.6791659369" calcext:value-type="float">
            <text:p>70.6791659369</text:p>
          </table:table-cell>
          <table:table-cell office:value-type="float" office:value="129.544773282" calcext:value-type="float">
            <text:p>129.54477328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82.3050381113" calcext:value-type="float">
            <text:p>82.3050381113</text:p>
          </table:table-cell>
          <table:table-cell office:value-type="float" office:value="11.627189987" calcext:value-type="float">
            <text:p>11.627189987</text:p>
          </table:table-cell>
          <table:table-cell office:value-type="float" office:value="70.6778481243" calcext:value-type="float">
            <text:p>70.6778481243</text:p>
          </table:table-cell>
          <table:table-cell office:value-type="float" office:value="132.431808877" calcext:value-type="float">
            <text:p>132.43180887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82.3012696774" calcext:value-type="float">
            <text:p>82.3012696774</text:p>
          </table:table-cell>
          <table:table-cell office:value-type="float" office:value="11.635129284" calcext:value-type="float">
            <text:p>11.635129284</text:p>
          </table:table-cell>
          <table:table-cell office:value-type="float" office:value="70.6661403934" calcext:value-type="float">
            <text:p>70.6661403934</text:p>
          </table:table-cell>
          <table:table-cell office:value-type="float" office:value="135.383184965" calcext:value-type="float">
            <text:p>135.38318496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82.2957858883" calcext:value-type="float">
            <text:p>82.2957858883</text:p>
          </table:table-cell>
          <table:table-cell office:value-type="float" office:value="11.6122957449" calcext:value-type="float">
            <text:p>11.6122957449</text:p>
          </table:table-cell>
          <table:table-cell office:value-type="float" office:value="70.6834901434" calcext:value-type="float">
            <text:p>70.6834901434</text:p>
          </table:table-cell>
          <table:table-cell office:value-type="float" office:value="138.400335437" calcext:value-type="float">
            <text:p>138.40033543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82.2849175382" calcext:value-type="float">
            <text:p>82.2849175382</text:p>
          </table:table-cell>
          <table:table-cell office:value-type="float" office:value="11.5769810104" calcext:value-type="float">
            <text:p>11.5769810104</text:p>
          </table:table-cell>
          <table:table-cell office:value-type="float" office:value="70.7079365278" calcext:value-type="float">
            <text:p>70.7079365278</text:p>
          </table:table-cell>
          <table:table-cell office:value-type="float" office:value="141.484726144" calcext:value-type="float">
            <text:p>141.48472614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82.2848445056" calcext:value-type="float">
            <text:p>82.2848445056</text:p>
          </table:table-cell>
          <table:table-cell office:value-type="float" office:value="11.5822276224" calcext:value-type="float">
            <text:p>11.5822276224</text:p>
          </table:table-cell>
          <table:table-cell office:value-type="float" office:value="70.7026168832" calcext:value-type="float">
            <text:p>70.7026168832</text:p>
          </table:table-cell>
          <table:table-cell office:value-type="float" office:value="144.6378556" calcext:value-type="float">
            <text:p>144.637855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82.5508417068" calcext:value-type="float">
            <text:p>82.5508417068</text:p>
          </table:table-cell>
          <table:table-cell office:value-type="float" office:value="11.8894609358" calcext:value-type="float">
            <text:p>11.8894609358</text:p>
          </table:table-cell>
          <table:table-cell office:value-type="float" office:value="70.661380771" calcext:value-type="float">
            <text:p>70.661380771</text:p>
          </table:table-cell>
          <table:table-cell office:value-type="float" office:value="147.861255718" calcext:value-type="float">
            <text:p>147.861255718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82.2400717081" calcext:value-type="float">
            <text:p>82.2400717081</text:p>
          </table:table-cell>
          <table:table-cell office:value-type="float" office:value="13.1908095334" calcext:value-type="float">
            <text:p>13.1908095334</text:p>
          </table:table-cell>
          <table:table-cell office:value-type="float" office:value="69.0492621746" calcext:value-type="float">
            <text:p>69.0492621746</text:p>
          </table:table-cell>
          <table:table-cell office:value-type="float" office:value="151.15649255" calcext:value-type="float">
            <text:p>151.1564925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2.212247684" calcext:value-type="float">
            <text:p>82.212247684</text:p>
          </table:table-cell>
          <table:table-cell office:value-type="float" office:value="13.1634705138" calcext:value-type="float">
            <text:p>13.1634705138</text:p>
          </table:table-cell>
          <table:table-cell office:value-type="float" office:value="69.0487771702" calcext:value-type="float">
            <text:p>69.0487771702</text:p>
          </table:table-cell>
          <table:table-cell office:value-type="float" office:value="154.52516705" calcext:value-type="float">
            <text:p>154.5251670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82.1958012328" calcext:value-type="float">
            <text:p>82.1958012328</text:p>
          </table:table-cell>
          <table:table-cell office:value-type="float" office:value="13.1311549285" calcext:value-type="float">
            <text:p>13.1311549285</text:p>
          </table:table-cell>
          <table:table-cell office:value-type="float" office:value="69.0646463043" calcext:value-type="float">
            <text:p>69.0646463043</text:p>
          </table:table-cell>
          <table:table-cell office:value-type="float" office:value="157.96891585" calcext:value-type="float">
            <text:p>157.9689158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82.1652543655" calcext:value-type="float">
            <text:p>82.1652543655</text:p>
          </table:table-cell>
          <table:table-cell office:value-type="float" office:value="13.2191530177" calcext:value-type="float">
            <text:p>13.2191530177</text:p>
          </table:table-cell>
          <table:table-cell office:value-type="float" office:value="68.9461013478" calcext:value-type="float">
            <text:p>68.9461013478</text:p>
          </table:table-cell>
          <table:table-cell office:value-type="float" office:value="161.489412057" calcext:value-type="float">
            <text:p>161.48941205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82.128938179" calcext:value-type="float">
            <text:p>82.128938179</text:p>
          </table:table-cell>
          <table:table-cell office:value-type="float" office:value="13.2151980018" calcext:value-type="float">
            <text:p>13.2151980018</text:p>
          </table:table-cell>
          <table:table-cell office:value-type="float" office:value="68.9137401773" calcext:value-type="float">
            <text:p>68.9137401773</text:p>
          </table:table-cell>
          <table:table-cell office:value-type="float" office:value="165.088366064" calcext:value-type="float">
            <text:p>165.08836606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82.1006525308" calcext:value-type="float">
            <text:p>82.1006525308</text:p>
          </table:table-cell>
          <table:table-cell office:value-type="float" office:value="13.2080269493" calcext:value-type="float">
            <text:p>13.2080269493</text:p>
          </table:table-cell>
          <table:table-cell office:value-type="float" office:value="68.8926255816" calcext:value-type="float">
            <text:p>68.8926255816</text:p>
          </table:table-cell>
          <table:table-cell office:value-type="float" office:value="168.767526381" calcext:value-type="float">
            <text:p>168.76752638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2.0773665421" calcext:value-type="float">
            <text:p>82.0773665421</text:p>
          </table:table-cell>
          <table:table-cell office:value-type="float" office:value="13.2042728669" calcext:value-type="float">
            <text:p>13.2042728669</text:p>
          </table:table-cell>
          <table:table-cell office:value-type="float" office:value="68.8730936752" calcext:value-type="float">
            <text:p>68.8730936752</text:p>
          </table:table-cell>
          <table:table-cell office:value-type="float" office:value="172.528680486" calcext:value-type="float">
            <text:p>172.52868048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82.0576524783" calcext:value-type="float">
            <text:p>82.0576524783</text:p>
          </table:table-cell>
          <table:table-cell office:value-type="float" office:value="13.187560767" calcext:value-type="float">
            <text:p>13.187560767</text:p>
          </table:table-cell>
          <table:table-cell office:value-type="float" office:value="68.8700917112" calcext:value-type="float">
            <text:p>68.8700917112</text:p>
          </table:table-cell>
          <table:table-cell office:value-type="float" office:value="176.373655695" calcext:value-type="float">
            <text:p>176.37365569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82.0402764817" calcext:value-type="float">
            <text:p>82.0402764817</text:p>
          </table:table-cell>
          <table:table-cell office:value-type="float" office:value="13.1664373882" calcext:value-type="float">
            <text:p>13.1664373882</text:p>
          </table:table-cell>
          <table:table-cell office:value-type="float" office:value="68.8738390935" calcext:value-type="float">
            <text:p>68.8738390935</text:p>
          </table:table-cell>
          <table:table-cell office:value-type="float" office:value="180.304320045" calcext:value-type="float">
            <text:p>180.30432004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57.650745895" calcext:value-type="float">
            <text:p>157.650745895</text:p>
          </table:table-cell>
          <table:table-cell office:value-type="float" office:value="26.5096678271" calcext:value-type="float">
            <text:p>26.5096678271</text:p>
          </table:table-cell>
          <table:table-cell office:value-type="float" office:value="131.141078067" calcext:value-type="float">
            <text:p>131.141078067</text:p>
          </table:table-cell>
          <table:table-cell office:value-type="float" office:value="184.322583203" calcext:value-type="float">
            <text:p>184.32258320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57.642616115" calcext:value-type="float">
            <text:p>157.642616115</text:p>
          </table:table-cell>
          <table:table-cell office:value-type="float" office:value="26.512328489" calcext:value-type="float">
            <text:p>26.512328489</text:p>
          </table:table-cell>
          <table:table-cell office:value-type="float" office:value="131.130287626" calcext:value-type="float">
            <text:p>131.130287626</text:p>
          </table:table-cell>
          <table:table-cell office:value-type="float" office:value="188.430397399" calcext:value-type="float">
            <text:p>188.43039739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7.635183336" calcext:value-type="float">
            <text:p>157.635183336</text:p>
          </table:table-cell>
          <table:table-cell office:value-type="float" office:value="26.5145864386" calcext:value-type="float">
            <text:p>26.5145864386</text:p>
          </table:table-cell>
          <table:table-cell office:value-type="float" office:value="131.120596897" calcext:value-type="float">
            <text:p>131.120596897</text:p>
          </table:table-cell>
          <table:table-cell office:value-type="float" office:value="192.629758366" calcext:value-type="float">
            <text:p>192.629758366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57.627784653" calcext:value-type="float">
            <text:p>157.627784653</text:p>
          </table:table-cell>
          <table:table-cell office:value-type="float" office:value="26.5088257111" calcext:value-type="float">
            <text:p>26.5088257111</text:p>
          </table:table-cell>
          <table:table-cell office:value-type="float" office:value="131.118958942" calcext:value-type="float">
            <text:p>131.118958942</text:p>
          </table:table-cell>
          <table:table-cell office:value-type="float" office:value="196.922706317" calcext:value-type="float">
            <text:p>196.92270631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57.619218753" calcext:value-type="float">
            <text:p>157.619218753</text:p>
          </table:table-cell>
          <table:table-cell office:value-type="float" office:value="26.5137604365" calcext:value-type="float">
            <text:p>26.5137604365</text:p>
          </table:table-cell>
          <table:table-cell office:value-type="float" office:value="131.105458317" calcext:value-type="float">
            <text:p>131.105458317</text:p>
          </table:table-cell>
          <table:table-cell office:value-type="float" office:value="201.311326932" calcext:value-type="float">
            <text:p>201.31132693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7.610093014" calcext:value-type="float">
            <text:p>157.610093014</text:p>
          </table:table-cell>
          <table:table-cell office:value-type="float" office:value="26.3988318653" calcext:value-type="float">
            <text:p>26.3988318653</text:p>
          </table:table-cell>
          <table:table-cell office:value-type="float" office:value="131.211261149" calcext:value-type="float">
            <text:p>131.211261149</text:p>
          </table:table-cell>
          <table:table-cell office:value-type="float" office:value="205.797752373" calcext:value-type="float">
            <text:p>205.797752373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57.60025161" calcext:value-type="float">
            <text:p>157.60025161</text:p>
          </table:table-cell>
          <table:table-cell office:value-type="float" office:value="26.395368687" calcext:value-type="float">
            <text:p>26.395368687</text:p>
          </table:table-cell>
          <table:table-cell office:value-type="float" office:value="131.204882923" calcext:value-type="float">
            <text:p>131.204882923</text:p>
          </table:table-cell>
          <table:table-cell office:value-type="float" office:value="210.384162317" calcext:value-type="float">
            <text:p>210.38416231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57.591286334" calcext:value-type="float">
            <text:p>157.591286334</text:p>
          </table:table-cell>
          <table:table-cell office:value-type="float" office:value="26.3941183565" calcext:value-type="float">
            <text:p>26.3941183565</text:p>
          </table:table-cell>
          <table:table-cell office:value-type="float" office:value="131.197167977" calcext:value-type="float">
            <text:p>131.197167977</text:p>
          </table:table-cell>
          <table:table-cell office:value-type="float" office:value="215.072785021" calcext:value-type="float">
            <text:p>215.07278502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57.581332398" calcext:value-type="float">
            <text:p>157.581332398</text:p>
          </table:table-cell>
          <table:table-cell office:value-type="float" office:value="26.3841599403" calcext:value-type="float">
            <text:p>26.3841599403</text:p>
          </table:table-cell>
          <table:table-cell office:value-type="float" office:value="131.197172458" calcext:value-type="float">
            <text:p>131.197172458</text:p>
          </table:table-cell>
          <table:table-cell office:value-type="float" office:value="219.865898399" calcext:value-type="float">
            <text:p>219.86589839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57.57485431" calcext:value-type="float">
            <text:p>157.57485431</text:p>
          </table:table-cell>
          <table:table-cell office:value-type="float" office:value="26.3854563663" calcext:value-type="float">
            <text:p>26.3854563663</text:p>
          </table:table-cell>
          <table:table-cell office:value-type="float" office:value="131.189397944" calcext:value-type="float">
            <text:p>131.189397944</text:p>
          </table:table-cell>
          <table:table-cell office:value-type="float" office:value="224.765831131" calcext:value-type="float">
            <text:p>224.76583113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57.563310983" calcext:value-type="float">
            <text:p>157.563310983</text:p>
          </table:table-cell>
          <table:table-cell office:value-type="float" office:value="26.2703081432" calcext:value-type="float">
            <text:p>26.2703081432</text:p>
          </table:table-cell>
          <table:table-cell office:value-type="float" office:value="131.29300284" calcext:value-type="float">
            <text:p>131.29300284</text:p>
          </table:table-cell>
          <table:table-cell office:value-type="float" office:value="229.774963792" calcext:value-type="float">
            <text:p>229.77496379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57.554248951" calcext:value-type="float">
            <text:p>157.554248951</text:p>
          </table:table-cell>
          <table:table-cell office:value-type="float" office:value="26.2441149283" calcext:value-type="float">
            <text:p>26.2441149283</text:p>
          </table:table-cell>
          <table:table-cell office:value-type="float" office:value="131.310134023" calcext:value-type="float">
            <text:p>131.310134023</text:p>
          </table:table-cell>
          <table:table-cell office:value-type="float" office:value="234.895730014" calcext:value-type="float">
            <text:p>234.89573001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7.546300164" calcext:value-type="float">
            <text:p>157.546300164</text:p>
          </table:table-cell>
          <table:table-cell office:value-type="float" office:value="26.2412460707" calcext:value-type="float">
            <text:p>26.2412460707</text:p>
          </table:table-cell>
          <table:table-cell office:value-type="float" office:value="131.305054093" calcext:value-type="float">
            <text:p>131.305054093</text:p>
          </table:table-cell>
          <table:table-cell office:value-type="float" office:value="240.130617663" calcext:value-type="float">
            <text:p>240.13061766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57.546585709" calcext:value-type="float">
            <text:p>157.546585709</text:p>
          </table:table-cell>
          <table:table-cell office:value-type="float" office:value="26.2418828" calcext:value-type="float">
            <text:p>26.2418828</text:p>
          </table:table-cell>
          <table:table-cell office:value-type="float" office:value="131.304702909" calcext:value-type="float">
            <text:p>131.304702909</text:p>
          </table:table-cell>
          <table:table-cell office:value-type="float" office:value="245.48217005" calcext:value-type="float">
            <text:p>245.4821700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57.526346447" calcext:value-type="float">
            <text:p>157.526346447</text:p>
          </table:table-cell>
          <table:table-cell office:value-type="float" office:value="26.2645501966" calcext:value-type="float">
            <text:p>26.2645501966</text:p>
          </table:table-cell>
          <table:table-cell office:value-type="float" office:value="131.261796251" calcext:value-type="float">
            <text:p>131.261796251</text:p>
          </table:table-cell>
          <table:table-cell office:value-type="float" office:value="250.952987165" calcext:value-type="float">
            <text:p>250.95298716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57.517033339" calcext:value-type="float">
            <text:p>157.517033339</text:p>
          </table:table-cell>
          <table:table-cell office:value-type="float" office:value="26.2893042427" calcext:value-type="float">
            <text:p>26.2893042427</text:p>
          </table:table-cell>
          <table:table-cell office:value-type="float" office:value="131.227729097" calcext:value-type="float">
            <text:p>131.227729097</text:p>
          </table:table-cell>
          <table:table-cell office:value-type="float" office:value="256.545726943" calcext:value-type="float">
            <text:p>256.54572694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57.479112165" calcext:value-type="float">
            <text:p>157.479112165</text:p>
          </table:table-cell>
          <table:table-cell office:value-type="float" office:value="26.2432469514" calcext:value-type="float">
            <text:p>26.2432469514</text:p>
          </table:table-cell>
          <table:table-cell office:value-type="float" office:value="131.235865213" calcext:value-type="float">
            <text:p>131.235865213</text:p>
          </table:table-cell>
          <table:table-cell office:value-type="float" office:value="262.263106554" calcext:value-type="float">
            <text:p>262.26310655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58.381318893" calcext:value-type="float">
            <text:p>158.381318893</text:p>
          </table:table-cell>
          <table:table-cell office:value-type="float" office:value="26.5741248683" calcext:value-type="float">
            <text:p>26.5741248683</text:p>
          </table:table-cell>
          <table:table-cell office:value-type="float" office:value="131.807194024" calcext:value-type="float">
            <text:p>131.807194024</text:p>
          </table:table-cell>
          <table:table-cell office:value-type="float" office:value="268.10790372" calcext:value-type="float">
            <text:p>268.1079037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57.312228548" calcext:value-type="float">
            <text:p>157.312228548</text:p>
          </table:table-cell>
          <table:table-cell office:value-type="float" office:value="29.0855667147" calcext:value-type="float">
            <text:p>29.0855667147</text:p>
          </table:table-cell>
          <table:table-cell office:value-type="float" office:value="128.226661833" calcext:value-type="float">
            <text:p>128.226661833</text:p>
          </table:table-cell>
          <table:table-cell office:value-type="float" office:value="274.082958072" calcext:value-type="float">
            <text:p>274.08295807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57.24069484" calcext:value-type="float">
            <text:p>157.24069484</text:p>
          </table:table-cell>
          <table:table-cell office:value-type="float" office:value="29.2813255291" calcext:value-type="float">
            <text:p>29.2813255291</text:p>
          </table:table-cell>
          <table:table-cell office:value-type="float" office:value="127.959369311" calcext:value-type="float">
            <text:p>127.959369311</text:p>
          </table:table-cell>
          <table:table-cell office:value-type="float" office:value="280.19117252" calcext:value-type="float">
            <text:p>280.1911725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57.106960345" calcext:value-type="float">
            <text:p>157.106960345</text:p>
          </table:table-cell>
          <table:table-cell office:value-type="float" office:value="29.2558382154" calcext:value-type="float">
            <text:p>29.2558382154</text:p>
          </table:table-cell>
          <table:table-cell office:value-type="float" office:value="127.85112213" calcext:value-type="float">
            <text:p>127.85112213</text:p>
          </table:table-cell>
          <table:table-cell office:value-type="float" office:value="286.435514673" calcext:value-type="float">
            <text:p>286.43551467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57.009559008" calcext:value-type="float">
            <text:p>157.009559008</text:p>
          </table:table-cell>
          <table:table-cell office:value-type="float" office:value="29.2312194056" calcext:value-type="float">
            <text:p>29.2312194056</text:p>
          </table:table-cell>
          <table:table-cell office:value-type="float" office:value="127.778339602" calcext:value-type="float">
            <text:p>127.778339602</text:p>
          </table:table-cell>
          <table:table-cell office:value-type="float" office:value="292.819018272" calcext:value-type="float">
            <text:p>292.8190182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99.344784671" calcext:value-type="float">
            <text:p>299.344784671</text:p>
          </table:table-cell>
          <table:table-cell office:value-type="float" office:value="57.6042394114" calcext:value-type="float">
            <text:p>57.6042394114</text:p>
          </table:table-cell>
          <table:table-cell office:value-type="float" office:value="241.740545259" calcext:value-type="float">
            <text:p>241.740545259</text:p>
          </table:table-cell>
          <table:table-cell office:value-type="float" office:value="299.344784671" calcext:value-type="float">
            <text:p>299.34478467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99.296097461" calcext:value-type="float">
            <text:p>299.296097461</text:p>
          </table:table-cell>
          <table:table-cell office:value-type="float" office:value="57.590781855" calcext:value-type="float">
            <text:p>57.590781855</text:p>
          </table:table-cell>
          <table:table-cell office:value-type="float" office:value="241.705315606" calcext:value-type="float">
            <text:p>241.705315606</text:p>
          </table:table-cell>
          <table:table-cell office:value-type="float" office:value="306.015984339" calcext:value-type="float">
            <text:p>306.01598433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99.256583453" calcext:value-type="float">
            <text:p>299.256583453</text:p>
          </table:table-cell>
          <table:table-cell office:value-type="float" office:value="57.4997128" calcext:value-type="float">
            <text:p>57.4997128</text:p>
          </table:table-cell>
          <table:table-cell office:value-type="float" office:value="241.756870653" calcext:value-type="float">
            <text:p>241.756870653</text:p>
          </table:table-cell>
          <table:table-cell office:value-type="float" office:value="312.835858402" calcext:value-type="float">
            <text:p>312.83585840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99.204969335" calcext:value-type="float">
            <text:p>299.204969335</text:p>
          </table:table-cell>
          <table:table-cell office:value-type="float" office:value="57.331136522" calcext:value-type="float">
            <text:p>57.331136522</text:p>
          </table:table-cell>
          <table:table-cell office:value-type="float" office:value="241.873832813" calcext:value-type="float">
            <text:p>241.873832813</text:p>
          </table:table-cell>
          <table:table-cell office:value-type="float" office:value="319.80772022" calcext:value-type="float">
            <text:p>319.8077202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99.151081836" calcext:value-type="float">
            <text:p>299.151081836</text:p>
          </table:table-cell>
          <table:table-cell office:value-type="float" office:value="57.3126190422" calcext:value-type="float">
            <text:p>57.3126190422</text:p>
          </table:table-cell>
          <table:table-cell office:value-type="float" office:value="241.838462794" calcext:value-type="float">
            <text:p>241.838462794</text:p>
          </table:table-cell>
          <table:table-cell office:value-type="float" office:value="326.934956993" calcext:value-type="float">
            <text:p>326.93495699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99.100470098" calcext:value-type="float">
            <text:p>299.100470098</text:p>
          </table:table-cell>
          <table:table-cell office:value-type="float" office:value="57.2956225676" calcext:value-type="float">
            <text:p>57.2956225676</text:p>
          </table:table-cell>
          <table:table-cell office:value-type="float" office:value="241.80484753" calcext:value-type="float">
            <text:p>241.80484753</text:p>
          </table:table-cell>
          <table:table-cell office:value-type="float" office:value="334.221031406" calcext:value-type="float">
            <text:p>334.221031406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99.053616825" calcext:value-type="float">
            <text:p>299.053616825</text:p>
          </table:table-cell>
          <table:table-cell office:value-type="float" office:value="57.2803923914" calcext:value-type="float">
            <text:p>57.2803923914</text:p>
          </table:table-cell>
          <table:table-cell office:value-type="float" office:value="241.773224433" calcext:value-type="float">
            <text:p>241.773224433</text:p>
          </table:table-cell>
          <table:table-cell office:value-type="float" office:value="341.669483318" calcext:value-type="float">
            <text:p>341.66948331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99.009144545" calcext:value-type="float">
            <text:p>299.009144545</text:p>
          </table:table-cell>
          <table:table-cell office:value-type="float" office:value="57.2673115158" calcext:value-type="float">
            <text:p>57.2673115158</text:p>
          </table:table-cell>
          <table:table-cell office:value-type="float" office:value="241.741833029" calcext:value-type="float">
            <text:p>241.741833029</text:p>
          </table:table-cell>
          <table:table-cell office:value-type="float" office:value="349.283931474" calcext:value-type="float">
            <text:p>349.28393147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98.966520183" calcext:value-type="float">
            <text:p>298.966520183</text:p>
          </table:table-cell>
          <table:table-cell office:value-type="float" office:value="57.2551699459" calcext:value-type="float">
            <text:p>57.2551699459</text:p>
          </table:table-cell>
          <table:table-cell office:value-type="float" office:value="241.711350237" calcext:value-type="float">
            <text:p>241.711350237</text:p>
          </table:table-cell>
          <table:table-cell office:value-type="float" office:value="357.068075267" calcext:value-type="float">
            <text:p>357.068075267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98.925424381" calcext:value-type="float">
            <text:p>298.925424381</text:p>
          </table:table-cell>
          <table:table-cell office:value-type="float" office:value="57.223981806" calcext:value-type="float">
            <text:p>57.223981806</text:p>
          </table:table-cell>
          <table:table-cell office:value-type="float" office:value="241.701442575" calcext:value-type="float">
            <text:p>241.701442575</text:p>
          </table:table-cell>
          <table:table-cell office:value-type="float" office:value="365.025696536" calcext:value-type="float">
            <text:p>365.02569653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8.885316988" calcext:value-type="float">
            <text:p>298.885316988</text:p>
          </table:table-cell>
          <table:table-cell office:value-type="float" office:value="57.2365475572" calcext:value-type="float">
            <text:p>57.2365475572</text:p>
          </table:table-cell>
          <table:table-cell office:value-type="float" office:value="241.648769431" calcext:value-type="float">
            <text:p>241.648769431</text:p>
          </table:table-cell>
          <table:table-cell office:value-type="float" office:value="373.1606614" calcext:value-type="float">
            <text:p>373.160661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98.846592781" calcext:value-type="float">
            <text:p>298.846592781</text:p>
          </table:table-cell>
          <table:table-cell office:value-type="float" office:value="57.2212020301" calcext:value-type="float">
            <text:p>57.2212020301</text:p>
          </table:table-cell>
          <table:table-cell office:value-type="float" office:value="241.625390751" calcext:value-type="float">
            <text:p>241.625390751</text:p>
          </table:table-cell>
          <table:table-cell office:value-type="float" office:value="381.47692214" calcext:value-type="float">
            <text:p>381.4769221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98.810920137" calcext:value-type="float">
            <text:p>298.810920137</text:p>
          </table:table-cell>
          <table:table-cell office:value-type="float" office:value="57.2126351661" calcext:value-type="float">
            <text:p>57.2126351661</text:p>
          </table:table-cell>
          <table:table-cell office:value-type="float" office:value="241.598284971" calcext:value-type="float">
            <text:p>241.598284971</text:p>
          </table:table-cell>
          <table:table-cell office:value-type="float" office:value="389.978519116" calcext:value-type="float">
            <text:p>389.978519116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98.764088697" calcext:value-type="float">
            <text:p>298.764088697</text:p>
          </table:table-cell>
          <table:table-cell office:value-type="float" office:value="57.1951104311" calcext:value-type="float">
            <text:p>57.1951104311</text:p>
          </table:table-cell>
          <table:table-cell office:value-type="float" office:value="241.568978266" calcext:value-type="float">
            <text:p>241.568978266</text:p>
          </table:table-cell>
          <table:table-cell office:value-type="float" office:value="398.669582734" calcext:value-type="float">
            <text:p>398.66958273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98.713013426" calcext:value-type="float">
            <text:p>298.713013426</text:p>
          </table:table-cell>
          <table:table-cell office:value-type="float" office:value="56.9376957379" calcext:value-type="float">
            <text:p>56.9376957379</text:p>
          </table:table-cell>
          <table:table-cell office:value-type="float" office:value="241.775317688" calcext:value-type="float">
            <text:p>241.775317688</text:p>
          </table:table-cell>
          <table:table-cell office:value-type="float" office:value="407.554335447" calcext:value-type="float">
            <text:p>407.554335447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98.663328867" calcext:value-type="float">
            <text:p>298.663328867</text:p>
          </table:table-cell>
          <table:table-cell office:value-type="float" office:value="56.9175581657" calcext:value-type="float">
            <text:p>56.9175581657</text:p>
          </table:table-cell>
          <table:table-cell office:value-type="float" office:value="241.745770701" calcext:value-type="float">
            <text:p>241.745770701</text:p>
          </table:table-cell>
          <table:table-cell office:value-type="float" office:value="416.637093813" calcext:value-type="float">
            <text:p>416.63709381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98.585116571" calcext:value-type="float">
            <text:p>298.585116571</text:p>
          </table:table-cell>
          <table:table-cell office:value-type="float" office:value="56.8219220924" calcext:value-type="float">
            <text:p>56.8219220924</text:p>
          </table:table-cell>
          <table:table-cell office:value-type="float" office:value="241.763194478" calcext:value-type="float">
            <text:p>241.763194478</text:p>
          </table:table-cell>
          <table:table-cell office:value-type="float" office:value="425.922270587" calcext:value-type="float">
            <text:p>425.92227058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98.547978536" calcext:value-type="float">
            <text:p>298.547978536</text:p>
          </table:table-cell>
          <table:table-cell office:value-type="float" office:value="56.7249477044" calcext:value-type="float">
            <text:p>56.7249477044</text:p>
          </table:table-cell>
          <table:table-cell office:value-type="float" office:value="241.823030831" calcext:value-type="float">
            <text:p>241.823030831</text:p>
          </table:table-cell>
          <table:table-cell office:value-type="float" office:value="435.414376865" calcext:value-type="float">
            <text:p>435.41437686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98.513017281" calcext:value-type="float">
            <text:p>298.513017281</text:p>
          </table:table-cell>
          <table:table-cell office:value-type="float" office:value="56.7513650944" calcext:value-type="float">
            <text:p>56.7513650944</text:p>
          </table:table-cell>
          <table:table-cell office:value-type="float" office:value="241.761652186" calcext:value-type="float">
            <text:p>241.761652186</text:p>
          </table:table-cell>
          <table:table-cell office:value-type="float" office:value="445.118024281" calcext:value-type="float">
            <text:p>445.11802428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98.410243903" calcext:value-type="float">
            <text:p>298.410243903</text:p>
          </table:table-cell>
          <table:table-cell office:value-type="float" office:value="56.7106474149" calcext:value-type="float">
            <text:p>56.7106474149</text:p>
          </table:table-cell>
          <table:table-cell office:value-type="float" office:value="241.699596488" calcext:value-type="float">
            <text:p>241.699596488</text:p>
          </table:table-cell>
          <table:table-cell office:value-type="float" office:value="455.037927242" calcext:value-type="float">
            <text:p>455.03792724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01.240136523" calcext:value-type="float">
            <text:p>301.240136523</text:p>
          </table:table-cell>
          <table:table-cell office:value-type="float" office:value="57.0900527258" calcext:value-type="float">
            <text:p>57.0900527258</text:p>
          </table:table-cell>
          <table:table-cell office:value-type="float" office:value="244.150083797" calcext:value-type="float">
            <text:p>244.150083797</text:p>
          </table:table-cell>
          <table:table-cell office:value-type="float" office:value="465.17890522" calcext:value-type="float">
            <text:p>465.1789052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98.578746413" calcext:value-type="float">
            <text:p>298.578746413</text:p>
          </table:table-cell>
          <table:table-cell office:value-type="float" office:value="61.4499115305" calcext:value-type="float">
            <text:p>61.4499115305</text:p>
          </table:table-cell>
          <table:table-cell office:value-type="float" office:value="237.128834882" calcext:value-type="float">
            <text:p>237.128834882</text:p>
          </table:table-cell>
          <table:table-cell office:value-type="float" office:value="475.545885093" calcext:value-type="float">
            <text:p>475.54588509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96.820366153" calcext:value-type="float">
            <text:p>296.820366153</text:p>
          </table:table-cell>
          <table:table-cell office:value-type="float" office:value="61.6662871646" calcext:value-type="float">
            <text:p>61.6662871646</text:p>
          </table:table-cell>
          <table:table-cell office:value-type="float" office:value="235.154078989" calcext:value-type="float">
            <text:p>235.154078989</text:p>
          </table:table-cell>
          <table:table-cell office:value-type="float" office:value="486.143903543" calcext:value-type="float">
            <text:p>486.143903543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96.1886863" calcext:value-type="float">
            <text:p>296.1886863</text:p>
          </table:table-cell>
          <table:table-cell office:value-type="float" office:value="61.5282742124" calcext:value-type="float">
            <text:p>61.5282742124</text:p>
          </table:table-cell>
          <table:table-cell office:value-type="float" office:value="234.660412087" calcext:value-type="float">
            <text:p>234.660412087</text:p>
          </table:table-cell>
          <table:table-cell office:value-type="float" office:value="496.978109495" calcext:value-type="float">
            <text:p>496.97810949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95.65671387" calcext:value-type="float">
            <text:p>295.65671387</text:p>
          </table:table-cell>
          <table:table-cell office:value-type="float" office:value="61.3988676082" calcext:value-type="float">
            <text:p>61.3988676082</text:p>
          </table:table-cell>
          <table:table-cell office:value-type="float" office:value="234.257846262" calcext:value-type="float">
            <text:p>234.257846262</text:p>
          </table:table-cell>
          <table:table-cell office:value-type="float" office:value="508.053766626" calcext:value-type="float">
            <text:p>508.05376662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95.193165773" calcext:value-type="float">
            <text:p>295.193165773</text:p>
          </table:table-cell>
          <table:table-cell office:value-type="float" office:value="61.2854787605" calcext:value-type="float">
            <text:p>61.2854787605</text:p>
          </table:table-cell>
          <table:table-cell office:value-type="float" office:value="233.907687012" calcext:value-type="float">
            <text:p>233.907687012</text:p>
          </table:table-cell>
          <table:table-cell office:value-type="float" office:value="519.376255918" calcext:value-type="float">
            <text:p>519.37625591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94.780686336" calcext:value-type="float">
            <text:p>294.780686336</text:p>
          </table:table-cell>
          <table:table-cell office:value-type="float" office:value="61.1861120948" calcext:value-type="float">
            <text:p>61.1861120948</text:p>
          </table:table-cell>
          <table:table-cell office:value-type="float" office:value="233.594574241" calcext:value-type="float">
            <text:p>233.594574241</text:p>
          </table:table-cell>
          <table:table-cell office:value-type="float" office:value="530.951078275" calcext:value-type="float">
            <text:p>530.95107827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94.406638203" calcext:value-type="float">
            <text:p>294.406638203</text:p>
          </table:table-cell>
          <table:table-cell office:value-type="float" office:value="61.0914961274" calcext:value-type="float">
            <text:p>61.0914961274</text:p>
          </table:table-cell>
          <table:table-cell office:value-type="float" office:value="233.315142075" calcext:value-type="float">
            <text:p>233.315142075</text:p>
          </table:table-cell>
          <table:table-cell office:value-type="float" office:value="542.783857192" calcext:value-type="float">
            <text:p>542.783857192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559.418693402" calcext:value-type="float">
            <text:p>559.418693402</text:p>
          </table:table-cell>
          <table:table-cell office:value-type="float" office:value="118.663105113" calcext:value-type="float">
            <text:p>118.663105113</text:p>
          </table:table-cell>
          <table:table-cell office:value-type="float" office:value="440.755588289" calcext:value-type="float">
            <text:p>440.755588289</text:p>
          </table:table-cell>
          <table:table-cell office:value-type="float" office:value="554.880341492" calcext:value-type="float">
            <text:p>554.880341492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559.267854791" calcext:value-type="float">
            <text:p>559.267854791</text:p>
          </table:table-cell>
          <table:table-cell office:value-type="float" office:value="118.630029711" calcext:value-type="float">
            <text:p>118.630029711</text:p>
          </table:table-cell>
          <table:table-cell office:value-type="float" office:value="440.63782508" calcext:value-type="float">
            <text:p>440.63782508</text:p>
          </table:table-cell>
          <table:table-cell office:value-type="float" office:value="567.246408112" calcext:value-type="float">
            <text:p>567.24640811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59.130162723" calcext:value-type="float">
            <text:p>559.130162723</text:p>
          </table:table-cell>
          <table:table-cell office:value-type="float" office:value="118.599137355" calcext:value-type="float">
            <text:p>118.599137355</text:p>
          </table:table-cell>
          <table:table-cell office:value-type="float" office:value="440.531025368" calcext:value-type="float">
            <text:p>440.531025368</text:p>
          </table:table-cell>
          <table:table-cell office:value-type="float" office:value="579.888064968" calcext:value-type="float">
            <text:p>579.888064968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558.991311859" calcext:value-type="float">
            <text:p>558.991311859</text:p>
          </table:table-cell>
          <table:table-cell office:value-type="float" office:value="118.453138173" calcext:value-type="float">
            <text:p>118.453138173</text:p>
          </table:table-cell>
          <table:table-cell office:value-type="float" office:value="440.538173687" calcext:value-type="float">
            <text:p>440.538173687</text:p>
          </table:table-cell>
          <table:table-cell office:value-type="float" office:value="592.811453865" calcext:value-type="float">
            <text:p>592.811453865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558.753955958" calcext:value-type="float">
            <text:p>558.753955958</text:p>
          </table:table-cell>
          <table:table-cell office:value-type="float" office:value="118.021631913" calcext:value-type="float">
            <text:p>118.021631913</text:p>
          </table:table-cell>
          <table:table-cell office:value-type="float" office:value="440.732324045" calcext:value-type="float">
            <text:p>440.732324045</text:p>
          </table:table-cell>
          <table:table-cell office:value-type="float" office:value="606.022853483" calcext:value-type="float">
            <text:p>606.02285348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558.524592674" calcext:value-type="float">
            <text:p>558.524592674</text:p>
          </table:table-cell>
          <table:table-cell office:value-type="float" office:value="117.904170929" calcext:value-type="float">
            <text:p>117.904170929</text:p>
          </table:table-cell>
          <table:table-cell office:value-type="float" office:value="440.620421745" calcext:value-type="float">
            <text:p>440.620421745</text:p>
          </table:table-cell>
          <table:table-cell office:value-type="float" office:value="619.528682434" calcext:value-type="float">
            <text:p>619.52868243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558.325471989" calcext:value-type="float">
            <text:p>558.325471989</text:p>
          </table:table-cell>
          <table:table-cell office:value-type="float" office:value="117.807868758" calcext:value-type="float">
            <text:p>117.807868758</text:p>
          </table:table-cell>
          <table:table-cell office:value-type="float" office:value="440.517603231" calcext:value-type="float">
            <text:p>440.517603231</text:p>
          </table:table-cell>
          <table:table-cell office:value-type="float" office:value="633.335502369" calcext:value-type="float">
            <text:p>633.33550236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58.140917302" calcext:value-type="float">
            <text:p>558.140917302</text:p>
          </table:table-cell>
          <table:table-cell office:value-type="float" office:value="117.715458591" calcext:value-type="float">
            <text:p>117.715458591</text:p>
          </table:table-cell>
          <table:table-cell office:value-type="float" office:value="440.425458711" calcext:value-type="float">
            <text:p>440.425458711</text:p>
          </table:table-cell>
          <table:table-cell office:value-type="float" office:value="647.450021176" calcext:value-type="float">
            <text:p>647.450021176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557.956670829" calcext:value-type="float">
            <text:p>557.956670829</text:p>
          </table:table-cell>
          <table:table-cell office:value-type="float" office:value="117.558495137" calcext:value-type="float">
            <text:p>117.558495137</text:p>
          </table:table-cell>
          <table:table-cell office:value-type="float" office:value="440.398175691" calcext:value-type="float">
            <text:p>440.398175691</text:p>
          </table:table-cell>
          <table:table-cell office:value-type="float" office:value="661.879096234" calcext:value-type="float">
            <text:p>661.87909623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57.744844253" calcext:value-type="float">
            <text:p>557.744844253</text:p>
          </table:table-cell>
          <table:table-cell office:value-type="float" office:value="117.125538563" calcext:value-type="float">
            <text:p>117.125538563</text:p>
          </table:table-cell>
          <table:table-cell office:value-type="float" office:value="440.61930569" calcext:value-type="float">
            <text:p>440.61930569</text:p>
          </table:table-cell>
          <table:table-cell office:value-type="float" office:value="676.629737745" calcext:value-type="float">
            <text:p>676.62973774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557.524463184" calcext:value-type="float">
            <text:p>557.524463184</text:p>
          </table:table-cell>
          <table:table-cell office:value-type="float" office:value="117.000380012" calcext:value-type="float">
            <text:p>117.000380012</text:p>
          </table:table-cell>
          <table:table-cell office:value-type="float" office:value="440.524083173" calcext:value-type="float">
            <text:p>440.524083173</text:p>
          </table:table-cell>
          <table:table-cell office:value-type="float" office:value="691.709112141" calcext:value-type="float">
            <text:p>691.70911214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557.318991427" calcext:value-type="float">
            <text:p>557.318991427</text:p>
          </table:table-cell>
          <table:table-cell office:value-type="float" office:value="116.895166358" calcext:value-type="float">
            <text:p>116.895166358</text:p>
          </table:table-cell>
          <table:table-cell office:value-type="float" office:value="440.423825068" calcext:value-type="float">
            <text:p>440.423825068</text:p>
          </table:table-cell>
          <table:table-cell office:value-type="float" office:value="707.124545566" calcext:value-type="float">
            <text:p>707.12454556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57.124013439" calcext:value-type="float">
            <text:p>557.124013439</text:p>
          </table:table-cell>
          <table:table-cell office:value-type="float" office:value="116.79195546" calcext:value-type="float">
            <text:p>116.79195546</text:p>
          </table:table-cell>
          <table:table-cell office:value-type="float" office:value="440.332057979" calcext:value-type="float">
            <text:p>440.332057979</text:p>
          </table:table-cell>
          <table:table-cell office:value-type="float" office:value="722.883527433" calcext:value-type="float">
            <text:p>722.88352743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556.935251615" calcext:value-type="float">
            <text:p>556.935251615</text:p>
          </table:table-cell>
          <table:table-cell office:value-type="float" office:value="116.662779511" calcext:value-type="float">
            <text:p>116.662779511</text:p>
          </table:table-cell>
          <table:table-cell office:value-type="float" office:value="440.272472105" calcext:value-type="float">
            <text:p>440.272472105</text:p>
          </table:table-cell>
          <table:table-cell office:value-type="float" office:value="738.993714064" calcext:value-type="float">
            <text:p>738.99371406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56.745846344" calcext:value-type="float">
            <text:p>556.745846344</text:p>
          </table:table-cell>
          <table:table-cell office:value-type="float" office:value="116.521144957" calcext:value-type="float">
            <text:p>116.521144957</text:p>
          </table:table-cell>
          <table:table-cell office:value-type="float" office:value="440.224701386" calcext:value-type="float">
            <text:p>440.224701386</text:p>
          </table:table-cell>
          <table:table-cell office:value-type="float" office:value="755.462932411" calcext:value-type="float">
            <text:p>755.46293241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556.459669191" calcext:value-type="float">
            <text:p>556.459669191</text:p>
          </table:table-cell>
          <table:table-cell office:value-type="float" office:value="115.987160301" calcext:value-type="float">
            <text:p>115.987160301</text:p>
          </table:table-cell>
          <table:table-cell office:value-type="float" office:value="440.47250889" calcext:value-type="float">
            <text:p>440.47250889</text:p>
          </table:table-cell>
          <table:table-cell office:value-type="float" office:value="772.299183857" calcext:value-type="float">
            <text:p>772.29918385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556.109510377" calcext:value-type="float">
            <text:p>556.109510377</text:p>
          </table:table-cell>
          <table:table-cell office:value-type="float" office:value="115.470612554" calcext:value-type="float">
            <text:p>115.470612554</text:p>
          </table:table-cell>
          <table:table-cell office:value-type="float" office:value="440.638897823" calcext:value-type="float">
            <text:p>440.638897823</text:p>
          </table:table-cell>
          <table:table-cell office:value-type="float" office:value="789.510648104" calcext:value-type="float">
            <text:p>789.51064810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55.990720021" calcext:value-type="float">
            <text:p>555.990720021</text:p>
          </table:table-cell>
          <table:table-cell office:value-type="float" office:value="115.303671527" calcext:value-type="float">
            <text:p>115.303671527</text:p>
          </table:table-cell>
          <table:table-cell office:value-type="float" office:value="440.687048494" calcext:value-type="float">
            <text:p>440.687048494</text:p>
          </table:table-cell>
          <table:table-cell office:value-type="float" office:value="807.105687146" calcext:value-type="float">
            <text:p>807.10568714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555.697262808" calcext:value-type="float">
            <text:p>555.697262808</text:p>
          </table:table-cell>
          <table:table-cell office:value-type="float" office:value="115.15609369" calcext:value-type="float">
            <text:p>115.15609369</text:p>
          </table:table-cell>
          <table:table-cell office:value-type="float" office:value="440.541169118" calcext:value-type="float">
            <text:p>440.541169118</text:p>
          </table:table-cell>
          <table:table-cell office:value-type="float" office:value="825.092849334" calcext:value-type="float">
            <text:p>825.09284933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551.798818291" calcext:value-type="float">
            <text:p>551.798818291</text:p>
          </table:table-cell>
          <table:table-cell office:value-type="float" office:value="124.505531046" calcext:value-type="float">
            <text:p>124.505531046</text:p>
          </table:table-cell>
          <table:table-cell office:value-type="float" office:value="427.293287245" calcext:value-type="float">
            <text:p>427.293287245</text:p>
          </table:table-cell>
          <table:table-cell office:value-type="float" office:value="843.480873526" calcext:value-type="float">
            <text:p>843.48087352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548.327195558" calcext:value-type="float">
            <text:p>548.327195558</text:p>
          </table:table-cell>
          <table:table-cell office:value-type="float" office:value="123.872998131" calcext:value-type="float">
            <text:p>123.872998131</text:p>
          </table:table-cell>
          <table:table-cell office:value-type="float" office:value="424.454197427" calcext:value-type="float">
            <text:p>424.454197427</text:p>
          </table:table-cell>
          <table:table-cell office:value-type="float" office:value="862.278693336" calcext:value-type="float">
            <text:p>862.27869333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45.785243362" calcext:value-type="float">
            <text:p>545.785243362</text:p>
          </table:table-cell>
          <table:table-cell office:value-type="float" office:value="123.344040149" calcext:value-type="float">
            <text:p>123.344040149</text:p>
          </table:table-cell>
          <table:table-cell office:value-type="float" office:value="422.441203213" calcext:value-type="float">
            <text:p>422.441203213</text:p>
          </table:table-cell>
          <table:table-cell office:value-type="float" office:value="881.495441472" calcext:value-type="float">
            <text:p>881.495441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8.01618712" calcext:value-type="float">
            <text:p>1028.01618712</text:p>
          </table:table-cell>
          <table:table-cell office:value-type="float" office:value="235.44633362" calcext:value-type="float">
            <text:p>235.44633362</text:p>
          </table:table-cell>
          <table:table-cell office:value-type="float" office:value="792.569853503" calcext:value-type="float">
            <text:p>792.569853503</text:p>
          </table:table-cell>
          <table:table-cell office:value-type="float" office:value="901.140454171" calcext:value-type="float">
            <text:p>901.14045417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027.30050012" calcext:value-type="float">
            <text:p>1027.30050012</text:p>
          </table:table-cell>
          <table:table-cell office:value-type="float" office:value="235.198396664" calcext:value-type="float">
            <text:p>235.198396664</text:p>
          </table:table-cell>
          <table:table-cell office:value-type="float" office:value="792.102103459" calcext:value-type="float">
            <text:p>792.102103459</text:p>
          </table:table-cell>
          <table:table-cell office:value-type="float" office:value="921.223275741" calcext:value-type="float">
            <text:p>921.22327574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026.7493124" calcext:value-type="float">
            <text:p>1026.7493124</text:p>
          </table:table-cell>
          <table:table-cell office:value-type="float" office:value="234.903571839" calcext:value-type="float">
            <text:p>234.903571839</text:p>
          </table:table-cell>
          <table:table-cell office:value-type="float" office:value="791.845740566" calcext:value-type="float">
            <text:p>791.845740566</text:p>
          </table:table-cell>
          <table:table-cell office:value-type="float" office:value="941.753663194" calcext:value-type="float">
            <text:p>941.75366319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025.64917081" calcext:value-type="float">
            <text:p>1025.64917081</text:p>
          </table:table-cell>
          <table:table-cell office:value-type="float" office:value="233.576398471" calcext:value-type="float">
            <text:p>233.576398471</text:p>
          </table:table-cell>
          <table:table-cell office:value-type="float" office:value="792.072772335" calcext:value-type="float">
            <text:p>792.072772335</text:p>
          </table:table-cell>
          <table:table-cell office:value-type="float" office:value="962.741590984" calcext:value-type="float">
            <text:p>962.74159098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024.76602484" calcext:value-type="float">
            <text:p>1024.76602484</text:p>
          </table:table-cell>
          <table:table-cell office:value-type="float" office:value="232.93031858" calcext:value-type="float">
            <text:p>232.93031858</text:p>
          </table:table-cell>
          <table:table-cell office:value-type="float" office:value="791.835706262" calcext:value-type="float">
            <text:p>791.835706262</text:p>
          </table:table-cell>
          <table:table-cell office:value-type="float" office:value="984.197255859" calcext:value-type="float">
            <text:p>984.19725585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023.93420651" calcext:value-type="float">
            <text:p>1023.93420651</text:p>
          </table:table-cell>
          <table:table-cell office:value-type="float" office:value="232.436146115" calcext:value-type="float">
            <text:p>232.436146115</text:p>
          </table:table-cell>
          <table:table-cell office:value-type="float" office:value="791.498060396" calcext:value-type="float">
            <text:p>791.498060396</text:p>
          </table:table-cell>
          <table:table-cell office:value-type="float" office:value="1006.13108181" calcext:value-type="float">
            <text:p>1006.1310818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023.17380927" calcext:value-type="float">
            <text:p>1023.17380927</text:p>
          </table:table-cell>
          <table:table-cell office:value-type="float" office:value="231.977911717" calcext:value-type="float">
            <text:p>231.977911717</text:p>
          </table:table-cell>
          <table:table-cell office:value-type="float" office:value="791.195897554" calcext:value-type="float">
            <text:p>791.195897554</text:p>
          </table:table-cell>
          <table:table-cell office:value-type="float" office:value="1028.55372514" calcext:value-type="float">
            <text:p>1028.5537251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022.47538243" calcext:value-type="float">
            <text:p>1022.47538243</text:p>
          </table:table-cell>
          <table:table-cell office:value-type="float" office:value="231.541175606" calcext:value-type="float">
            <text:p>231.541175606</text:p>
          </table:table-cell>
          <table:table-cell office:value-type="float" office:value="790.934206827" calcext:value-type="float">
            <text:p>790.934206827</text:p>
          </table:table-cell>
          <table:table-cell office:value-type="float" office:value="1051.47607963" calcext:value-type="float">
            <text:p>1051.4760796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021.82188085" calcext:value-type="float">
            <text:p>1021.82188085</text:p>
          </table:table-cell>
          <table:table-cell office:value-type="float" office:value="231.161168083" calcext:value-type="float">
            <text:p>231.161168083</text:p>
          </table:table-cell>
          <table:table-cell office:value-type="float" office:value="790.660712766" calcext:value-type="float">
            <text:p>790.660712766</text:p>
          </table:table-cell>
          <table:table-cell office:value-type="float" office:value="1074.90928185" calcext:value-type="float">
            <text:p>1074.9092818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021.21021627" calcext:value-type="float">
            <text:p>1021.21021627</text:p>
          </table:table-cell>
          <table:table-cell office:value-type="float" office:value="230.772030855" calcext:value-type="float">
            <text:p>230.772030855</text:p>
          </table:table-cell>
          <table:table-cell office:value-type="float" office:value="790.438185416" calcext:value-type="float">
            <text:p>790.438185416</text:p>
          </table:table-cell>
          <table:table-cell office:value-type="float" office:value="1098.86471656" calcext:value-type="float">
            <text:p>1098.8647165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20.65546631" calcext:value-type="float">
            <text:p>1020.65546631</text:p>
          </table:table-cell>
          <table:table-cell office:value-type="float" office:value="230.407406346" calcext:value-type="float">
            <text:p>230.407406346</text:p>
          </table:table-cell>
          <table:table-cell office:value-type="float" office:value="790.248059961" calcext:value-type="float">
            <text:p>790.248059961</text:p>
          </table:table-cell>
          <table:table-cell office:value-type="float" office:value="1123.35402223" calcext:value-type="float">
            <text:p>1123.3540222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020.13375294" calcext:value-type="float">
            <text:p>1020.13375294</text:p>
          </table:table-cell>
          <table:table-cell office:value-type="float" office:value="230.079094146" calcext:value-type="float">
            <text:p>230.079094146</text:p>
          </table:table-cell>
          <table:table-cell office:value-type="float" office:value="790.054658792" calcext:value-type="float">
            <text:p>790.054658792</text:p>
          </table:table-cell>
          <table:table-cell office:value-type="float" office:value="1148.38909671" calcext:value-type="float">
            <text:p>1148.3890967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019.63872187" calcext:value-type="float">
            <text:p>1019.63872187</text:p>
          </table:table-cell>
          <table:table-cell office:value-type="float" office:value="229.647108675" calcext:value-type="float">
            <text:p>229.647108675</text:p>
          </table:table-cell>
          <table:table-cell office:value-type="float" office:value="789.991613198" calcext:value-type="float">
            <text:p>789.991613198</text:p>
          </table:table-cell>
          <table:table-cell office:value-type="float" office:value="1173.98210301" calcext:value-type="float">
            <text:p>1173.9821030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018.95699277" calcext:value-type="float">
            <text:p>1018.95699277</text:p>
          </table:table-cell>
          <table:table-cell office:value-type="float" office:value="228.444618835" calcext:value-type="float">
            <text:p>228.444618835</text:p>
          </table:table-cell>
          <table:table-cell office:value-type="float" office:value="790.512373936" calcext:value-type="float">
            <text:p>790.512373936</text:p>
          </table:table-cell>
          <table:table-cell office:value-type="float" office:value="1200.1454752" calcext:value-type="float">
            <text:p>1200.145475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018.18432363" calcext:value-type="float">
            <text:p>1018.18432363</text:p>
          </table:table-cell>
          <table:table-cell office:value-type="float" office:value="227.818829353" calcext:value-type="float">
            <text:p>227.818829353</text:p>
          </table:table-cell>
          <table:table-cell office:value-type="float" office:value="790.365494275" calcext:value-type="float">
            <text:p>790.365494275</text:p>
          </table:table-cell>
          <table:table-cell office:value-type="float" office:value="1226.89192447" calcext:value-type="float">
            <text:p>1226.8919244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017.49649223" calcext:value-type="float">
            <text:p>1017.49649223</text:p>
          </table:table-cell>
          <table:table-cell office:value-type="float" office:value="227.187052576" calcext:value-type="float">
            <text:p>227.187052576</text:p>
          </table:table-cell>
          <table:table-cell office:value-type="float" office:value="790.309439649" calcext:value-type="float">
            <text:p>790.309439649</text:p>
          </table:table-cell>
          <table:table-cell office:value-type="float" office:value="1254.23444526" calcext:value-type="float">
            <text:p>1254.2344452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016.57951878" calcext:value-type="float">
            <text:p>1016.57951878</text:p>
          </table:table-cell>
          <table:table-cell office:value-type="float" office:value="225.874959012" calcext:value-type="float">
            <text:p>225.874959012</text:p>
          </table:table-cell>
          <table:table-cell office:value-type="float" office:value="790.704559768" calcext:value-type="float">
            <text:p>790.704559768</text:p>
          </table:table-cell>
          <table:table-cell office:value-type="float" office:value="1282.18632164" calcext:value-type="float">
            <text:p>1282.1863216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015.65243845" calcext:value-type="float">
            <text:p>1015.65243845</text:p>
          </table:table-cell>
          <table:table-cell office:value-type="float" office:value="225.069201139" calcext:value-type="float">
            <text:p>225.069201139</text:p>
          </table:table-cell>
          <table:table-cell office:value-type="float" office:value="790.58323731" calcext:value-type="float">
            <text:p>790.58323731</text:p>
          </table:table-cell>
          <table:table-cell office:value-type="float" office:value="1310.7611337" calcext:value-type="float">
            <text:p>1310.7611337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014.82223244" calcext:value-type="float">
            <text:p>1014.82223244</text:p>
          </table:table-cell>
          <table:table-cell office:value-type="float" office:value="224.365105505" calcext:value-type="float">
            <text:p>224.365105505</text:p>
          </table:table-cell>
          <table:table-cell office:value-type="float" office:value="790.457126933" calcext:value-type="float">
            <text:p>790.457126933</text:p>
          </table:table-cell>
          <table:table-cell office:value-type="float" office:value="1339.97276419" calcext:value-type="float">
            <text:p>1339.9727641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013.66200185" calcext:value-type="float">
            <text:p>1013.66200185</text:p>
          </table:table-cell>
          <table:table-cell office:value-type="float" office:value="222.70736148" calcext:value-type="float">
            <text:p>222.70736148</text:p>
          </table:table-cell>
          <table:table-cell office:value-type="float" office:value="790.954640368" calcext:value-type="float">
            <text:p>790.954640368</text:p>
          </table:table-cell>
          <table:table-cell office:value-type="float" office:value="1369.83540525" calcext:value-type="float">
            <text:p>1369.8354052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12.5708273" calcext:value-type="float">
            <text:p>1012.5708273</text:p>
          </table:table-cell>
          <table:table-cell office:value-type="float" office:value="220.950319762" calcext:value-type="float">
            <text:p>220.950319762</text:p>
          </table:table-cell>
          <table:table-cell office:value-type="float" office:value="791.620507538" calcext:value-type="float">
            <text:p>791.620507538</text:p>
          </table:table-cell>
          <table:table-cell office:value-type="float" office:value="1400.36356532" calcext:value-type="float">
            <text:p>1400.3635653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999.226292759" calcext:value-type="float">
            <text:p>999.226292759</text:p>
          </table:table-cell>
          <table:table-cell office:value-type="float" office:value="236.636565623" calcext:value-type="float">
            <text:p>236.636565623</text:p>
          </table:table-cell>
          <table:table-cell office:value-type="float" office:value="762.589727137" calcext:value-type="float">
            <text:p>762.589727137</text:p>
          </table:table-cell>
          <table:table-cell office:value-type="float" office:value="1431.57207614" calcext:value-type="float">
            <text:p>1431.5720761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77.739034275" calcext:value-type="float">
            <text:p>977.739034275</text:p>
          </table:table-cell>
          <table:table-cell office:value-type="float" office:value="232.362862876" calcext:value-type="float">
            <text:p>232.362862876</text:p>
          </table:table-cell>
          <table:table-cell office:value-type="float" office:value="745.376171399" calcext:value-type="float">
            <text:p>745.376171399</text:p>
          </table:table-cell>
          <table:table-cell office:value-type="float" office:value="1463.47610002" calcext:value-type="float">
            <text:p>1463.4761000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961.286926011" calcext:value-type="float">
            <text:p>961.286926011</text:p>
          </table:table-cell>
          <table:table-cell office:value-type="float" office:value="228.912509004" calcext:value-type="float">
            <text:p>228.912509004</text:p>
          </table:table-cell>
          <table:table-cell office:value-type="float" office:value="732.374417007" calcext:value-type="float">
            <text:p>732.374417007</text:p>
          </table:table-cell>
          <table:table-cell office:value-type="float" office:value="1496.09113717" calcext:value-type="float">
            <text:p>1496.0911371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47.302275737" calcext:value-type="float">
            <text:p>947.302275737</text:p>
          </table:table-cell>
          <table:table-cell office:value-type="float" office:value="225.886219617" calcext:value-type="float">
            <text:p>225.886219617</text:p>
          </table:table-cell>
          <table:table-cell office:value-type="float" office:value="721.41605612" calcext:value-type="float">
            <text:p>721.41605612</text:p>
          </table:table-cell>
          <table:table-cell office:value-type="float" office:value="1529.43303323" calcext:value-type="float">
            <text:p>1529.4330332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35.030350933" calcext:value-type="float">
            <text:p>935.030350933</text:p>
          </table:table-cell>
          <table:table-cell office:value-type="float" office:value="223.225242696" calcext:value-type="float">
            <text:p>223.225242696</text:p>
          </table:table-cell>
          <table:table-cell office:value-type="float" office:value="711.805108237" calcext:value-type="float">
            <text:p>711.805108237</text:p>
          </table:table-cell>
          <table:table-cell office:value-type="float" office:value="1563.51798699" calcext:value-type="float">
            <text:p>1563.51798699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24.066590343" calcext:value-type="float">
            <text:p>924.066590343</text:p>
          </table:table-cell>
          <table:table-cell office:value-type="float" office:value="220.826593164" calcext:value-type="float">
            <text:p>220.826593164</text:p>
          </table:table-cell>
          <table:table-cell office:value-type="float" office:value="703.239997179" calcext:value-type="float">
            <text:p>703.239997179</text:p>
          </table:table-cell>
          <table:table-cell office:value-type="float" office:value="1598.36255823" calcext:value-type="float">
            <text:p>1598.3625582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14.1705992" calcext:value-type="float">
            <text:p>914.1705992</text:p>
          </table:table-cell>
          <table:table-cell office:value-type="float" office:value="218.634220151" calcext:value-type="float">
            <text:p>218.634220151</text:p>
          </table:table-cell>
          <table:table-cell office:value-type="float" office:value="695.536379049" calcext:value-type="float">
            <text:p>695.536379049</text:p>
          </table:table-cell>
          <table:table-cell office:value-type="float" office:value="1633.9836758" calcext:value-type="float">
            <text:p>1633.983675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719.86848683" calcext:value-type="float">
            <text:p>1719.86848683</text:p>
          </table:table-cell>
          <table:table-cell office:value-type="float" office:value="415.027685197" calcext:value-type="float">
            <text:p>415.027685197</text:p>
          </table:table-cell>
          <table:table-cell office:value-type="float" office:value="1304.84080164" calcext:value-type="float">
            <text:p>1304.84080164</text:p>
          </table:table-cell>
          <table:table-cell office:value-type="float" office:value="1670.3986458" calcext:value-type="float">
            <text:p>1670.398645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718.78954243" calcext:value-type="float">
            <text:p>1718.78954243</text:p>
          </table:table-cell>
          <table:table-cell office:value-type="float" office:value="413.592040725" calcext:value-type="float">
            <text:p>413.592040725</text:p>
          </table:table-cell>
          <table:table-cell office:value-type="float" office:value="1305.1975017" calcext:value-type="float">
            <text:p>1305.1975017</text:p>
          </table:table-cell>
          <table:table-cell office:value-type="float" office:value="1707.62516005" calcext:value-type="float">
            <text:p>1707.6251600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17.6386005" calcext:value-type="float">
            <text:p>1717.6386005</text:p>
          </table:table-cell>
          <table:table-cell office:value-type="float" office:value="412.097731677" calcext:value-type="float">
            <text:p>412.097731677</text:p>
          </table:table-cell>
          <table:table-cell office:value-type="float" office:value="1305.54086883" calcext:value-type="float">
            <text:p>1305.54086883</text:p>
          </table:table-cell>
          <table:table-cell office:value-type="float" office:value="1745.68130461" calcext:value-type="float">
            <text:p>1745.6813046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716.22319921" calcext:value-type="float">
            <text:p>1716.22319921</text:p>
          </table:table-cell>
          <table:table-cell office:value-type="float" office:value="410.564385354" calcext:value-type="float">
            <text:p>410.564385354</text:p>
          </table:table-cell>
          <table:table-cell office:value-type="float" office:value="1305.65881385" calcext:value-type="float">
            <text:p>1305.65881385</text:p>
          </table:table-cell>
          <table:table-cell office:value-type="float" office:value="1784.58556865" calcext:value-type="float">
            <text:p>1784.5855686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712.0355943" calcext:value-type="float">
            <text:p>1712.0355943</text:p>
          </table:table-cell>
          <table:table-cell office:value-type="float" office:value="405.873858856" calcext:value-type="float">
            <text:p>405.873858856</text:p>
          </table:table-cell>
          <table:table-cell office:value-type="float" office:value="1306.16173545" calcext:value-type="float">
            <text:p>1306.16173545</text:p>
          </table:table-cell>
          <table:table-cell office:value-type="float" office:value="1824.35685334" calcext:value-type="float">
            <text:p>1824.3568533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708.25027118" calcext:value-type="float">
            <text:p>1708.25027118</text:p>
          </table:table-cell>
          <table:table-cell office:value-type="float" office:value="403.099194065" calcext:value-type="float">
            <text:p>403.099194065</text:p>
          </table:table-cell>
          <table:table-cell office:value-type="float" office:value="1305.15107711" calcext:value-type="float">
            <text:p>1305.15107711</text:p>
          </table:table-cell>
          <table:table-cell office:value-type="float" office:value="1865.01448112" calcext:value-type="float">
            <text:p>1865.0144811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704.71929133" calcext:value-type="float">
            <text:p>1704.71929133</text:p>
          </table:table-cell>
          <table:table-cell office:value-type="float" office:value="400.787548887" calcext:value-type="float">
            <text:p>400.787548887</text:p>
          </table:table-cell>
          <table:table-cell office:value-type="float" office:value="1303.93174244" calcext:value-type="float">
            <text:p>1303.93174244</text:p>
          </table:table-cell>
          <table:table-cell office:value-type="float" office:value="1906.57820504" calcext:value-type="float">
            <text:p>1906.5782050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701.18723166" calcext:value-type="float">
            <text:p>1701.18723166</text:p>
          </table:table-cell>
          <table:table-cell office:value-type="float" office:value="398.801538881" calcext:value-type="float">
            <text:p>398.801538881</text:p>
          </table:table-cell>
          <table:table-cell office:value-type="float" office:value="1302.38569278" calcext:value-type="float">
            <text:p>1302.38569278</text:p>
          </table:table-cell>
          <table:table-cell office:value-type="float" office:value="1949.06821837" calcext:value-type="float">
            <text:p>1949.0682183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697.59363893" calcext:value-type="float">
            <text:p>1697.59363893</text:p>
          </table:table-cell>
          <table:table-cell office:value-type="float" office:value="396.976134673" calcext:value-type="float">
            <text:p>396.976134673</text:p>
          </table:table-cell>
          <table:table-cell office:value-type="float" office:value="1300.61750426" calcext:value-type="float">
            <text:p>1300.61750426</text:p>
          </table:table-cell>
          <table:table-cell office:value-type="float" office:value="1992.50516438" calcext:value-type="float">
            <text:p>1992.5051643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692.90700316" calcext:value-type="float">
            <text:p>1692.90700316</text:p>
          </table:table-cell>
          <table:table-cell office:value-type="float" office:value="393.346393199" calcext:value-type="float">
            <text:p>393.346393199</text:p>
          </table:table-cell>
          <table:table-cell office:value-type="float" office:value="1299.56060996" calcext:value-type="float">
            <text:p>1299.56060996</text:p>
          </table:table-cell>
          <table:table-cell office:value-type="float" office:value="2036.91014643" calcext:value-type="float">
            <text:p>2036.91014643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688.05508854" calcext:value-type="float">
            <text:p>1688.05508854</text:p>
          </table:table-cell>
          <table:table-cell office:value-type="float" office:value="390.984153151" calcext:value-type="float">
            <text:p>390.984153151</text:p>
          </table:table-cell>
          <table:table-cell office:value-type="float" office:value="1297.07093539" calcext:value-type="float">
            <text:p>1297.07093539</text:p>
          </table:table-cell>
          <table:table-cell office:value-type="float" office:value="2082.30473818" calcext:value-type="float">
            <text:p>2082.30473818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683.37017272" calcext:value-type="float">
            <text:p>1683.37017272</text:p>
          </table:table-cell>
          <table:table-cell office:value-type="float" office:value="388.814148241" calcext:value-type="float">
            <text:p>388.814148241</text:p>
          </table:table-cell>
          <table:table-cell office:value-type="float" office:value="1294.55602448" calcext:value-type="float">
            <text:p>1294.55602448</text:p>
          </table:table-cell>
          <table:table-cell office:value-type="float" office:value="2128.71099407" calcext:value-type="float">
            <text:p>2128.7109940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78.65525381" calcext:value-type="float">
            <text:p>1678.65525381</text:p>
          </table:table-cell>
          <table:table-cell office:value-type="float" office:value="386.811521273" calcext:value-type="float">
            <text:p>386.811521273</text:p>
          </table:table-cell>
          <table:table-cell office:value-type="float" office:value="1291.84373254" calcext:value-type="float">
            <text:p>1291.84373254</text:p>
          </table:table-cell>
          <table:table-cell office:value-type="float" office:value="2176.15146006" calcext:value-type="float">
            <text:p>2176.1514600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673.93173051" calcext:value-type="float">
            <text:p>1673.93173051</text:p>
          </table:table-cell>
          <table:table-cell office:value-type="float" office:value="384.954162772" calcext:value-type="float">
            <text:p>384.954162772</text:p>
          </table:table-cell>
          <table:table-cell office:value-type="float" office:value="1288.97756774" calcext:value-type="float">
            <text:p>1288.97756774</text:p>
          </table:table-cell>
          <table:table-cell office:value-type="float" office:value="2224.64918456" calcext:value-type="float">
            <text:p>2224.6491845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669.10159505" calcext:value-type="float">
            <text:p>1669.10159505</text:p>
          </table:table-cell>
          <table:table-cell office:value-type="float" office:value="383.002941441" calcext:value-type="float">
            <text:p>383.002941441</text:p>
          </table:table-cell>
          <table:table-cell office:value-type="float" office:value="1286.0986536" calcext:value-type="float">
            <text:p>1286.0986536</text:p>
          </table:table-cell>
          <table:table-cell office:value-type="float" office:value="2274.22772964" calcext:value-type="float">
            <text:p>2274.22772964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662.55062822" calcext:value-type="float">
            <text:p>1662.55062822</text:p>
          </table:table-cell>
          <table:table-cell office:value-type="float" office:value="379.06940593" calcext:value-type="float">
            <text:p>379.06940593</text:p>
          </table:table-cell>
          <table:table-cell office:value-type="float" office:value="1283.48122229" calcext:value-type="float">
            <text:p>1283.48122229</text:p>
          </table:table-cell>
          <table:table-cell office:value-type="float" office:value="2324.91118248" calcext:value-type="float">
            <text:p>2324.9111824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655.51742322" calcext:value-type="float">
            <text:p>1655.51742322</text:p>
          </table:table-cell>
          <table:table-cell office:value-type="float" office:value="374.372290391" calcext:value-type="float">
            <text:p>374.372290391</text:p>
          </table:table-cell>
          <table:table-cell office:value-type="float" office:value="1281.14513283" calcext:value-type="float">
            <text:p>1281.14513283</text:p>
          </table:table-cell>
          <table:table-cell office:value-type="float" office:value="2376.72416704" calcext:value-type="float">
            <text:p>2376.7241670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648.49565237" calcext:value-type="float">
            <text:p>1648.49565237</text:p>
          </table:table-cell>
          <table:table-cell office:value-type="float" office:value="370.760900534" calcext:value-type="float">
            <text:p>370.760900534</text:p>
          </table:table-cell>
          <table:table-cell office:value-type="float" office:value="1277.73475184" calcext:value-type="float">
            <text:p>1277.73475184</text:p>
          </table:table-cell>
          <table:table-cell office:value-type="float" office:value="2429.69185609" calcext:value-type="float">
            <text:p>2429.6918560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639.70615286" calcext:value-type="float">
            <text:p>1639.70615286</text:p>
          </table:table-cell>
          <table:table-cell office:value-type="float" office:value="363.95444958" calcext:value-type="float">
            <text:p>363.95444958</text:p>
          </table:table-cell>
          <table:table-cell office:value-type="float" office:value="1275.75170328" calcext:value-type="float">
            <text:p>1275.75170328</text:p>
          </table:table-cell>
          <table:table-cell office:value-type="float" office:value="2483.83998338" calcext:value-type="float">
            <text:p>2483.83998338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544.87645719" calcext:value-type="float">
            <text:p>1544.87645719</text:p>
          </table:table-cell>
          <table:table-cell office:value-type="float" office:value="380.431907453" calcext:value-type="float">
            <text:p>380.431907453</text:p>
          </table:table-cell>
          <table:table-cell office:value-type="float" office:value="1164.44454973" calcext:value-type="float">
            <text:p>1164.44454973</text:p>
          </table:table-cell>
          <table:table-cell office:value-type="float" office:value="2539.19485616" calcext:value-type="float">
            <text:p>2539.1948561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465.97173837" calcext:value-type="float">
            <text:p>1465.97173837</text:p>
          </table:table-cell>
          <table:table-cell office:value-type="float" office:value="366.601736739" calcext:value-type="float">
            <text:p>366.601736739</text:p>
          </table:table-cell>
          <table:table-cell office:value-type="float" office:value="1099.37000163" calcext:value-type="float">
            <text:p>1099.37000163</text:p>
          </table:table-cell>
          <table:table-cell office:value-type="float" office:value="2595.78336796" calcext:value-type="float">
            <text:p>2595.7833679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417.14458021" calcext:value-type="float">
            <text:p>1417.14458021</text:p>
          </table:table-cell>
          <table:table-cell office:value-type="float" office:value="357.624800766" calcext:value-type="float">
            <text:p>357.624800766</text:p>
          </table:table-cell>
          <table:table-cell office:value-type="float" office:value="1059.51977945" calcext:value-type="float">
            <text:p>1059.51977945</text:p>
          </table:table-cell>
          <table:table-cell office:value-type="float" office:value="2653.63301168" calcext:value-type="float">
            <text:p>2653.6330116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620.88274403" calcext:value-type="float">
            <text:p>2620.88274403</text:p>
          </table:table-cell>
          <table:table-cell office:value-type="float" office:value="671.218552331" calcext:value-type="float">
            <text:p>671.218552331</text:p>
          </table:table-cell>
          <table:table-cell office:value-type="float" office:value="1949.66419169" calcext:value-type="float">
            <text:p>1949.66419169</text:p>
          </table:table-cell>
          <table:table-cell office:value-type="float" office:value="2712.77189291" calcext:value-type="float">
            <text:p>2712.77189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1:26:48.307968287</dc:date>
    <meta:editing-duration>PT3M34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28.57% Impedance Mismatch m=0.5 n=0.55 eps=tau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29cm" svg:width="9.129cm" svg:height="4.504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0.9725943667">
                <text:p>10.9725943667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281666">
                <text:p>11.7028281666</text:p>
              </table:table-cell>
              <table:table-cell office:value-type="float" office:value="0.000280634998282">
                <text:p>0.000280634998282</text:p>
              </table:table-cell>
              <table:table-cell office:value-type="float" office:value="11.7025475316">
                <text:p>11.7025475316</text:p>
              </table:table-cell>
              <table:table-cell office:value-type="float" office:value="11.2171296707">
                <text:p>11.217129670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7618053">
                <text:p>11.7027618053</text:p>
              </table:table-cell>
              <table:table-cell office:value-type="float" office:value="0.0020119343144">
                <text:p>0.0020119343144</text:p>
              </table:table-cell>
              <table:table-cell office:value-type="float" office:value="11.700749871">
                <text:p>11.700749871</text:p>
              </table:table-cell>
              <table:table-cell office:value-type="float" office:value="11.4671146898">
                <text:p>11.467114689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760709">
                <text:p>11.7026760709</text:p>
              </table:table-cell>
              <table:table-cell office:value-type="float" office:value="0.00605748125468">
                <text:p>0.00605748125468</text:p>
              </table:table-cell>
              <table:table-cell office:value-type="float" office:value="11.6966185896">
                <text:p>11.6966185896</text:p>
              </table:table-cell>
              <table:table-cell office:value-type="float" office:value="11.7226708766">
                <text:p>11.722670876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5860305">
                <text:p>11.7025860305</text:p>
              </table:table-cell>
              <table:table-cell office:value-type="float" office:value="0.012765254185">
                <text:p>0.012765254185</text:p>
              </table:table-cell>
              <table:table-cell office:value-type="float" office:value="11.6898207764">
                <text:p>11.6898207764</text:p>
              </table:table-cell>
              <table:table-cell office:value-type="float" office:value="11.9839223901">
                <text:p>11.983922390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5027824">
                <text:p>11.7025027824</text:p>
              </table:table-cell>
              <table:table-cell office:value-type="float" office:value="0.0220932969338">
                <text:p>0.0220932969338</text:p>
              </table:table-cell>
              <table:table-cell office:value-type="float" office:value="11.6804094854">
                <text:p>11.6804094854</text:p>
              </table:table-cell>
              <table:table-cell office:value-type="float" office:value="12.2509961565">
                <text:p>12.250996156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340038">
                <text:p>11.7024340038</text:p>
              </table:table-cell>
              <table:table-cell office:value-type="float" office:value="0.033719296284">
                <text:p>0.033719296284</text:p>
              </table:table-cell>
              <table:table-cell office:value-type="float" office:value="11.6687147075">
                <text:p>11.6687147075</text:p>
              </table:table-cell>
              <table:table-cell office:value-type="float" office:value="12.5240219303">
                <text:p>12.524021930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3844519">
                <text:p>11.7023844519</text:p>
              </table:table-cell>
              <table:table-cell office:value-type="float" office:value="0.0471349913354">
                <text:p>0.0471349913354</text:p>
              </table:table-cell>
              <table:table-cell office:value-type="float" office:value="11.6552494606">
                <text:p>11.6552494606</text:p>
              </table:table-cell>
              <table:table-cell office:value-type="float" office:value="12.8031323582">
                <text:p>12.803132358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3564435">
                <text:p>11.7023564435</text:p>
              </table:table-cell>
              <table:table-cell office:value-type="float" office:value="0.0617262920889">
                <text:p>0.0617262920889</text:p>
              </table:table-cell>
              <table:table-cell office:value-type="float" office:value="11.6406301514">
                <text:p>11.6406301514</text:p>
              </table:table-cell>
              <table:table-cell office:value-type="float" office:value="13.0884630428">
                <text:p>13.0884630428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50266">
                <text:p>11.702350266</text:p>
              </table:table-cell>
              <table:table-cell office:value-type="float" office:value="0.0768400268221">
                <text:p>0.0768400268221</text:p>
              </table:table-cell>
              <table:table-cell office:value-type="float" office:value="11.6255102391">
                <text:p>11.6255102391</text:p>
              </table:table-cell>
              <table:table-cell office:value-type="float" office:value="13.3801526087">
                <text:p>13.380152608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3646">
                <text:p>11.7023646</text:p>
              </table:table-cell>
              <table:table-cell office:value-type="float" office:value="0.091838214608">
                <text:p>0.091838214608</text:p>
              </table:table-cell>
              <table:table-cell office:value-type="float" office:value="11.6105263854">
                <text:p>11.6105263854</text:p>
              </table:table-cell>
              <table:table-cell office:value-type="float" office:value="13.6783427701">
                <text:p>13.678342770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3969018">
                <text:p>11.7023969018</text:p>
              </table:table-cell>
              <table:table-cell office:value-type="float" office:value="0.106140758217">
                <text:p>0.106140758217</text:p>
              </table:table-cell>
              <table:table-cell office:value-type="float" office:value="11.5962561436">
                <text:p>11.5962561436</text:p>
              </table:table-cell>
              <table:table-cell office:value-type="float" office:value="13.9831783992">
                <text:p>13.983178399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437169">
                <text:p>11.7024437169</text:p>
              </table:table-cell>
              <table:table-cell office:value-type="float" office:value="0.119257468976">
                <text:p>0.119257468976</text:p>
              </table:table-cell>
              <table:table-cell office:value-type="float" office:value="11.5831862479">
                <text:p>11.5831862479</text:p>
              </table:table-cell>
              <table:table-cell office:value-type="float" office:value="14.2948075969">
                <text:p>14.294807596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010254">
                <text:p>11.7025010254</text:p>
              </table:table-cell>
              <table:table-cell office:value-type="float" office:value="0.130810326295">
                <text:p>0.130810326295</text:p>
              </table:table-cell>
              <table:table-cell office:value-type="float" office:value="11.5716906991">
                <text:p>11.5716906991</text:p>
              </table:table-cell>
              <table:table-cell office:value-type="float" office:value="14.6133817648">
                <text:p>14.613381764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5644913">
                <text:p>11.7025644913</text:p>
              </table:table-cell>
              <table:table-cell office:value-type="float" office:value="0.140546854668">
                <text:p>0.140546854668</text:p>
              </table:table-cell>
              <table:table-cell office:value-type="float" office:value="11.5620176366">
                <text:p>11.5620176366</text:p>
              </table:table-cell>
              <table:table-cell office:value-type="float" office:value="14.9390556785">
                <text:p>14.939055678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297366">
                <text:p>11.7026297366</text:p>
              </table:table-cell>
              <table:table-cell office:value-type="float" office:value="0.14834555092">
                <text:p>0.14834555092</text:p>
              </table:table-cell>
              <table:table-cell office:value-type="float" office:value="11.5542841857">
                <text:p>11.5542841857</text:p>
              </table:table-cell>
              <table:table-cell office:value-type="float" office:value="15.271987563">
                <text:p>15.27198756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692541">
                <text:p>11.702692541</text:p>
              </table:table-cell>
              <table:table-cell office:value-type="float" office:value="0.15421423503">
                <text:p>0.15421423503</text:p>
              </table:table-cell>
              <table:table-cell office:value-type="float" office:value="11.5484783059">
                <text:p>11.5484783059</text:p>
              </table:table-cell>
              <table:table-cell office:value-type="float" office:value="15.6123391695">
                <text:p>15.612339169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7490748">
                <text:p>11.7027490748</text:p>
              </table:table-cell>
              <table:table-cell office:value-type="float" office:value="0.158282225204">
                <text:p>0.158282225204</text:p>
              </table:table-cell>
              <table:table-cell office:value-type="float" office:value="11.5444668496">
                <text:p>11.5444668496</text:p>
              </table:table-cell>
              <table:table-cell office:value-type="float" office:value="15.960275854">
                <text:p>15.96027585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59642">
                <text:p>11.7027959642</text:p>
              </table:table-cell>
              <table:table-cell office:value-type="float" office:value="0.160787304503">
                <text:p>0.160787304503</text:p>
              </table:table-cell>
              <table:table-cell office:value-type="float" office:value="11.5420086597">
                <text:p>11.5420086597</text:p>
              </table:table-cell>
              <table:table-cell office:value-type="float" office:value="16.3159666574">
                <text:p>16.315966657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305436">
                <text:p>11.7028305436</text:p>
              </table:table-cell>
              <table:table-cell office:value-type="float" office:value="0.162058248377">
                <text:p>0.162058248377</text:p>
              </table:table-cell>
              <table:table-cell office:value-type="float" office:value="11.5407722953">
                <text:p>11.5407722953</text:p>
              </table:table-cell>
              <table:table-cell office:value-type="float" office:value="16.6795843883">
                <text:p>16.679584388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08695">
                <text:p>11.7028508695</text:p>
              </table:table-cell>
              <table:table-cell office:value-type="float" office:value="0.162493950665">
                <text:p>0.162493950665</text:p>
              </table:table-cell>
              <table:table-cell office:value-type="float" office:value="11.5403569189">
                <text:p>11.5403569189</text:p>
              </table:table-cell>
              <table:table-cell office:value-type="float" office:value="17.0513057061">
                <text:p>17.051305706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8077">
                <text:p>11.7028558077</text:p>
              </table:table-cell>
              <table:table-cell office:value-type="float" office:value="0.162539995398">
                <text:p>0.162539995398</text:p>
              </table:table-cell>
              <table:table-cell office:value-type="float" office:value="11.5403158123">
                <text:p>11.5403158123</text:p>
              </table:table-cell>
              <table:table-cell office:value-type="float" office:value="17.4313112074">
                <text:p>17.431311207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450932">
                <text:p>11.7028450932</text:p>
              </table:table-cell>
              <table:table-cell office:value-type="float" office:value="0.162663517185">
                <text:p>0.162663517185</text:p>
              </table:table-cell>
              <table:table-cell office:value-type="float" office:value="11.540181576">
                <text:p>11.540181576</text:p>
              </table:table-cell>
              <table:table-cell office:value-type="float" office:value="17.8197855136">
                <text:p>17.81978551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304762">
                <text:p>11.7028304762</text:p>
              </table:table-cell>
              <table:table-cell office:value-type="float" office:value="0.163333785586">
                <text:p>0.163333785586</text:p>
              </table:table-cell>
              <table:table-cell office:value-type="float" office:value="11.5394966906">
                <text:p>11.5394966906</text:p>
              </table:table-cell>
              <table:table-cell office:value-type="float" office:value="18.2169173605">
                <text:p>18.216917360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921875">
                <text:p>11.7029921875</text:p>
              </table:table-cell>
              <table:table-cell office:value-type="float" office:value="0.165520019934">
                <text:p>0.165520019934</text:p>
              </table:table-cell>
              <table:table-cell office:value-type="float" office:value="11.5374721676">
                <text:p>11.5374721676</text:p>
              </table:table-cell>
              <table:table-cell office:value-type="float" office:value="18.6228996901">
                <text:p>18.622899690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33097646">
                <text:p>11.7033097646</text:p>
              </table:table-cell>
              <table:table-cell office:value-type="float" office:value="0.17076169255">
                <text:p>0.17076169255</text:p>
              </table:table-cell>
              <table:table-cell office:value-type="float" office:value="11.532548072">
                <text:p>11.532548072</text:p>
              </table:table-cell>
              <table:table-cell office:value-type="float" office:value="19.0379297444">
                <text:p>19.037929744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36943073">
                <text:p>11.7036943073</text:p>
              </table:table-cell>
              <table:table-cell office:value-type="float" office:value="0.180045544545">
                <text:p>0.180045544545</text:p>
              </table:table-cell>
              <table:table-cell office:value-type="float" office:value="11.5236487627">
                <text:p>11.5236487627</text:p>
              </table:table-cell>
              <table:table-cell office:value-type="float" office:value="19.4622091609">
                <text:p>19.462209160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40793348">
                <text:p>11.7040793348</text:p>
              </table:table-cell>
              <table:table-cell office:value-type="float" office:value="0.193795705489">
                <text:p>0.193795705489</text:p>
              </table:table-cell>
              <table:table-cell office:value-type="float" office:value="11.5102836293">
                <text:p>11.5102836293</text:p>
              </table:table-cell>
              <table:table-cell office:value-type="float" office:value="19.8959440711">
                <text:p>19.895944071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5.0312947069">
                <text:p>15.0312947069</text:p>
              </table:table-cell>
              <table:table-cell office:value-type="float" office:value="0.861799858796">
                <text:p>0.861799858796</text:p>
              </table:table-cell>
              <table:table-cell office:value-type="float" office:value="14.1694948481">
                <text:p>14.1694948481</text:p>
              </table:table-cell>
              <table:table-cell office:value-type="float" office:value="20.3393452001">
                <text:p>20.3393452001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5.0312833997">
                <text:p>15.0312833997</text:p>
              </table:table-cell>
              <table:table-cell office:value-type="float" office:value="0.940816509322">
                <text:p>0.940816509322</text:p>
              </table:table-cell>
              <table:table-cell office:value-type="float" office:value="14.0904668904">
                <text:p>14.0904668904</text:p>
              </table:table-cell>
              <table:table-cell office:value-type="float" office:value="20.7926279693">
                <text:p>20.792627969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5.0312936256">
                <text:p>15.0312936256</text:p>
              </table:table-cell>
              <table:table-cell office:value-type="float" office:value="1.0206285851">
                <text:p>1.0206285851</text:p>
              </table:table-cell>
              <table:table-cell office:value-type="float" office:value="14.0106650405">
                <text:p>14.0106650405</text:p>
              </table:table-cell>
              <table:table-cell office:value-type="float" office:value="21.256012601">
                <text:p>21.25601260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5.0303817002">
                <text:p>15.0303817002</text:p>
              </table:table-cell>
              <table:table-cell office:value-type="float" office:value="1.09510015081">
                <text:p>1.09510015081</text:p>
              </table:table-cell>
              <table:table-cell office:value-type="float" office:value="13.9352815494">
                <text:p>13.9352815494</text:p>
              </table:table-cell>
              <table:table-cell office:value-type="float" office:value="21.7297242254">
                <text:p>21.7297242254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5.0283416559">
                <text:p>15.0283416559</text:p>
              </table:table-cell>
              <table:table-cell office:value-type="float" office:value="1.16220952502">
                <text:p>1.16220952502</text:p>
              </table:table-cell>
              <table:table-cell office:value-type="float" office:value="13.8661321309">
                <text:p>13.8661321309</text:p>
              </table:table-cell>
              <table:table-cell office:value-type="float" office:value="22.2139929899">
                <text:p>22.2139929899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5.0253434427">
                <text:p>15.0253434427</text:p>
              </table:table-cell>
              <table:table-cell office:value-type="float" office:value="1.21389671675">
                <text:p>1.21389671675</text:p>
              </table:table-cell>
              <table:table-cell office:value-type="float" office:value="13.811446726">
                <text:p>13.811446726</text:p>
              </table:table-cell>
              <table:table-cell office:value-type="float" office:value="22.709054171">
                <text:p>22.70905417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5.022082969">
                <text:p>15.022082969</text:p>
              </table:table-cell>
              <table:table-cell office:value-type="float" office:value="1.24506972074">
                <text:p>1.24506972074</text:p>
              </table:table-cell>
              <table:table-cell office:value-type="float" office:value="13.7770132482">
                <text:p>13.7770132482</text:p>
              </table:table-cell>
              <table:table-cell office:value-type="float" office:value="23.2151482886">
                <text:p>23.215148288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5.0199266829">
                <text:p>15.0199266829</text:p>
              </table:table-cell>
              <table:table-cell office:value-type="float" office:value="1.25717507224">
                <text:p>1.25717507224</text:p>
              </table:table-cell>
              <table:table-cell office:value-type="float" office:value="13.7627516107">
                <text:p>13.7627516107</text:p>
              </table:table-cell>
              <table:table-cell office:value-type="float" office:value="23.7325212227">
                <text:p>23.732521222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5.0195360502">
                <text:p>15.0195360502</text:p>
              </table:table-cell>
              <table:table-cell office:value-type="float" office:value="1.26151769465">
                <text:p>1.26151769465</text:p>
              </table:table-cell>
              <table:table-cell office:value-type="float" office:value="13.7580183555">
                <text:p>13.7580183555</text:p>
              </table:table-cell>
              <table:table-cell office:value-type="float" office:value="24.2614243331">
                <text:p>24.261424333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5.0192081591">
                <text:p>15.0192081591</text:p>
              </table:table-cell>
              <table:table-cell office:value-type="float" office:value="1.26537059091">
                <text:p>1.26537059091</text:p>
              </table:table-cell>
              <table:table-cell office:value-type="float" office:value="13.7538375682">
                <text:p>13.7538375682</text:p>
              </table:table-cell>
              <table:table-cell office:value-type="float" office:value="24.8021145814">
                <text:p>24.802114581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5.0189043783">
                <text:p>15.0189043783</text:p>
              </table:table-cell>
              <table:table-cell office:value-type="float" office:value="1.26871178283">
                <text:p>1.26871178283</text:p>
              </table:table-cell>
              <table:table-cell office:value-type="float" office:value="13.7501925954">
                <text:p>13.7501925954</text:p>
              </table:table-cell>
              <table:table-cell office:value-type="float" office:value="25.3548546558">
                <text:p>25.354854655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5.0186262702">
                <text:p>15.0186262702</text:p>
              </table:table-cell>
              <table:table-cell office:value-type="float" office:value="1.27157318272">
                <text:p>1.27157318272</text:p>
              </table:table-cell>
              <table:table-cell office:value-type="float" office:value="13.7470530874">
                <text:p>13.7470530874</text:p>
              </table:table-cell>
              <table:table-cell office:value-type="float" office:value="25.9199130989">
                <text:p>25.919913098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0183725209">
                <text:p>15.0183725209</text:p>
              </table:table-cell>
              <table:table-cell office:value-type="float" office:value="1.27408433191">
                <text:p>1.27408433191</text:p>
              </table:table-cell>
              <table:table-cell office:value-type="float" office:value="13.744288189">
                <text:p>13.744288189</text:p>
              </table:table-cell>
              <table:table-cell office:value-type="float" office:value="26.4975644378">
                <text:p>26.497564437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5.0181417944">
                <text:p>15.0181417944</text:p>
              </table:table-cell>
              <table:table-cell office:value-type="float" office:value="1.27639469532">
                <text:p>1.27639469532</text:p>
              </table:table-cell>
              <table:table-cell office:value-type="float" office:value="13.7417470991">
                <text:p>13.7417470991</text:p>
              </table:table-cell>
              <table:table-cell office:value-type="float" office:value="27.0880893179">
                <text:p>27.088089317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5.0179312375">
                <text:p>15.0179312375</text:p>
              </table:table-cell>
              <table:table-cell office:value-type="float" office:value="1.27861910643">
                <text:p>1.27861910643</text:p>
              </table:table-cell>
              <table:table-cell office:value-type="float" office:value="13.739312131">
                <text:p>13.739312131</text:p>
              </table:table-cell>
              <table:table-cell office:value-type="float" office:value="27.691774639">
                <text:p>27.691774639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5.0177513239">
                <text:p>15.0177513239</text:p>
              </table:table-cell>
              <table:table-cell office:value-type="float" office:value="1.28093941634">
                <text:p>1.28093941634</text:p>
              </table:table-cell>
              <table:table-cell office:value-type="float" office:value="13.7368119075">
                <text:p>13.7368119075</text:p>
              </table:table-cell>
              <table:table-cell office:value-type="float" office:value="28.3089136948">
                <text:p>28.308913694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5.0175712441">
                <text:p>15.0175712441</text:p>
              </table:table-cell>
              <table:table-cell office:value-type="float" office:value="1.28366005447">
                <text:p>1.28366005447</text:p>
              </table:table-cell>
              <table:table-cell office:value-type="float" office:value="13.7339111896">
                <text:p>13.7339111896</text:p>
              </table:table-cell>
              <table:table-cell office:value-type="float" office:value="28.9398063153">
                <text:p>28.939806315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.0173771038">
                <text:p>15.0173771038</text:p>
              </table:table-cell>
              <table:table-cell office:value-type="float" office:value="1.28607769129">
                <text:p>1.28607769129</text:p>
              </table:table-cell>
              <table:table-cell office:value-type="float" office:value="13.7312994125">
                <text:p>13.7312994125</text:p>
              </table:table-cell>
              <table:table-cell office:value-type="float" office:value="29.5847590125">
                <text:p>29.584759012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5.0171781513">
                <text:p>15.0171781513</text:p>
              </table:table-cell>
              <table:table-cell office:value-type="float" office:value="1.28766977982">
                <text:p>1.28766977982</text:p>
              </table:table-cell>
              <table:table-cell office:value-type="float" office:value="13.7295083715">
                <text:p>13.7295083715</text:p>
              </table:table-cell>
              <table:table-cell office:value-type="float" office:value="30.2440851295">
                <text:p>30.244085129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5.016981869">
                <text:p>15.016981869</text:p>
              </table:table-cell>
              <table:table-cell office:value-type="float" office:value="1.28819133715">
                <text:p>1.28819133715</text:p>
              </table:table-cell>
              <table:table-cell office:value-type="float" office:value="13.7287905319">
                <text:p>13.7287905319</text:p>
              </table:table-cell>
              <table:table-cell office:value-type="float" office:value="30.9181049922">
                <text:p>30.918104992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5.0170182049">
                <text:p>15.0170182049</text:p>
              </table:table-cell>
              <table:table-cell office:value-type="float" office:value="1.2877980646">
                <text:p>1.2877980646</text:p>
              </table:table-cell>
              <table:table-cell office:value-type="float" office:value="13.7292201403">
                <text:p>13.7292201403</text:p>
              </table:table-cell>
              <table:table-cell office:value-type="float" office:value="31.6071460656">
                <text:p>31.607146065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5.0189217887">
                <text:p>15.0189217887</text:p>
              </table:table-cell>
              <table:table-cell office:value-type="float" office:value="1.29296380622">
                <text:p>1.29296380622</text:p>
              </table:table-cell>
              <table:table-cell office:value-type="float" office:value="13.7259579825">
                <text:p>13.7259579825</text:p>
              </table:table-cell>
              <table:table-cell office:value-type="float" office:value="32.3115431125">
                <text:p>32.3115431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.1394082751">
                <text:p>24.1394082751</text:p>
              </table:table-cell>
              <table:table-cell office:value-type="float" office:value="2.30886043121">
                <text:p>2.30886043121</text:p>
              </table:table-cell>
              <table:table-cell office:value-type="float" office:value="21.8305478439">
                <text:p>21.8305478439</text:p>
              </table:table-cell>
              <table:table-cell office:value-type="float" office:value="33.0316383563">
                <text:p>33.031638356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4.1366594648">
                <text:p>24.1366594648</text:p>
              </table:table-cell>
              <table:table-cell office:value-type="float" office:value="2.34183966013">
                <text:p>2.34183966013</text:p>
              </table:table-cell>
              <table:table-cell office:value-type="float" office:value="21.7948198047">
                <text:p>21.7948198047</text:p>
              </table:table-cell>
              <table:table-cell office:value-type="float" office:value="33.7677816469">
                <text:p>33.767781646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4.1347644214">
                <text:p>24.1347644214</text:p>
              </table:table-cell>
              <table:table-cell office:value-type="float" office:value="2.34862807258">
                <text:p>2.34862807258</text:p>
              </table:table-cell>
              <table:table-cell office:value-type="float" office:value="21.7861363488">
                <text:p>21.7861363488</text:p>
              </table:table-cell>
              <table:table-cell office:value-type="float" office:value="34.5203306314">
                <text:p>34.520330631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4.1334826632">
                <text:p>24.1334826632</text:p>
              </table:table-cell>
              <table:table-cell office:value-type="float" office:value="2.35161282026">
                <text:p>2.35161282026</text:p>
              </table:table-cell>
              <table:table-cell office:value-type="float" office:value="21.781869843">
                <text:p>21.781869843</text:p>
              </table:table-cell>
              <table:table-cell office:value-type="float" office:value="35.289650927">
                <text:p>35.28965092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4.1325803595">
                <text:p>24.1325803595</text:p>
              </table:table-cell>
              <table:table-cell office:value-type="float" office:value="2.35101611129">
                <text:p>2.35101611129</text:p>
              </table:table-cell>
              <table:table-cell office:value-type="float" office:value="21.7815642482">
                <text:p>21.7815642482</text:p>
              </table:table-cell>
              <table:table-cell office:value-type="float" office:value="36.0761162994">
                <text:p>36.076116299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4.1318865964">
                <text:p>24.1318865964</text:p>
              </table:table-cell>
              <table:table-cell office:value-type="float" office:value="2.34769854839">
                <text:p>2.34769854839</text:p>
              </table:table-cell>
              <table:table-cell office:value-type="float" office:value="21.784188048">
                <text:p>21.784188048</text:p>
              </table:table-cell>
              <table:table-cell office:value-type="float" office:value="36.8801088438">
                <text:p>36.880108843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4.1313474429">
                <text:p>24.1313474429</text:p>
              </table:table-cell>
              <table:table-cell office:value-type="float" office:value="2.3439478875">
                <text:p>2.3439478875</text:p>
              </table:table-cell>
              <table:table-cell office:value-type="float" office:value="21.7873995554">
                <text:p>21.7873995554</text:p>
              </table:table-cell>
              <table:table-cell office:value-type="float" office:value="37.7020191708">
                <text:p>37.702019170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4.1309288679">
                <text:p>24.1309288679</text:p>
              </table:table-cell>
              <table:table-cell office:value-type="float" office:value="2.34074820879">
                <text:p>2.34074820879</text:p>
              </table:table-cell>
              <table:table-cell office:value-type="float" office:value="21.7901806591">
                <text:p>21.7901806591</text:p>
              </table:table-cell>
              <table:table-cell office:value-type="float" office:value="38.5422465964">
                <text:p>38.542246596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4.1306141877">
                <text:p>24.1306141877</text:p>
              </table:table-cell>
              <table:table-cell office:value-type="float" office:value="2.3393813228">
                <text:p>2.3393813228</text:p>
              </table:table-cell>
              <table:table-cell office:value-type="float" office:value="21.7912328649">
                <text:p>21.7912328649</text:p>
              </table:table-cell>
              <table:table-cell office:value-type="float" office:value="39.4011993353">
                <text:p>39.4011993353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4.1302671397">
                <text:p>24.1302671397</text:p>
              </table:table-cell>
              <table:table-cell office:value-type="float" office:value="2.33767275818">
                <text:p>2.33767275818</text:p>
              </table:table-cell>
              <table:table-cell office:value-type="float" office:value="21.7925943815">
                <text:p>21.7925943815</text:p>
              </table:table-cell>
              <table:table-cell office:value-type="float" office:value="40.2792947002">
                <text:p>40.279294700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4.130004465">
                <text:p>24.130004465</text:p>
              </table:table-cell>
              <table:table-cell office:value-type="float" office:value="2.33198912031">
                <text:p>2.33198912031</text:p>
              </table:table-cell>
              <table:table-cell office:value-type="float" office:value="21.7980153447">
                <text:p>21.7980153447</text:p>
              </table:table-cell>
              <table:table-cell office:value-type="float" office:value="41.1769593037">
                <text:p>41.176959303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4.1515870047">
                <text:p>24.1515870047</text:p>
              </table:table-cell>
              <table:table-cell office:value-type="float" office:value="2.3843786828">
                <text:p>2.3843786828</text:p>
              </table:table-cell>
              <table:table-cell office:value-type="float" office:value="21.7672083219">
                <text:p>21.7672083219</text:p>
              </table:table-cell>
              <table:table-cell office:value-type="float" office:value="42.0946292658">
                <text:p>42.0946292658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4.1552217301">
                <text:p>24.1552217301</text:p>
              </table:table-cell>
              <table:table-cell office:value-type="float" office:value="2.51896763484">
                <text:p>2.51896763484</text:p>
              </table:table-cell>
              <table:table-cell office:value-type="float" office:value="21.6362540953">
                <text:p>21.6362540953</text:p>
              </table:table-cell>
              <table:table-cell office:value-type="float" office:value="43.0327504263">
                <text:p>43.0327504263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4.1490710705">
                <text:p>24.1490710705</text:p>
              </table:table-cell>
              <table:table-cell office:value-type="float" office:value="2.65876534287">
                <text:p>2.65876534287</text:p>
              </table:table-cell>
              <table:table-cell office:value-type="float" office:value="21.4903057276">
                <text:p>21.4903057276</text:p>
              </table:table-cell>
              <table:table-cell office:value-type="float" office:value="43.9917785606">
                <text:p>43.991778560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4.1303763266">
                <text:p>24.1303763266</text:p>
              </table:table-cell>
              <table:table-cell office:value-type="float" office:value="2.73145933039">
                <text:p>2.73145933039</text:p>
              </table:table-cell>
              <table:table-cell office:value-type="float" office:value="21.3989169962">
                <text:p>21.3989169962</text:p>
              </table:table-cell>
              <table:table-cell office:value-type="float" office:value="44.9721796016">
                <text:p>44.972179601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4.122433941">
                <text:p>24.122433941</text:p>
              </table:table-cell>
              <table:table-cell office:value-type="float" office:value="2.73854344598">
                <text:p>2.73854344598</text:p>
              </table:table-cell>
              <table:table-cell office:value-type="float" office:value="21.383890495">
                <text:p>21.383890495</text:p>
              </table:table-cell>
              <table:table-cell office:value-type="float" office:value="45.9744298662">
                <text:p>45.974429866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4.121277949">
                <text:p>24.121277949</text:p>
              </table:table-cell>
              <table:table-cell office:value-type="float" office:value="2.75480453741">
                <text:p>2.75480453741</text:p>
              </table:table-cell>
              <table:table-cell office:value-type="float" office:value="21.3664734116">
                <text:p>21.3664734116</text:p>
              </table:table-cell>
              <table:table-cell office:value-type="float" office:value="46.9990162861">
                <text:p>46.9990162861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4.1202723927">
                <text:p>24.1202723927</text:p>
              </table:table-cell>
              <table:table-cell office:value-type="float" office:value="2.77933559437">
                <text:p>2.77933559437</text:p>
              </table:table-cell>
              <table:table-cell office:value-type="float" office:value="21.3409367983">
                <text:p>21.3409367983</text:p>
              </table:table-cell>
              <table:table-cell office:value-type="float" office:value="48.0464366451">
                <text:p>48.046436645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4.1194431616">
                <text:p>24.1194431616</text:p>
              </table:table-cell>
              <table:table-cell office:value-type="float" office:value="2.80501927795">
                <text:p>2.80501927795</text:p>
              </table:table-cell>
              <table:table-cell office:value-type="float" office:value="21.3144238837">
                <text:p>21.3144238837</text:p>
              </table:table-cell>
              <table:table-cell office:value-type="float" office:value="49.1171998206">
                <text:p>49.117199820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4.1188512426">
                <text:p>24.1188512426</text:p>
              </table:table-cell>
              <table:table-cell office:value-type="float" office:value="2.82579244311">
                <text:p>2.82579244311</text:p>
              </table:table-cell>
              <table:table-cell office:value-type="float" office:value="21.2930587995">
                <text:p>21.2930587995</text:p>
              </table:table-cell>
              <table:table-cell office:value-type="float" office:value="50.2118260306">
                <text:p>50.21182603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4.1182351024">
                <text:p>24.1182351024</text:p>
              </table:table-cell>
              <table:table-cell office:value-type="float" office:value="2.82488123002">
                <text:p>2.82488123002</text:p>
              </table:table-cell>
              <table:table-cell office:value-type="float" office:value="21.2933538723">
                <text:p>21.2933538723</text:p>
              </table:table-cell>
              <table:table-cell office:value-type="float" office:value="51.3308470869">
                <text:p>51.330847086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4.1174647564">
                <text:p>24.1174647564</text:p>
              </table:table-cell>
              <table:table-cell office:value-type="float" office:value="2.79928235972">
                <text:p>2.79928235972</text:p>
              </table:table-cell>
              <table:table-cell office:value-type="float" office:value="21.3181823967">
                <text:p>21.3181823967</text:p>
              </table:table-cell>
              <table:table-cell office:value-type="float" office:value="52.4748066531">
                <text:p>52.474806653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4.1215587176">
                <text:p>24.1215587176</text:p>
              </table:table-cell>
              <table:table-cell office:value-type="float" office:value="2.76109975356">
                <text:p>2.76109975356</text:p>
              </table:table-cell>
              <table:table-cell office:value-type="float" office:value="21.3604589641">
                <text:p>21.3604589641</text:p>
              </table:table-cell>
              <table:table-cell office:value-type="float" office:value="53.6442605092">
                <text:p>53.644260509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4.1167128605">
                <text:p>24.1167128605</text:p>
              </table:table-cell>
              <table:table-cell office:value-type="float" office:value="2.76765327434">
                <text:p>2.76765327434</text:p>
              </table:table-cell>
              <table:table-cell office:value-type="float" office:value="21.3490595862">
                <text:p>21.3490595862</text:p>
              </table:table-cell>
              <table:table-cell office:value-type="float" office:value="54.8397768208">
                <text:p>54.839776820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4.1124841949">
                <text:p>24.1124841949</text:p>
              </table:table-cell>
              <table:table-cell office:value-type="float" office:value="2.77621444908">
                <text:p>2.77621444908</text:p>
              </table:table-cell>
              <table:table-cell office:value-type="float" office:value="21.3362697458">
                <text:p>21.3362697458</text:p>
              </table:table-cell>
              <table:table-cell office:value-type="float" office:value="56.0619364162">
                <text:p>56.061936416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4.1104501248">
                <text:p>24.1104501248</text:p>
              </table:table-cell>
              <table:table-cell office:value-type="float" office:value="2.7873344657">
                <text:p>2.7873344657</text:p>
              </table:table-cell>
              <table:table-cell office:value-type="float" office:value="21.3231156591">
                <text:p>21.3231156591</text:p>
              </table:table-cell>
              <table:table-cell office:value-type="float" office:value="57.3113330677">
                <text:p>57.311333067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.1087769201">
                <text:p>24.1087769201</text:p>
              </table:table-cell>
              <table:table-cell office:value-type="float" office:value="2.79834440516">
                <text:p>2.79834440516</text:p>
              </table:table-cell>
              <table:table-cell office:value-type="float" office:value="21.3104325149">
                <text:p>21.3104325149</text:p>
              </table:table-cell>
              <table:table-cell office:value-type="float" office:value="58.5885737804">
                <text:p>58.588573780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4.1073276537">
                <text:p>24.1073276537</text:p>
              </table:table-cell>
              <table:table-cell office:value-type="float" office:value="2.80892446524">
                <text:p>2.80892446524</text:p>
              </table:table-cell>
              <table:table-cell office:value-type="float" office:value="21.2984031885">
                <text:p>21.2984031885</text:p>
              </table:table-cell>
              <table:table-cell office:value-type="float" office:value="59.8942790873">
                <text:p>59.894279087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3.7596557967">
                <text:p>43.7596557967</text:p>
              </table:table-cell>
              <table:table-cell office:value-type="float" office:value="5.20245426302">
                <text:p>5.20245426302</text:p>
              </table:table-cell>
              <table:table-cell office:value-type="float" office:value="38.5572015337">
                <text:p>38.5572015337</text:p>
              </table:table-cell>
              <table:table-cell office:value-type="float" office:value="61.2290833505">
                <text:p>61.229083350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3.7584034333">
                <text:p>43.7584034333</text:p>
              </table:table-cell>
              <table:table-cell office:value-type="float" office:value="5.20065617579">
                <text:p>5.20065617579</text:p>
              </table:table-cell>
              <table:table-cell office:value-type="float" office:value="38.5577472575">
                <text:p>38.5577472575</text:p>
              </table:table-cell>
              <table:table-cell office:value-type="float" office:value="62.5936350696">
                <text:p>62.59363506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.7569693051">
                <text:p>43.7569693051</text:p>
              </table:table-cell>
              <table:table-cell office:value-type="float" office:value="5.19903222751">
                <text:p>5.19903222751</text:p>
              </table:table-cell>
              <table:table-cell office:value-type="float" office:value="38.5579370776">
                <text:p>38.5579370776</text:p>
              </table:table-cell>
              <table:table-cell office:value-type="float" office:value="63.9885971964">
                <text:p>63.988597196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3.7555861548">
                <text:p>43.7555861548</text:p>
              </table:table-cell>
              <table:table-cell office:value-type="float" office:value="5.20268569034">
                <text:p>5.20268569034</text:p>
              </table:table-cell>
              <table:table-cell office:value-type="float" office:value="38.5529004644">
                <text:p>38.5529004644</text:p>
              </table:table-cell>
              <table:table-cell office:value-type="float" office:value="65.4146474576">
                <text:p>65.414647457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3.754903395">
                <text:p>43.754903395</text:p>
              </table:table-cell>
              <table:table-cell office:value-type="float" office:value="5.19824470464">
                <text:p>5.19824470464</text:p>
              </table:table-cell>
              <table:table-cell office:value-type="float" office:value="38.5566586904">
                <text:p>38.5566586904</text:p>
              </table:table-cell>
              <table:table-cell office:value-type="float" office:value="66.8724786835">
                <text:p>66.872478683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3.7542669012">
                <text:p>43.7542669012</text:p>
              </table:table-cell>
              <table:table-cell office:value-type="float" office:value="5.19322325733">
                <text:p>5.19322325733</text:p>
              </table:table-cell>
              <table:table-cell office:value-type="float" office:value="38.5610436439">
                <text:p>38.5610436439</text:p>
              </table:table-cell>
              <table:table-cell office:value-type="float" office:value="68.3627991448">
                <text:p>68.362799144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3.7531503382">
                <text:p>43.7531503382</text:p>
              </table:table-cell>
              <table:table-cell office:value-type="float" office:value="5.1873498983">
                <text:p>5.1873498983</text:p>
              </table:table-cell>
              <table:table-cell office:value-type="float" office:value="38.5658004399">
                <text:p>38.5658004399</text:p>
              </table:table-cell>
              <table:table-cell office:value-type="float" office:value="69.8863328968">
                <text:p>69.886332896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3.7516183301">
                <text:p>43.7516183301</text:p>
              </table:table-cell>
              <table:table-cell office:value-type="float" office:value="5.17500800357">
                <text:p>5.17500800357</text:p>
              </table:table-cell>
              <table:table-cell office:value-type="float" office:value="38.5766103265">
                <text:p>38.5766103265</text:p>
              </table:table-cell>
              <table:table-cell office:value-type="float" office:value="71.4438201312">
                <text:p>71.443820131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3.7509641041">
                <text:p>43.7509641041</text:p>
              </table:table-cell>
              <table:table-cell office:value-type="float" office:value="5.15379411521">
                <text:p>5.15379411521</text:p>
              </table:table-cell>
              <table:table-cell office:value-type="float" office:value="38.5971699888">
                <text:p>38.5971699888</text:p>
              </table:table-cell>
              <table:table-cell office:value-type="float" office:value="73.0360175355">
                <text:p>73.03601753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3.7490410378">
                <text:p>43.7490410378</text:p>
              </table:table-cell>
              <table:table-cell office:value-type="float" office:value="5.12615472797">
                <text:p>5.12615472797</text:p>
              </table:table-cell>
              <table:table-cell office:value-type="float" office:value="38.6228863098">
                <text:p>38.6228863098</text:p>
              </table:table-cell>
              <table:table-cell office:value-type="float" office:value="74.6636986606">
                <text:p>74.663698660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3.7478350305">
                <text:p>43.7478350305</text:p>
              </table:table-cell>
              <table:table-cell office:value-type="float" office:value="5.11468377664">
                <text:p>5.11468377664</text:p>
              </table:table-cell>
              <table:table-cell office:value-type="float" office:value="38.6331512538">
                <text:p>38.6331512538</text:p>
              </table:table-cell>
              <table:table-cell office:value-type="float" office:value="76.3276542971">
                <text:p>76.327654297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3.7475275383">
                <text:p>43.7475275383</text:p>
              </table:table-cell>
              <table:table-cell office:value-type="float" office:value="5.10380500402">
                <text:p>5.10380500402</text:p>
              </table:table-cell>
              <table:table-cell office:value-type="float" office:value="38.6437225343">
                <text:p>38.6437225343</text:p>
              </table:table-cell>
              <table:table-cell office:value-type="float" office:value="78.0286928589">
                <text:p>78.02869285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.7475718669">
                <text:p>43.7475718669</text:p>
              </table:table-cell>
              <table:table-cell office:value-type="float" office:value="5.09831604728">
                <text:p>5.09831604728</text:p>
              </table:table-cell>
              <table:table-cell office:value-type="float" office:value="38.6492558196">
                <text:p>38.6492558196</text:p>
              </table:table-cell>
              <table:table-cell office:value-type="float" office:value="79.7676407763">
                <text:p>79.767640776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3.8119723218">
                <text:p>43.8119723218</text:p>
              </table:table-cell>
              <table:table-cell office:value-type="float" office:value="5.0886983787">
                <text:p>5.0886983787</text:p>
              </table:table-cell>
              <table:table-cell office:value-type="float" office:value="38.7232739431">
                <text:p>38.7232739431</text:p>
              </table:table-cell>
              <table:table-cell office:value-type="float" office:value="81.5453428974">
                <text:p>81.545342897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3.8358403272">
                <text:p>43.8358403272</text:p>
              </table:table-cell>
              <table:table-cell office:value-type="float" office:value="5.61020903895">
                <text:p>5.61020903895</text:p>
              </table:table-cell>
              <table:table-cell office:value-type="float" office:value="38.2256312883">
                <text:p>38.2256312883</text:p>
              </table:table-cell>
              <table:table-cell office:value-type="float" office:value="83.3626628986">
                <text:p>83.362662898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3.7414343514">
                <text:p>43.7414343514</text:p>
              </table:table-cell>
              <table:table-cell office:value-type="float" office:value="5.96629355471">
                <text:p>5.96629355471</text:p>
              </table:table-cell>
              <table:table-cell office:value-type="float" office:value="37.7751407967">
                <text:p>37.7751407967</text:p>
              </table:table-cell>
              <table:table-cell office:value-type="float" office:value="85.2204837043">
                <text:p>85.220483704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3.7258490288">
                <text:p>43.7258490288</text:p>
              </table:table-cell>
              <table:table-cell office:value-type="float" office:value="5.9687321906">
                <text:p>5.9687321906</text:p>
              </table:table-cell>
              <table:table-cell office:value-type="float" office:value="37.7571168382">
                <text:p>37.7571168382</text:p>
              </table:table-cell>
              <table:table-cell office:value-type="float" office:value="87.1197079157">
                <text:p>87.119707915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3.7217416223">
                <text:p>43.7217416223</text:p>
              </table:table-cell>
              <table:table-cell office:value-type="float" office:value="5.95329919946">
                <text:p>5.95329919946</text:p>
              </table:table-cell>
              <table:table-cell office:value-type="float" office:value="37.7684424229">
                <text:p>37.7684424229</text:p>
              </table:table-cell>
              <table:table-cell office:value-type="float" office:value="89.0612582492">
                <text:p>89.061258249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3.7189406385">
                <text:p>43.7189406385</text:p>
              </table:table-cell>
              <table:table-cell office:value-type="float" office:value="5.94981352255">
                <text:p>5.94981352255</text:p>
              </table:table-cell>
              <table:table-cell office:value-type="float" office:value="37.7691271159">
                <text:p>37.7691271159</text:p>
              </table:table-cell>
              <table:table-cell office:value-type="float" office:value="91.046077985">
                <text:p>91.04607798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3.7162519407">
                <text:p>43.7162519407</text:p>
              </table:table-cell>
              <table:table-cell office:value-type="float" office:value="5.94591946458">
                <text:p>5.94591946458</text:p>
              </table:table-cell>
              <table:table-cell office:value-type="float" office:value="37.7703324761">
                <text:p>37.7703324761</text:p>
              </table:table-cell>
              <table:table-cell office:value-type="float" office:value="93.0751314255">
                <text:p>93.075131425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3.7096372083">
                <text:p>43.7096372083</text:p>
              </table:table-cell>
              <table:table-cell office:value-type="float" office:value="6.04093823182">
                <text:p>6.04093823182</text:p>
              </table:table-cell>
              <table:table-cell office:value-type="float" office:value="37.6686989764">
                <text:p>37.6686989764</text:p>
              </table:table-cell>
              <table:table-cell office:value-type="float" office:value="95.1494043631">
                <text:p>95.149404363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3.7009796114">
                <text:p>43.7009796114</text:p>
              </table:table-cell>
              <table:table-cell office:value-type="float" office:value="6.03660946464">
                <text:p>6.03660946464</text:p>
              </table:table-cell>
              <table:table-cell office:value-type="float" office:value="37.6643701467">
                <text:p>37.6643701467</text:p>
              </table:table-cell>
              <table:table-cell office:value-type="float" office:value="97.2699045598">
                <text:p>97.26990455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.3539672357">
                <text:p>82.3539672357</text:p>
              </table:table-cell>
              <table:table-cell office:value-type="float" office:value="11.6735343722">
                <text:p>11.6735343722</text:p>
              </table:table-cell>
              <table:table-cell office:value-type="float" office:value="70.6804328635">
                <text:p>70.6804328635</text:p>
              </table:table-cell>
              <table:table-cell office:value-type="float" office:value="99.4376622366">
                <text:p>99.4376622366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82.3490193727">
                <text:p>82.3490193727</text:p>
              </table:table-cell>
              <table:table-cell office:value-type="float" office:value="11.6742617131">
                <text:p>11.6742617131</text:p>
              </table:table-cell>
              <table:table-cell office:value-type="float" office:value="70.6747576596">
                <text:p>70.6747576596</text:p>
              </table:table-cell>
              <table:table-cell office:value-type="float" office:value="101.653730574">
                <text:p>101.653730574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82.34461386">
                <text:p>82.34461386</text:p>
              </table:table-cell>
              <table:table-cell office:value-type="float" office:value="11.6780664745">
                <text:p>11.6780664745</text:p>
              </table:table-cell>
              <table:table-cell office:value-type="float" office:value="70.6665473855">
                <text:p>70.6665473855</text:p>
              </table:table-cell>
              <table:table-cell office:value-type="float" office:value="103.919186224">
                <text:p>103.919186224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82.340364085">
                <text:p>82.340364085</text:p>
              </table:table-cell>
              <table:table-cell office:value-type="float" office:value="11.6797190075">
                <text:p>11.6797190075</text:p>
              </table:table-cell>
              <table:table-cell office:value-type="float" office:value="70.6606450775">
                <text:p>70.6606450775</text:p>
              </table:table-cell>
              <table:table-cell office:value-type="float" office:value="106.235129832">
                <text:p>106.235129832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82.3355203894">
                <text:p>82.3355203894</text:p>
              </table:table-cell>
              <table:table-cell office:value-type="float" office:value="11.6768656275">
                <text:p>11.6768656275</text:p>
              </table:table-cell>
              <table:table-cell office:value-type="float" office:value="70.6586547618">
                <text:p>70.6586547618</text:p>
              </table:table-cell>
              <table:table-cell office:value-type="float" office:value="108.602686573">
                <text:p>108.60268657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82.3319722892">
                <text:p>82.3319722892</text:p>
              </table:table-cell>
              <table:table-cell office:value-type="float" office:value="11.6235567916">
                <text:p>11.6235567916</text:p>
              </table:table-cell>
              <table:table-cell office:value-type="float" office:value="70.7084154976">
                <text:p>70.7084154976</text:p>
              </table:table-cell>
              <table:table-cell office:value-type="float" office:value="111.023006697">
                <text:p>111.02300669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82.3280135757">
                <text:p>82.3280135757</text:p>
              </table:table-cell>
              <table:table-cell office:value-type="float" office:value="11.6142148795">
                <text:p>11.6142148795</text:p>
              </table:table-cell>
              <table:table-cell office:value-type="float" office:value="70.7137986962">
                <text:p>70.7137986962</text:p>
              </table:table-cell>
              <table:table-cell office:value-type="float" office:value="113.497266091">
                <text:p>113.49726609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82.3242268235">
                <text:p>82.3242268235</text:p>
              </table:table-cell>
              <table:table-cell office:value-type="float" office:value="11.6124961439">
                <text:p>11.6124961439</text:p>
              </table:table-cell>
              <table:table-cell office:value-type="float" office:value="70.7117306795">
                <text:p>70.7117306795</text:p>
              </table:table-cell>
              <table:table-cell office:value-type="float" office:value="116.026666844">
                <text:p>116.026666844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82.3206248847">
                <text:p>82.3206248847</text:p>
              </table:table-cell>
              <table:table-cell office:value-type="float" office:value="11.6119822672">
                <text:p>11.6119822672</text:p>
              </table:table-cell>
              <table:table-cell office:value-type="float" office:value="70.7086426175">
                <text:p>70.7086426175</text:p>
              </table:table-cell>
              <table:table-cell office:value-type="float" office:value="118.612437838">
                <text:p>118.612437838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82.3172109987">
                <text:p>82.3172109987</text:p>
              </table:table-cell>
              <table:table-cell office:value-type="float" office:value="11.6126993898">
                <text:p>11.6126993898</text:p>
              </table:table-cell>
              <table:table-cell office:value-type="float" office:value="70.7045116089">
                <text:p>70.7045116089</text:p>
              </table:table-cell>
              <table:table-cell office:value-type="float" office:value="121.25583534">
                <text:p>121.2558353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2.3138790069">
                <text:p>82.3138790069</text:p>
              </table:table-cell>
              <table:table-cell office:value-type="float" office:value="11.6125977487">
                <text:p>11.6125977487</text:p>
              </table:table-cell>
              <table:table-cell office:value-type="float" office:value="70.7012812582">
                <text:p>70.7012812582</text:p>
              </table:table-cell>
              <table:table-cell office:value-type="float" office:value="123.958143614">
                <text:p>123.958143614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82.313026344">
                <text:p>82.313026344</text:p>
              </table:table-cell>
              <table:table-cell office:value-type="float" office:value="11.6215321054">
                <text:p>11.6215321054</text:p>
              </table:table-cell>
              <table:table-cell office:value-type="float" office:value="70.6914942386">
                <text:p>70.6914942386</text:p>
              </table:table-cell>
              <table:table-cell office:value-type="float" office:value="126.720675546">
                <text:p>126.72067554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82.3064207797">
                <text:p>82.3064207797</text:p>
              </table:table-cell>
              <table:table-cell office:value-type="float" office:value="11.6272548428">
                <text:p>11.6272548428</text:p>
              </table:table-cell>
              <table:table-cell office:value-type="float" office:value="70.6791659369">
                <text:p>70.6791659369</text:p>
              </table:table-cell>
              <table:table-cell office:value-type="float" office:value="129.544773282">
                <text:p>129.544773282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82.3050381113">
                <text:p>82.3050381113</text:p>
              </table:table-cell>
              <table:table-cell office:value-type="float" office:value="11.627189987">
                <text:p>11.627189987</text:p>
              </table:table-cell>
              <table:table-cell office:value-type="float" office:value="70.6778481243">
                <text:p>70.6778481243</text:p>
              </table:table-cell>
              <table:table-cell office:value-type="float" office:value="132.431808877">
                <text:p>132.43180887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82.3012696774">
                <text:p>82.3012696774</text:p>
              </table:table-cell>
              <table:table-cell office:value-type="float" office:value="11.635129284">
                <text:p>11.635129284</text:p>
              </table:table-cell>
              <table:table-cell office:value-type="float" office:value="70.6661403934">
                <text:p>70.6661403934</text:p>
              </table:table-cell>
              <table:table-cell office:value-type="float" office:value="135.383184965">
                <text:p>135.38318496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82.2957858883">
                <text:p>82.2957858883</text:p>
              </table:table-cell>
              <table:table-cell office:value-type="float" office:value="11.6122957449">
                <text:p>11.6122957449</text:p>
              </table:table-cell>
              <table:table-cell office:value-type="float" office:value="70.6834901434">
                <text:p>70.6834901434</text:p>
              </table:table-cell>
              <table:table-cell office:value-type="float" office:value="138.400335437">
                <text:p>138.400335437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82.2849175382">
                <text:p>82.2849175382</text:p>
              </table:table-cell>
              <table:table-cell office:value-type="float" office:value="11.5769810104">
                <text:p>11.5769810104</text:p>
              </table:table-cell>
              <table:table-cell office:value-type="float" office:value="70.7079365278">
                <text:p>70.7079365278</text:p>
              </table:table-cell>
              <table:table-cell office:value-type="float" office:value="141.484726144">
                <text:p>141.484726144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82.2848445056">
                <text:p>82.2848445056</text:p>
              </table:table-cell>
              <table:table-cell office:value-type="float" office:value="11.5822276224">
                <text:p>11.5822276224</text:p>
              </table:table-cell>
              <table:table-cell office:value-type="float" office:value="70.7026168832">
                <text:p>70.7026168832</text:p>
              </table:table-cell>
              <table:table-cell office:value-type="float" office:value="144.6378556">
                <text:p>144.6378556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82.5508417068">
                <text:p>82.5508417068</text:p>
              </table:table-cell>
              <table:table-cell office:value-type="float" office:value="11.8894609358">
                <text:p>11.8894609358</text:p>
              </table:table-cell>
              <table:table-cell office:value-type="float" office:value="70.661380771">
                <text:p>70.661380771</text:p>
              </table:table-cell>
              <table:table-cell office:value-type="float" office:value="147.861255718">
                <text:p>147.861255718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82.2400717081">
                <text:p>82.2400717081</text:p>
              </table:table-cell>
              <table:table-cell office:value-type="float" office:value="13.1908095334">
                <text:p>13.1908095334</text:p>
              </table:table-cell>
              <table:table-cell office:value-type="float" office:value="69.0492621746">
                <text:p>69.0492621746</text:p>
              </table:table-cell>
              <table:table-cell office:value-type="float" office:value="151.15649255">
                <text:p>151.1564925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2.212247684">
                <text:p>82.212247684</text:p>
              </table:table-cell>
              <table:table-cell office:value-type="float" office:value="13.1634705138">
                <text:p>13.1634705138</text:p>
              </table:table-cell>
              <table:table-cell office:value-type="float" office:value="69.0487771702">
                <text:p>69.0487771702</text:p>
              </table:table-cell>
              <table:table-cell office:value-type="float" office:value="154.52516705">
                <text:p>154.5251670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82.1958012328">
                <text:p>82.1958012328</text:p>
              </table:table-cell>
              <table:table-cell office:value-type="float" office:value="13.1311549285">
                <text:p>13.1311549285</text:p>
              </table:table-cell>
              <table:table-cell office:value-type="float" office:value="69.0646463043">
                <text:p>69.0646463043</text:p>
              </table:table-cell>
              <table:table-cell office:value-type="float" office:value="157.96891585">
                <text:p>157.9689158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82.1652543655">
                <text:p>82.1652543655</text:p>
              </table:table-cell>
              <table:table-cell office:value-type="float" office:value="13.2191530177">
                <text:p>13.2191530177</text:p>
              </table:table-cell>
              <table:table-cell office:value-type="float" office:value="68.9461013478">
                <text:p>68.9461013478</text:p>
              </table:table-cell>
              <table:table-cell office:value-type="float" office:value="161.489412057">
                <text:p>161.489412057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82.128938179">
                <text:p>82.128938179</text:p>
              </table:table-cell>
              <table:table-cell office:value-type="float" office:value="13.2151980018">
                <text:p>13.2151980018</text:p>
              </table:table-cell>
              <table:table-cell office:value-type="float" office:value="68.9137401773">
                <text:p>68.9137401773</text:p>
              </table:table-cell>
              <table:table-cell office:value-type="float" office:value="165.088366064">
                <text:p>165.088366064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82.1006525308">
                <text:p>82.1006525308</text:p>
              </table:table-cell>
              <table:table-cell office:value-type="float" office:value="13.2080269493">
                <text:p>13.2080269493</text:p>
              </table:table-cell>
              <table:table-cell office:value-type="float" office:value="68.8926255816">
                <text:p>68.8926255816</text:p>
              </table:table-cell>
              <table:table-cell office:value-type="float" office:value="168.767526381">
                <text:p>168.76752638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82.0773665421">
                <text:p>82.0773665421</text:p>
              </table:table-cell>
              <table:table-cell office:value-type="float" office:value="13.2042728669">
                <text:p>13.2042728669</text:p>
              </table:table-cell>
              <table:table-cell office:value-type="float" office:value="68.8730936752">
                <text:p>68.8730936752</text:p>
              </table:table-cell>
              <table:table-cell office:value-type="float" office:value="172.528680486">
                <text:p>172.52868048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82.0576524783">
                <text:p>82.0576524783</text:p>
              </table:table-cell>
              <table:table-cell office:value-type="float" office:value="13.187560767">
                <text:p>13.187560767</text:p>
              </table:table-cell>
              <table:table-cell office:value-type="float" office:value="68.8700917112">
                <text:p>68.8700917112</text:p>
              </table:table-cell>
              <table:table-cell office:value-type="float" office:value="176.373655695">
                <text:p>176.37365569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82.0402764817">
                <text:p>82.0402764817</text:p>
              </table:table-cell>
              <table:table-cell office:value-type="float" office:value="13.1664373882">
                <text:p>13.1664373882</text:p>
              </table:table-cell>
              <table:table-cell office:value-type="float" office:value="68.8738390935">
                <text:p>68.8738390935</text:p>
              </table:table-cell>
              <table:table-cell office:value-type="float" office:value="180.304320045">
                <text:p>180.30432004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57.650745895">
                <text:p>157.650745895</text:p>
              </table:table-cell>
              <table:table-cell office:value-type="float" office:value="26.5096678271">
                <text:p>26.5096678271</text:p>
              </table:table-cell>
              <table:table-cell office:value-type="float" office:value="131.141078067">
                <text:p>131.141078067</text:p>
              </table:table-cell>
              <table:table-cell office:value-type="float" office:value="184.322583203">
                <text:p>184.32258320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57.642616115">
                <text:p>157.642616115</text:p>
              </table:table-cell>
              <table:table-cell office:value-type="float" office:value="26.512328489">
                <text:p>26.512328489</text:p>
              </table:table-cell>
              <table:table-cell office:value-type="float" office:value="131.130287626">
                <text:p>131.130287626</text:p>
              </table:table-cell>
              <table:table-cell office:value-type="float" office:value="188.430397399">
                <text:p>188.43039739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57.635183336">
                <text:p>157.635183336</text:p>
              </table:table-cell>
              <table:table-cell office:value-type="float" office:value="26.5145864386">
                <text:p>26.5145864386</text:p>
              </table:table-cell>
              <table:table-cell office:value-type="float" office:value="131.120596897">
                <text:p>131.120596897</text:p>
              </table:table-cell>
              <table:table-cell office:value-type="float" office:value="192.629758366">
                <text:p>192.629758366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57.627784653">
                <text:p>157.627784653</text:p>
              </table:table-cell>
              <table:table-cell office:value-type="float" office:value="26.5088257111">
                <text:p>26.5088257111</text:p>
              </table:table-cell>
              <table:table-cell office:value-type="float" office:value="131.118958942">
                <text:p>131.118958942</text:p>
              </table:table-cell>
              <table:table-cell office:value-type="float" office:value="196.922706317">
                <text:p>196.922706317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57.619218753">
                <text:p>157.619218753</text:p>
              </table:table-cell>
              <table:table-cell office:value-type="float" office:value="26.5137604365">
                <text:p>26.5137604365</text:p>
              </table:table-cell>
              <table:table-cell office:value-type="float" office:value="131.105458317">
                <text:p>131.105458317</text:p>
              </table:table-cell>
              <table:table-cell office:value-type="float" office:value="201.311326932">
                <text:p>201.31132693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57.610093014">
                <text:p>157.610093014</text:p>
              </table:table-cell>
              <table:table-cell office:value-type="float" office:value="26.3988318653">
                <text:p>26.3988318653</text:p>
              </table:table-cell>
              <table:table-cell office:value-type="float" office:value="131.211261149">
                <text:p>131.211261149</text:p>
              </table:table-cell>
              <table:table-cell office:value-type="float" office:value="205.797752373">
                <text:p>205.79775237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57.60025161">
                <text:p>157.60025161</text:p>
              </table:table-cell>
              <table:table-cell office:value-type="float" office:value="26.395368687">
                <text:p>26.395368687</text:p>
              </table:table-cell>
              <table:table-cell office:value-type="float" office:value="131.204882923">
                <text:p>131.204882923</text:p>
              </table:table-cell>
              <table:table-cell office:value-type="float" office:value="210.384162317">
                <text:p>210.38416231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57.591286334">
                <text:p>157.591286334</text:p>
              </table:table-cell>
              <table:table-cell office:value-type="float" office:value="26.3941183565">
                <text:p>26.3941183565</text:p>
              </table:table-cell>
              <table:table-cell office:value-type="float" office:value="131.197167977">
                <text:p>131.197167977</text:p>
              </table:table-cell>
              <table:table-cell office:value-type="float" office:value="215.072785021">
                <text:p>215.072785021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57.581332398">
                <text:p>157.581332398</text:p>
              </table:table-cell>
              <table:table-cell office:value-type="float" office:value="26.3841599403">
                <text:p>26.3841599403</text:p>
              </table:table-cell>
              <table:table-cell office:value-type="float" office:value="131.197172458">
                <text:p>131.197172458</text:p>
              </table:table-cell>
              <table:table-cell office:value-type="float" office:value="219.865898399">
                <text:p>219.86589839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57.57485431">
                <text:p>157.57485431</text:p>
              </table:table-cell>
              <table:table-cell office:value-type="float" office:value="26.3854563663">
                <text:p>26.3854563663</text:p>
              </table:table-cell>
              <table:table-cell office:value-type="float" office:value="131.189397944">
                <text:p>131.189397944</text:p>
              </table:table-cell>
              <table:table-cell office:value-type="float" office:value="224.765831131">
                <text:p>224.76583113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57.563310983">
                <text:p>157.563310983</text:p>
              </table:table-cell>
              <table:table-cell office:value-type="float" office:value="26.2703081432">
                <text:p>26.2703081432</text:p>
              </table:table-cell>
              <table:table-cell office:value-type="float" office:value="131.29300284">
                <text:p>131.29300284</text:p>
              </table:table-cell>
              <table:table-cell office:value-type="float" office:value="229.774963792">
                <text:p>229.774963792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57.554248951">
                <text:p>157.554248951</text:p>
              </table:table-cell>
              <table:table-cell office:value-type="float" office:value="26.2441149283">
                <text:p>26.2441149283</text:p>
              </table:table-cell>
              <table:table-cell office:value-type="float" office:value="131.310134023">
                <text:p>131.310134023</text:p>
              </table:table-cell>
              <table:table-cell office:value-type="float" office:value="234.895730014">
                <text:p>234.89573001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57.546300164">
                <text:p>157.546300164</text:p>
              </table:table-cell>
              <table:table-cell office:value-type="float" office:value="26.2412460707">
                <text:p>26.2412460707</text:p>
              </table:table-cell>
              <table:table-cell office:value-type="float" office:value="131.305054093">
                <text:p>131.305054093</text:p>
              </table:table-cell>
              <table:table-cell office:value-type="float" office:value="240.130617663">
                <text:p>240.13061766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57.546585709">
                <text:p>157.546585709</text:p>
              </table:table-cell>
              <table:table-cell office:value-type="float" office:value="26.2418828">
                <text:p>26.2418828</text:p>
              </table:table-cell>
              <table:table-cell office:value-type="float" office:value="131.304702909">
                <text:p>131.304702909</text:p>
              </table:table-cell>
              <table:table-cell office:value-type="float" office:value="245.48217005">
                <text:p>245.4821700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57.526346447">
                <text:p>157.526346447</text:p>
              </table:table-cell>
              <table:table-cell office:value-type="float" office:value="26.2645501966">
                <text:p>26.2645501966</text:p>
              </table:table-cell>
              <table:table-cell office:value-type="float" office:value="131.261796251">
                <text:p>131.261796251</text:p>
              </table:table-cell>
              <table:table-cell office:value-type="float" office:value="250.952987165">
                <text:p>250.95298716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57.517033339">
                <text:p>157.517033339</text:p>
              </table:table-cell>
              <table:table-cell office:value-type="float" office:value="26.2893042427">
                <text:p>26.2893042427</text:p>
              </table:table-cell>
              <table:table-cell office:value-type="float" office:value="131.227729097">
                <text:p>131.227729097</text:p>
              </table:table-cell>
              <table:table-cell office:value-type="float" office:value="256.545726943">
                <text:p>256.545726943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57.479112165">
                <text:p>157.479112165</text:p>
              </table:table-cell>
              <table:table-cell office:value-type="float" office:value="26.2432469514">
                <text:p>26.2432469514</text:p>
              </table:table-cell>
              <table:table-cell office:value-type="float" office:value="131.235865213">
                <text:p>131.235865213</text:p>
              </table:table-cell>
              <table:table-cell office:value-type="float" office:value="262.263106554">
                <text:p>262.26310655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58.381318893">
                <text:p>158.381318893</text:p>
              </table:table-cell>
              <table:table-cell office:value-type="float" office:value="26.5741248683">
                <text:p>26.5741248683</text:p>
              </table:table-cell>
              <table:table-cell office:value-type="float" office:value="131.807194024">
                <text:p>131.807194024</text:p>
              </table:table-cell>
              <table:table-cell office:value-type="float" office:value="268.10790372">
                <text:p>268.10790372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57.312228548">
                <text:p>157.312228548</text:p>
              </table:table-cell>
              <table:table-cell office:value-type="float" office:value="29.0855667147">
                <text:p>29.0855667147</text:p>
              </table:table-cell>
              <table:table-cell office:value-type="float" office:value="128.226661833">
                <text:p>128.226661833</text:p>
              </table:table-cell>
              <table:table-cell office:value-type="float" office:value="274.082958072">
                <text:p>274.08295807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57.24069484">
                <text:p>157.24069484</text:p>
              </table:table-cell>
              <table:table-cell office:value-type="float" office:value="29.2813255291">
                <text:p>29.2813255291</text:p>
              </table:table-cell>
              <table:table-cell office:value-type="float" office:value="127.959369311">
                <text:p>127.959369311</text:p>
              </table:table-cell>
              <table:table-cell office:value-type="float" office:value="280.19117252">
                <text:p>280.19117252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57.106960345">
                <text:p>157.106960345</text:p>
              </table:table-cell>
              <table:table-cell office:value-type="float" office:value="29.2558382154">
                <text:p>29.2558382154</text:p>
              </table:table-cell>
              <table:table-cell office:value-type="float" office:value="127.85112213">
                <text:p>127.85112213</text:p>
              </table:table-cell>
              <table:table-cell office:value-type="float" office:value="286.435514673">
                <text:p>286.43551467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57.009559008">
                <text:p>157.009559008</text:p>
              </table:table-cell>
              <table:table-cell office:value-type="float" office:value="29.2312194056">
                <text:p>29.2312194056</text:p>
              </table:table-cell>
              <table:table-cell office:value-type="float" office:value="127.778339602">
                <text:p>127.778339602</text:p>
              </table:table-cell>
              <table:table-cell office:value-type="float" office:value="292.819018272">
                <text:p>292.81901827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99.344784671">
                <text:p>299.344784671</text:p>
              </table:table-cell>
              <table:table-cell office:value-type="float" office:value="57.6042394114">
                <text:p>57.6042394114</text:p>
              </table:table-cell>
              <table:table-cell office:value-type="float" office:value="241.740545259">
                <text:p>241.740545259</text:p>
              </table:table-cell>
              <table:table-cell office:value-type="float" office:value="299.344784671">
                <text:p>299.34478467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99.296097461">
                <text:p>299.296097461</text:p>
              </table:table-cell>
              <table:table-cell office:value-type="float" office:value="57.590781855">
                <text:p>57.590781855</text:p>
              </table:table-cell>
              <table:table-cell office:value-type="float" office:value="241.705315606">
                <text:p>241.705315606</text:p>
              </table:table-cell>
              <table:table-cell office:value-type="float" office:value="306.015984339">
                <text:p>306.015984339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99.256583453">
                <text:p>299.256583453</text:p>
              </table:table-cell>
              <table:table-cell office:value-type="float" office:value="57.4997128">
                <text:p>57.4997128</text:p>
              </table:table-cell>
              <table:table-cell office:value-type="float" office:value="241.756870653">
                <text:p>241.756870653</text:p>
              </table:table-cell>
              <table:table-cell office:value-type="float" office:value="312.835858402">
                <text:p>312.835858402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99.204969335">
                <text:p>299.204969335</text:p>
              </table:table-cell>
              <table:table-cell office:value-type="float" office:value="57.331136522">
                <text:p>57.331136522</text:p>
              </table:table-cell>
              <table:table-cell office:value-type="float" office:value="241.873832813">
                <text:p>241.873832813</text:p>
              </table:table-cell>
              <table:table-cell office:value-type="float" office:value="319.80772022">
                <text:p>319.8077202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99.151081836">
                <text:p>299.151081836</text:p>
              </table:table-cell>
              <table:table-cell office:value-type="float" office:value="57.3126190422">
                <text:p>57.3126190422</text:p>
              </table:table-cell>
              <table:table-cell office:value-type="float" office:value="241.838462794">
                <text:p>241.838462794</text:p>
              </table:table-cell>
              <table:table-cell office:value-type="float" office:value="326.934956993">
                <text:p>326.93495699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99.100470098">
                <text:p>299.100470098</text:p>
              </table:table-cell>
              <table:table-cell office:value-type="float" office:value="57.2956225676">
                <text:p>57.2956225676</text:p>
              </table:table-cell>
              <table:table-cell office:value-type="float" office:value="241.80484753">
                <text:p>241.80484753</text:p>
              </table:table-cell>
              <table:table-cell office:value-type="float" office:value="334.221031406">
                <text:p>334.221031406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99.053616825">
                <text:p>299.053616825</text:p>
              </table:table-cell>
              <table:table-cell office:value-type="float" office:value="57.2803923914">
                <text:p>57.2803923914</text:p>
              </table:table-cell>
              <table:table-cell office:value-type="float" office:value="241.773224433">
                <text:p>241.773224433</text:p>
              </table:table-cell>
              <table:table-cell office:value-type="float" office:value="341.669483318">
                <text:p>341.66948331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99.009144545">
                <text:p>299.009144545</text:p>
              </table:table-cell>
              <table:table-cell office:value-type="float" office:value="57.2673115158">
                <text:p>57.2673115158</text:p>
              </table:table-cell>
              <table:table-cell office:value-type="float" office:value="241.741833029">
                <text:p>241.741833029</text:p>
              </table:table-cell>
              <table:table-cell office:value-type="float" office:value="349.283931474">
                <text:p>349.283931474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98.966520183">
                <text:p>298.966520183</text:p>
              </table:table-cell>
              <table:table-cell office:value-type="float" office:value="57.2551699459">
                <text:p>57.2551699459</text:p>
              </table:table-cell>
              <table:table-cell office:value-type="float" office:value="241.711350237">
                <text:p>241.711350237</text:p>
              </table:table-cell>
              <table:table-cell office:value-type="float" office:value="357.068075267">
                <text:p>357.068075267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98.925424381">
                <text:p>298.925424381</text:p>
              </table:table-cell>
              <table:table-cell office:value-type="float" office:value="57.223981806">
                <text:p>57.223981806</text:p>
              </table:table-cell>
              <table:table-cell office:value-type="float" office:value="241.701442575">
                <text:p>241.701442575</text:p>
              </table:table-cell>
              <table:table-cell office:value-type="float" office:value="365.025696536">
                <text:p>365.02569653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98.885316988">
                <text:p>298.885316988</text:p>
              </table:table-cell>
              <table:table-cell office:value-type="float" office:value="57.2365475572">
                <text:p>57.2365475572</text:p>
              </table:table-cell>
              <table:table-cell office:value-type="float" office:value="241.648769431">
                <text:p>241.648769431</text:p>
              </table:table-cell>
              <table:table-cell office:value-type="float" office:value="373.1606614">
                <text:p>373.1606614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98.846592781">
                <text:p>298.846592781</text:p>
              </table:table-cell>
              <table:table-cell office:value-type="float" office:value="57.2212020301">
                <text:p>57.2212020301</text:p>
              </table:table-cell>
              <table:table-cell office:value-type="float" office:value="241.625390751">
                <text:p>241.625390751</text:p>
              </table:table-cell>
              <table:table-cell office:value-type="float" office:value="381.47692214">
                <text:p>381.47692214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98.810920137">
                <text:p>298.810920137</text:p>
              </table:table-cell>
              <table:table-cell office:value-type="float" office:value="57.2126351661">
                <text:p>57.2126351661</text:p>
              </table:table-cell>
              <table:table-cell office:value-type="float" office:value="241.598284971">
                <text:p>241.598284971</text:p>
              </table:table-cell>
              <table:table-cell office:value-type="float" office:value="389.978519116">
                <text:p>389.978519116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98.764088697">
                <text:p>298.764088697</text:p>
              </table:table-cell>
              <table:table-cell office:value-type="float" office:value="57.1951104311">
                <text:p>57.1951104311</text:p>
              </table:table-cell>
              <table:table-cell office:value-type="float" office:value="241.568978266">
                <text:p>241.568978266</text:p>
              </table:table-cell>
              <table:table-cell office:value-type="float" office:value="398.669582734">
                <text:p>398.669582734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98.713013426">
                <text:p>298.713013426</text:p>
              </table:table-cell>
              <table:table-cell office:value-type="float" office:value="56.9376957379">
                <text:p>56.9376957379</text:p>
              </table:table-cell>
              <table:table-cell office:value-type="float" office:value="241.775317688">
                <text:p>241.775317688</text:p>
              </table:table-cell>
              <table:table-cell office:value-type="float" office:value="407.554335447">
                <text:p>407.554335447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98.663328867">
                <text:p>298.663328867</text:p>
              </table:table-cell>
              <table:table-cell office:value-type="float" office:value="56.9175581657">
                <text:p>56.9175581657</text:p>
              </table:table-cell>
              <table:table-cell office:value-type="float" office:value="241.745770701">
                <text:p>241.745770701</text:p>
              </table:table-cell>
              <table:table-cell office:value-type="float" office:value="416.637093813">
                <text:p>416.63709381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98.585116571">
                <text:p>298.585116571</text:p>
              </table:table-cell>
              <table:table-cell office:value-type="float" office:value="56.8219220924">
                <text:p>56.8219220924</text:p>
              </table:table-cell>
              <table:table-cell office:value-type="float" office:value="241.763194478">
                <text:p>241.763194478</text:p>
              </table:table-cell>
              <table:table-cell office:value-type="float" office:value="425.922270587">
                <text:p>425.922270587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98.547978536">
                <text:p>298.547978536</text:p>
              </table:table-cell>
              <table:table-cell office:value-type="float" office:value="56.7249477044">
                <text:p>56.7249477044</text:p>
              </table:table-cell>
              <table:table-cell office:value-type="float" office:value="241.823030831">
                <text:p>241.823030831</text:p>
              </table:table-cell>
              <table:table-cell office:value-type="float" office:value="435.414376865">
                <text:p>435.41437686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98.513017281">
                <text:p>298.513017281</text:p>
              </table:table-cell>
              <table:table-cell office:value-type="float" office:value="56.7513650944">
                <text:p>56.7513650944</text:p>
              </table:table-cell>
              <table:table-cell office:value-type="float" office:value="241.761652186">
                <text:p>241.761652186</text:p>
              </table:table-cell>
              <table:table-cell office:value-type="float" office:value="445.118024281">
                <text:p>445.118024281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98.410243903">
                <text:p>298.410243903</text:p>
              </table:table-cell>
              <table:table-cell office:value-type="float" office:value="56.7106474149">
                <text:p>56.7106474149</text:p>
              </table:table-cell>
              <table:table-cell office:value-type="float" office:value="241.699596488">
                <text:p>241.699596488</text:p>
              </table:table-cell>
              <table:table-cell office:value-type="float" office:value="455.037927242">
                <text:p>455.03792724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01.240136523">
                <text:p>301.240136523</text:p>
              </table:table-cell>
              <table:table-cell office:value-type="float" office:value="57.0900527258">
                <text:p>57.0900527258</text:p>
              </table:table-cell>
              <table:table-cell office:value-type="float" office:value="244.150083797">
                <text:p>244.150083797</text:p>
              </table:table-cell>
              <table:table-cell office:value-type="float" office:value="465.17890522">
                <text:p>465.17890522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98.578746413">
                <text:p>298.578746413</text:p>
              </table:table-cell>
              <table:table-cell office:value-type="float" office:value="61.4499115305">
                <text:p>61.4499115305</text:p>
              </table:table-cell>
              <table:table-cell office:value-type="float" office:value="237.128834882">
                <text:p>237.128834882</text:p>
              </table:table-cell>
              <table:table-cell office:value-type="float" office:value="475.545885093">
                <text:p>475.545885093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96.820366153">
                <text:p>296.820366153</text:p>
              </table:table-cell>
              <table:table-cell office:value-type="float" office:value="61.6662871646">
                <text:p>61.6662871646</text:p>
              </table:table-cell>
              <table:table-cell office:value-type="float" office:value="235.154078989">
                <text:p>235.154078989</text:p>
              </table:table-cell>
              <table:table-cell office:value-type="float" office:value="486.143903543">
                <text:p>486.14390354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96.1886863">
                <text:p>296.1886863</text:p>
              </table:table-cell>
              <table:table-cell office:value-type="float" office:value="61.5282742124">
                <text:p>61.5282742124</text:p>
              </table:table-cell>
              <table:table-cell office:value-type="float" office:value="234.660412087">
                <text:p>234.660412087</text:p>
              </table:table-cell>
              <table:table-cell office:value-type="float" office:value="496.978109495">
                <text:p>496.97810949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95.65671387">
                <text:p>295.65671387</text:p>
              </table:table-cell>
              <table:table-cell office:value-type="float" office:value="61.3988676082">
                <text:p>61.3988676082</text:p>
              </table:table-cell>
              <table:table-cell office:value-type="float" office:value="234.257846262">
                <text:p>234.257846262</text:p>
              </table:table-cell>
              <table:table-cell office:value-type="float" office:value="508.053766626">
                <text:p>508.05376662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95.193165773">
                <text:p>295.193165773</text:p>
              </table:table-cell>
              <table:table-cell office:value-type="float" office:value="61.2854787605">
                <text:p>61.2854787605</text:p>
              </table:table-cell>
              <table:table-cell office:value-type="float" office:value="233.907687012">
                <text:p>233.907687012</text:p>
              </table:table-cell>
              <table:table-cell office:value-type="float" office:value="519.376255918">
                <text:p>519.376255918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94.780686336">
                <text:p>294.780686336</text:p>
              </table:table-cell>
              <table:table-cell office:value-type="float" office:value="61.1861120948">
                <text:p>61.1861120948</text:p>
              </table:table-cell>
              <table:table-cell office:value-type="float" office:value="233.594574241">
                <text:p>233.594574241</text:p>
              </table:table-cell>
              <table:table-cell office:value-type="float" office:value="530.951078275">
                <text:p>530.95107827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94.406638203">
                <text:p>294.406638203</text:p>
              </table:table-cell>
              <table:table-cell office:value-type="float" office:value="61.0914961274">
                <text:p>61.0914961274</text:p>
              </table:table-cell>
              <table:table-cell office:value-type="float" office:value="233.315142075">
                <text:p>233.315142075</text:p>
              </table:table-cell>
              <table:table-cell office:value-type="float" office:value="542.783857192">
                <text:p>542.783857192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559.418693402">
                <text:p>559.418693402</text:p>
              </table:table-cell>
              <table:table-cell office:value-type="float" office:value="118.663105113">
                <text:p>118.663105113</text:p>
              </table:table-cell>
              <table:table-cell office:value-type="float" office:value="440.755588289">
                <text:p>440.755588289</text:p>
              </table:table-cell>
              <table:table-cell office:value-type="float" office:value="554.880341492">
                <text:p>554.880341492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559.267854791">
                <text:p>559.267854791</text:p>
              </table:table-cell>
              <table:table-cell office:value-type="float" office:value="118.630029711">
                <text:p>118.630029711</text:p>
              </table:table-cell>
              <table:table-cell office:value-type="float" office:value="440.63782508">
                <text:p>440.63782508</text:p>
              </table:table-cell>
              <table:table-cell office:value-type="float" office:value="567.246408112">
                <text:p>567.24640811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59.130162723">
                <text:p>559.130162723</text:p>
              </table:table-cell>
              <table:table-cell office:value-type="float" office:value="118.599137355">
                <text:p>118.599137355</text:p>
              </table:table-cell>
              <table:table-cell office:value-type="float" office:value="440.531025368">
                <text:p>440.531025368</text:p>
              </table:table-cell>
              <table:table-cell office:value-type="float" office:value="579.888064968">
                <text:p>579.888064968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558.991311859">
                <text:p>558.991311859</text:p>
              </table:table-cell>
              <table:table-cell office:value-type="float" office:value="118.453138173">
                <text:p>118.453138173</text:p>
              </table:table-cell>
              <table:table-cell office:value-type="float" office:value="440.538173687">
                <text:p>440.538173687</text:p>
              </table:table-cell>
              <table:table-cell office:value-type="float" office:value="592.811453865">
                <text:p>592.81145386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558.753955958">
                <text:p>558.753955958</text:p>
              </table:table-cell>
              <table:table-cell office:value-type="float" office:value="118.021631913">
                <text:p>118.021631913</text:p>
              </table:table-cell>
              <table:table-cell office:value-type="float" office:value="440.732324045">
                <text:p>440.732324045</text:p>
              </table:table-cell>
              <table:table-cell office:value-type="float" office:value="606.022853483">
                <text:p>606.022853483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558.524592674">
                <text:p>558.524592674</text:p>
              </table:table-cell>
              <table:table-cell office:value-type="float" office:value="117.904170929">
                <text:p>117.904170929</text:p>
              </table:table-cell>
              <table:table-cell office:value-type="float" office:value="440.620421745">
                <text:p>440.620421745</text:p>
              </table:table-cell>
              <table:table-cell office:value-type="float" office:value="619.528682434">
                <text:p>619.52868243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558.325471989">
                <text:p>558.325471989</text:p>
              </table:table-cell>
              <table:table-cell office:value-type="float" office:value="117.807868758">
                <text:p>117.807868758</text:p>
              </table:table-cell>
              <table:table-cell office:value-type="float" office:value="440.517603231">
                <text:p>440.517603231</text:p>
              </table:table-cell>
              <table:table-cell office:value-type="float" office:value="633.335502369">
                <text:p>633.33550236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558.140917302">
                <text:p>558.140917302</text:p>
              </table:table-cell>
              <table:table-cell office:value-type="float" office:value="117.715458591">
                <text:p>117.715458591</text:p>
              </table:table-cell>
              <table:table-cell office:value-type="float" office:value="440.425458711">
                <text:p>440.425458711</text:p>
              </table:table-cell>
              <table:table-cell office:value-type="float" office:value="647.450021176">
                <text:p>647.450021176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557.956670829">
                <text:p>557.956670829</text:p>
              </table:table-cell>
              <table:table-cell office:value-type="float" office:value="117.558495137">
                <text:p>117.558495137</text:p>
              </table:table-cell>
              <table:table-cell office:value-type="float" office:value="440.398175691">
                <text:p>440.398175691</text:p>
              </table:table-cell>
              <table:table-cell office:value-type="float" office:value="661.879096234">
                <text:p>661.879096234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557.744844253">
                <text:p>557.744844253</text:p>
              </table:table-cell>
              <table:table-cell office:value-type="float" office:value="117.125538563">
                <text:p>117.125538563</text:p>
              </table:table-cell>
              <table:table-cell office:value-type="float" office:value="440.61930569">
                <text:p>440.61930569</text:p>
              </table:table-cell>
              <table:table-cell office:value-type="float" office:value="676.629737745">
                <text:p>676.62973774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557.524463184">
                <text:p>557.524463184</text:p>
              </table:table-cell>
              <table:table-cell office:value-type="float" office:value="117.000380012">
                <text:p>117.000380012</text:p>
              </table:table-cell>
              <table:table-cell office:value-type="float" office:value="440.524083173">
                <text:p>440.524083173</text:p>
              </table:table-cell>
              <table:table-cell office:value-type="float" office:value="691.709112141">
                <text:p>691.709112141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557.318991427">
                <text:p>557.318991427</text:p>
              </table:table-cell>
              <table:table-cell office:value-type="float" office:value="116.895166358">
                <text:p>116.895166358</text:p>
              </table:table-cell>
              <table:table-cell office:value-type="float" office:value="440.423825068">
                <text:p>440.423825068</text:p>
              </table:table-cell>
              <table:table-cell office:value-type="float" office:value="707.124545566">
                <text:p>707.12454556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57.124013439">
                <text:p>557.124013439</text:p>
              </table:table-cell>
              <table:table-cell office:value-type="float" office:value="116.79195546">
                <text:p>116.79195546</text:p>
              </table:table-cell>
              <table:table-cell office:value-type="float" office:value="440.332057979">
                <text:p>440.332057979</text:p>
              </table:table-cell>
              <table:table-cell office:value-type="float" office:value="722.883527433">
                <text:p>722.883527433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556.935251615">
                <text:p>556.935251615</text:p>
              </table:table-cell>
              <table:table-cell office:value-type="float" office:value="116.662779511">
                <text:p>116.662779511</text:p>
              </table:table-cell>
              <table:table-cell office:value-type="float" office:value="440.272472105">
                <text:p>440.272472105</text:p>
              </table:table-cell>
              <table:table-cell office:value-type="float" office:value="738.993714064">
                <text:p>738.99371406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556.745846344">
                <text:p>556.745846344</text:p>
              </table:table-cell>
              <table:table-cell office:value-type="float" office:value="116.521144957">
                <text:p>116.521144957</text:p>
              </table:table-cell>
              <table:table-cell office:value-type="float" office:value="440.224701386">
                <text:p>440.224701386</text:p>
              </table:table-cell>
              <table:table-cell office:value-type="float" office:value="755.462932411">
                <text:p>755.462932411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556.459669191">
                <text:p>556.459669191</text:p>
              </table:table-cell>
              <table:table-cell office:value-type="float" office:value="115.987160301">
                <text:p>115.987160301</text:p>
              </table:table-cell>
              <table:table-cell office:value-type="float" office:value="440.47250889">
                <text:p>440.47250889</text:p>
              </table:table-cell>
              <table:table-cell office:value-type="float" office:value="772.299183857">
                <text:p>772.299183857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556.109510377">
                <text:p>556.109510377</text:p>
              </table:table-cell>
              <table:table-cell office:value-type="float" office:value="115.470612554">
                <text:p>115.470612554</text:p>
              </table:table-cell>
              <table:table-cell office:value-type="float" office:value="440.638897823">
                <text:p>440.638897823</text:p>
              </table:table-cell>
              <table:table-cell office:value-type="float" office:value="789.510648104">
                <text:p>789.51064810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55.990720021">
                <text:p>555.990720021</text:p>
              </table:table-cell>
              <table:table-cell office:value-type="float" office:value="115.303671527">
                <text:p>115.303671527</text:p>
              </table:table-cell>
              <table:table-cell office:value-type="float" office:value="440.687048494">
                <text:p>440.687048494</text:p>
              </table:table-cell>
              <table:table-cell office:value-type="float" office:value="807.105687146">
                <text:p>807.105687146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555.697262808">
                <text:p>555.697262808</text:p>
              </table:table-cell>
              <table:table-cell office:value-type="float" office:value="115.15609369">
                <text:p>115.15609369</text:p>
              </table:table-cell>
              <table:table-cell office:value-type="float" office:value="440.541169118">
                <text:p>440.541169118</text:p>
              </table:table-cell>
              <table:table-cell office:value-type="float" office:value="825.092849334">
                <text:p>825.092849334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551.798818291">
                <text:p>551.798818291</text:p>
              </table:table-cell>
              <table:table-cell office:value-type="float" office:value="124.505531046">
                <text:p>124.505531046</text:p>
              </table:table-cell>
              <table:table-cell office:value-type="float" office:value="427.293287245">
                <text:p>427.293287245</text:p>
              </table:table-cell>
              <table:table-cell office:value-type="float" office:value="843.480873526">
                <text:p>843.48087352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548.327195558">
                <text:p>548.327195558</text:p>
              </table:table-cell>
              <table:table-cell office:value-type="float" office:value="123.872998131">
                <text:p>123.872998131</text:p>
              </table:table-cell>
              <table:table-cell office:value-type="float" office:value="424.454197427">
                <text:p>424.454197427</text:p>
              </table:table-cell>
              <table:table-cell office:value-type="float" office:value="862.278693336">
                <text:p>862.278693336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545.785243362">
                <text:p>545.785243362</text:p>
              </table:table-cell>
              <table:table-cell office:value-type="float" office:value="123.344040149">
                <text:p>123.344040149</text:p>
              </table:table-cell>
              <table:table-cell office:value-type="float" office:value="422.441203213">
                <text:p>422.441203213</text:p>
              </table:table-cell>
              <table:table-cell office:value-type="float" office:value="881.495441472">
                <text:p>881.4954414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28.01618712">
                <text:p>1028.01618712</text:p>
              </table:table-cell>
              <table:table-cell office:value-type="float" office:value="235.44633362">
                <text:p>235.44633362</text:p>
              </table:table-cell>
              <table:table-cell office:value-type="float" office:value="792.569853503">
                <text:p>792.569853503</text:p>
              </table:table-cell>
              <table:table-cell office:value-type="float" office:value="901.140454171">
                <text:p>901.14045417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027.30050012">
                <text:p>1027.30050012</text:p>
              </table:table-cell>
              <table:table-cell office:value-type="float" office:value="235.198396664">
                <text:p>235.198396664</text:p>
              </table:table-cell>
              <table:table-cell office:value-type="float" office:value="792.102103459">
                <text:p>792.102103459</text:p>
              </table:table-cell>
              <table:table-cell office:value-type="float" office:value="921.223275741">
                <text:p>921.22327574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026.7493124">
                <text:p>1026.7493124</text:p>
              </table:table-cell>
              <table:table-cell office:value-type="float" office:value="234.903571839">
                <text:p>234.903571839</text:p>
              </table:table-cell>
              <table:table-cell office:value-type="float" office:value="791.845740566">
                <text:p>791.845740566</text:p>
              </table:table-cell>
              <table:table-cell office:value-type="float" office:value="941.753663194">
                <text:p>941.75366319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025.64917081">
                <text:p>1025.64917081</text:p>
              </table:table-cell>
              <table:table-cell office:value-type="float" office:value="233.576398471">
                <text:p>233.576398471</text:p>
              </table:table-cell>
              <table:table-cell office:value-type="float" office:value="792.072772335">
                <text:p>792.072772335</text:p>
              </table:table-cell>
              <table:table-cell office:value-type="float" office:value="962.741590984">
                <text:p>962.74159098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024.76602484">
                <text:p>1024.76602484</text:p>
              </table:table-cell>
              <table:table-cell office:value-type="float" office:value="232.93031858">
                <text:p>232.93031858</text:p>
              </table:table-cell>
              <table:table-cell office:value-type="float" office:value="791.835706262">
                <text:p>791.835706262</text:p>
              </table:table-cell>
              <table:table-cell office:value-type="float" office:value="984.197255859">
                <text:p>984.197255859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023.93420651">
                <text:p>1023.93420651</text:p>
              </table:table-cell>
              <table:table-cell office:value-type="float" office:value="232.436146115">
                <text:p>232.436146115</text:p>
              </table:table-cell>
              <table:table-cell office:value-type="float" office:value="791.498060396">
                <text:p>791.498060396</text:p>
              </table:table-cell>
              <table:table-cell office:value-type="float" office:value="1006.13108181">
                <text:p>1006.13108181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023.17380927">
                <text:p>1023.17380927</text:p>
              </table:table-cell>
              <table:table-cell office:value-type="float" office:value="231.977911717">
                <text:p>231.977911717</text:p>
              </table:table-cell>
              <table:table-cell office:value-type="float" office:value="791.195897554">
                <text:p>791.195897554</text:p>
              </table:table-cell>
              <table:table-cell office:value-type="float" office:value="1028.55372514">
                <text:p>1028.5537251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022.47538243">
                <text:p>1022.47538243</text:p>
              </table:table-cell>
              <table:table-cell office:value-type="float" office:value="231.541175606">
                <text:p>231.541175606</text:p>
              </table:table-cell>
              <table:table-cell office:value-type="float" office:value="790.934206827">
                <text:p>790.934206827</text:p>
              </table:table-cell>
              <table:table-cell office:value-type="float" office:value="1051.47607963">
                <text:p>1051.47607963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021.82188085">
                <text:p>1021.82188085</text:p>
              </table:table-cell>
              <table:table-cell office:value-type="float" office:value="231.161168083">
                <text:p>231.161168083</text:p>
              </table:table-cell>
              <table:table-cell office:value-type="float" office:value="790.660712766">
                <text:p>790.660712766</text:p>
              </table:table-cell>
              <table:table-cell office:value-type="float" office:value="1074.90928185">
                <text:p>1074.90928185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021.21021627">
                <text:p>1021.21021627</text:p>
              </table:table-cell>
              <table:table-cell office:value-type="float" office:value="230.772030855">
                <text:p>230.772030855</text:p>
              </table:table-cell>
              <table:table-cell office:value-type="float" office:value="790.438185416">
                <text:p>790.438185416</text:p>
              </table:table-cell>
              <table:table-cell office:value-type="float" office:value="1098.86471656">
                <text:p>1098.8647165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020.65546631">
                <text:p>1020.65546631</text:p>
              </table:table-cell>
              <table:table-cell office:value-type="float" office:value="230.407406346">
                <text:p>230.407406346</text:p>
              </table:table-cell>
              <table:table-cell office:value-type="float" office:value="790.248059961">
                <text:p>790.248059961</text:p>
              </table:table-cell>
              <table:table-cell office:value-type="float" office:value="1123.35402223">
                <text:p>1123.3540222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020.13375294">
                <text:p>1020.13375294</text:p>
              </table:table-cell>
              <table:table-cell office:value-type="float" office:value="230.079094146">
                <text:p>230.079094146</text:p>
              </table:table-cell>
              <table:table-cell office:value-type="float" office:value="790.054658792">
                <text:p>790.054658792</text:p>
              </table:table-cell>
              <table:table-cell office:value-type="float" office:value="1148.38909671">
                <text:p>1148.38909671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019.63872187">
                <text:p>1019.63872187</text:p>
              </table:table-cell>
              <table:table-cell office:value-type="float" office:value="229.647108675">
                <text:p>229.647108675</text:p>
              </table:table-cell>
              <table:table-cell office:value-type="float" office:value="789.991613198">
                <text:p>789.991613198</text:p>
              </table:table-cell>
              <table:table-cell office:value-type="float" office:value="1173.98210301">
                <text:p>1173.9821030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018.95699277">
                <text:p>1018.95699277</text:p>
              </table:table-cell>
              <table:table-cell office:value-type="float" office:value="228.444618835">
                <text:p>228.444618835</text:p>
              </table:table-cell>
              <table:table-cell office:value-type="float" office:value="790.512373936">
                <text:p>790.512373936</text:p>
              </table:table-cell>
              <table:table-cell office:value-type="float" office:value="1200.1454752">
                <text:p>1200.145475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018.18432363">
                <text:p>1018.18432363</text:p>
              </table:table-cell>
              <table:table-cell office:value-type="float" office:value="227.818829353">
                <text:p>227.818829353</text:p>
              </table:table-cell>
              <table:table-cell office:value-type="float" office:value="790.365494275">
                <text:p>790.365494275</text:p>
              </table:table-cell>
              <table:table-cell office:value-type="float" office:value="1226.89192447">
                <text:p>1226.89192447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017.49649223">
                <text:p>1017.49649223</text:p>
              </table:table-cell>
              <table:table-cell office:value-type="float" office:value="227.187052576">
                <text:p>227.187052576</text:p>
              </table:table-cell>
              <table:table-cell office:value-type="float" office:value="790.309439649">
                <text:p>790.309439649</text:p>
              </table:table-cell>
              <table:table-cell office:value-type="float" office:value="1254.23444526">
                <text:p>1254.23444526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016.57951878">
                <text:p>1016.57951878</text:p>
              </table:table-cell>
              <table:table-cell office:value-type="float" office:value="225.874959012">
                <text:p>225.874959012</text:p>
              </table:table-cell>
              <table:table-cell office:value-type="float" office:value="790.704559768">
                <text:p>790.704559768</text:p>
              </table:table-cell>
              <table:table-cell office:value-type="float" office:value="1282.18632164">
                <text:p>1282.18632164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015.65243845">
                <text:p>1015.65243845</text:p>
              </table:table-cell>
              <table:table-cell office:value-type="float" office:value="225.069201139">
                <text:p>225.069201139</text:p>
              </table:table-cell>
              <table:table-cell office:value-type="float" office:value="790.58323731">
                <text:p>790.58323731</text:p>
              </table:table-cell>
              <table:table-cell office:value-type="float" office:value="1310.7611337">
                <text:p>1310.7611337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014.82223244">
                <text:p>1014.82223244</text:p>
              </table:table-cell>
              <table:table-cell office:value-type="float" office:value="224.365105505">
                <text:p>224.365105505</text:p>
              </table:table-cell>
              <table:table-cell office:value-type="float" office:value="790.457126933">
                <text:p>790.457126933</text:p>
              </table:table-cell>
              <table:table-cell office:value-type="float" office:value="1339.97276419">
                <text:p>1339.97276419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013.66200185">
                <text:p>1013.66200185</text:p>
              </table:table-cell>
              <table:table-cell office:value-type="float" office:value="222.70736148">
                <text:p>222.70736148</text:p>
              </table:table-cell>
              <table:table-cell office:value-type="float" office:value="790.954640368">
                <text:p>790.954640368</text:p>
              </table:table-cell>
              <table:table-cell office:value-type="float" office:value="1369.83540525">
                <text:p>1369.835405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012.5708273">
                <text:p>1012.5708273</text:p>
              </table:table-cell>
              <table:table-cell office:value-type="float" office:value="220.950319762">
                <text:p>220.950319762</text:p>
              </table:table-cell>
              <table:table-cell office:value-type="float" office:value="791.620507538">
                <text:p>791.620507538</text:p>
              </table:table-cell>
              <table:table-cell office:value-type="float" office:value="1400.36356532">
                <text:p>1400.3635653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999.226292759">
                <text:p>999.226292759</text:p>
              </table:table-cell>
              <table:table-cell office:value-type="float" office:value="236.636565623">
                <text:p>236.636565623</text:p>
              </table:table-cell>
              <table:table-cell office:value-type="float" office:value="762.589727137">
                <text:p>762.589727137</text:p>
              </table:table-cell>
              <table:table-cell office:value-type="float" office:value="1431.57207614">
                <text:p>1431.5720761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977.739034275">
                <text:p>977.739034275</text:p>
              </table:table-cell>
              <table:table-cell office:value-type="float" office:value="232.362862876">
                <text:p>232.362862876</text:p>
              </table:table-cell>
              <table:table-cell office:value-type="float" office:value="745.376171399">
                <text:p>745.376171399</text:p>
              </table:table-cell>
              <table:table-cell office:value-type="float" office:value="1463.47610002">
                <text:p>1463.4761000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961.286926011">
                <text:p>961.286926011</text:p>
              </table:table-cell>
              <table:table-cell office:value-type="float" office:value="228.912509004">
                <text:p>228.912509004</text:p>
              </table:table-cell>
              <table:table-cell office:value-type="float" office:value="732.374417007">
                <text:p>732.374417007</text:p>
              </table:table-cell>
              <table:table-cell office:value-type="float" office:value="1496.09113717">
                <text:p>1496.09113717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947.302275737">
                <text:p>947.302275737</text:p>
              </table:table-cell>
              <table:table-cell office:value-type="float" office:value="225.886219617">
                <text:p>225.886219617</text:p>
              </table:table-cell>
              <table:table-cell office:value-type="float" office:value="721.41605612">
                <text:p>721.41605612</text:p>
              </table:table-cell>
              <table:table-cell office:value-type="float" office:value="1529.43303323">
                <text:p>1529.4330332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935.030350933">
                <text:p>935.030350933</text:p>
              </table:table-cell>
              <table:table-cell office:value-type="float" office:value="223.225242696">
                <text:p>223.225242696</text:p>
              </table:table-cell>
              <table:table-cell office:value-type="float" office:value="711.805108237">
                <text:p>711.805108237</text:p>
              </table:table-cell>
              <table:table-cell office:value-type="float" office:value="1563.51798699">
                <text:p>1563.51798699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924.066590343">
                <text:p>924.066590343</text:p>
              </table:table-cell>
              <table:table-cell office:value-type="float" office:value="220.826593164">
                <text:p>220.826593164</text:p>
              </table:table-cell>
              <table:table-cell office:value-type="float" office:value="703.239997179">
                <text:p>703.239997179</text:p>
              </table:table-cell>
              <table:table-cell office:value-type="float" office:value="1598.36255823">
                <text:p>1598.3625582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914.1705992">
                <text:p>914.1705992</text:p>
              </table:table-cell>
              <table:table-cell office:value-type="float" office:value="218.634220151">
                <text:p>218.634220151</text:p>
              </table:table-cell>
              <table:table-cell office:value-type="float" office:value="695.536379049">
                <text:p>695.536379049</text:p>
              </table:table-cell>
              <table:table-cell office:value-type="float" office:value="1633.9836758">
                <text:p>1633.9836758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719.86848683">
                <text:p>1719.86848683</text:p>
              </table:table-cell>
              <table:table-cell office:value-type="float" office:value="415.027685197">
                <text:p>415.027685197</text:p>
              </table:table-cell>
              <table:table-cell office:value-type="float" office:value="1304.84080164">
                <text:p>1304.84080164</text:p>
              </table:table-cell>
              <table:table-cell office:value-type="float" office:value="1670.3986458">
                <text:p>1670.3986458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718.78954243">
                <text:p>1718.78954243</text:p>
              </table:table-cell>
              <table:table-cell office:value-type="float" office:value="413.592040725">
                <text:p>413.592040725</text:p>
              </table:table-cell>
              <table:table-cell office:value-type="float" office:value="1305.1975017">
                <text:p>1305.1975017</text:p>
              </table:table-cell>
              <table:table-cell office:value-type="float" office:value="1707.62516005">
                <text:p>1707.6251600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717.6386005">
                <text:p>1717.6386005</text:p>
              </table:table-cell>
              <table:table-cell office:value-type="float" office:value="412.097731677">
                <text:p>412.097731677</text:p>
              </table:table-cell>
              <table:table-cell office:value-type="float" office:value="1305.54086883">
                <text:p>1305.54086883</text:p>
              </table:table-cell>
              <table:table-cell office:value-type="float" office:value="1745.68130461">
                <text:p>1745.6813046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716.22319921">
                <text:p>1716.22319921</text:p>
              </table:table-cell>
              <table:table-cell office:value-type="float" office:value="410.564385354">
                <text:p>410.564385354</text:p>
              </table:table-cell>
              <table:table-cell office:value-type="float" office:value="1305.65881385">
                <text:p>1305.65881385</text:p>
              </table:table-cell>
              <table:table-cell office:value-type="float" office:value="1784.58556865">
                <text:p>1784.5855686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712.0355943">
                <text:p>1712.0355943</text:p>
              </table:table-cell>
              <table:table-cell office:value-type="float" office:value="405.873858856">
                <text:p>405.873858856</text:p>
              </table:table-cell>
              <table:table-cell office:value-type="float" office:value="1306.16173545">
                <text:p>1306.16173545</text:p>
              </table:table-cell>
              <table:table-cell office:value-type="float" office:value="1824.35685334">
                <text:p>1824.35685334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708.25027118">
                <text:p>1708.25027118</text:p>
              </table:table-cell>
              <table:table-cell office:value-type="float" office:value="403.099194065">
                <text:p>403.099194065</text:p>
              </table:table-cell>
              <table:table-cell office:value-type="float" office:value="1305.15107711">
                <text:p>1305.15107711</text:p>
              </table:table-cell>
              <table:table-cell office:value-type="float" office:value="1865.01448112">
                <text:p>1865.0144811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704.71929133">
                <text:p>1704.71929133</text:p>
              </table:table-cell>
              <table:table-cell office:value-type="float" office:value="400.787548887">
                <text:p>400.787548887</text:p>
              </table:table-cell>
              <table:table-cell office:value-type="float" office:value="1303.93174244">
                <text:p>1303.93174244</text:p>
              </table:table-cell>
              <table:table-cell office:value-type="float" office:value="1906.57820504">
                <text:p>1906.5782050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701.18723166">
                <text:p>1701.18723166</text:p>
              </table:table-cell>
              <table:table-cell office:value-type="float" office:value="398.801538881">
                <text:p>398.801538881</text:p>
              </table:table-cell>
              <table:table-cell office:value-type="float" office:value="1302.38569278">
                <text:p>1302.38569278</text:p>
              </table:table-cell>
              <table:table-cell office:value-type="float" office:value="1949.06821837">
                <text:p>1949.0682183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697.59363893">
                <text:p>1697.59363893</text:p>
              </table:table-cell>
              <table:table-cell office:value-type="float" office:value="396.976134673">
                <text:p>396.976134673</text:p>
              </table:table-cell>
              <table:table-cell office:value-type="float" office:value="1300.61750426">
                <text:p>1300.61750426</text:p>
              </table:table-cell>
              <table:table-cell office:value-type="float" office:value="1992.50516438">
                <text:p>1992.5051643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692.90700316">
                <text:p>1692.90700316</text:p>
              </table:table-cell>
              <table:table-cell office:value-type="float" office:value="393.346393199">
                <text:p>393.346393199</text:p>
              </table:table-cell>
              <table:table-cell office:value-type="float" office:value="1299.56060996">
                <text:p>1299.56060996</text:p>
              </table:table-cell>
              <table:table-cell office:value-type="float" office:value="2036.91014643">
                <text:p>2036.91014643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688.05508854">
                <text:p>1688.05508854</text:p>
              </table:table-cell>
              <table:table-cell office:value-type="float" office:value="390.984153151">
                <text:p>390.984153151</text:p>
              </table:table-cell>
              <table:table-cell office:value-type="float" office:value="1297.07093539">
                <text:p>1297.07093539</text:p>
              </table:table-cell>
              <table:table-cell office:value-type="float" office:value="2082.30473818">
                <text:p>2082.30473818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683.37017272">
                <text:p>1683.37017272</text:p>
              </table:table-cell>
              <table:table-cell office:value-type="float" office:value="388.814148241">
                <text:p>388.814148241</text:p>
              </table:table-cell>
              <table:table-cell office:value-type="float" office:value="1294.55602448">
                <text:p>1294.55602448</text:p>
              </table:table-cell>
              <table:table-cell office:value-type="float" office:value="2128.71099407">
                <text:p>2128.7109940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78.65525381">
                <text:p>1678.65525381</text:p>
              </table:table-cell>
              <table:table-cell office:value-type="float" office:value="386.811521273">
                <text:p>386.811521273</text:p>
              </table:table-cell>
              <table:table-cell office:value-type="float" office:value="1291.84373254">
                <text:p>1291.84373254</text:p>
              </table:table-cell>
              <table:table-cell office:value-type="float" office:value="2176.15146006">
                <text:p>2176.15146006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673.93173051">
                <text:p>1673.93173051</text:p>
              </table:table-cell>
              <table:table-cell office:value-type="float" office:value="384.954162772">
                <text:p>384.954162772</text:p>
              </table:table-cell>
              <table:table-cell office:value-type="float" office:value="1288.97756774">
                <text:p>1288.97756774</text:p>
              </table:table-cell>
              <table:table-cell office:value-type="float" office:value="2224.64918456">
                <text:p>2224.64918456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669.10159505">
                <text:p>1669.10159505</text:p>
              </table:table-cell>
              <table:table-cell office:value-type="float" office:value="383.002941441">
                <text:p>383.002941441</text:p>
              </table:table-cell>
              <table:table-cell office:value-type="float" office:value="1286.0986536">
                <text:p>1286.0986536</text:p>
              </table:table-cell>
              <table:table-cell office:value-type="float" office:value="2274.22772964">
                <text:p>2274.22772964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662.55062822">
                <text:p>1662.55062822</text:p>
              </table:table-cell>
              <table:table-cell office:value-type="float" office:value="379.06940593">
                <text:p>379.06940593</text:p>
              </table:table-cell>
              <table:table-cell office:value-type="float" office:value="1283.48122229">
                <text:p>1283.48122229</text:p>
              </table:table-cell>
              <table:table-cell office:value-type="float" office:value="2324.91118248">
                <text:p>2324.91118248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655.51742322">
                <text:p>1655.51742322</text:p>
              </table:table-cell>
              <table:table-cell office:value-type="float" office:value="374.372290391">
                <text:p>374.372290391</text:p>
              </table:table-cell>
              <table:table-cell office:value-type="float" office:value="1281.14513283">
                <text:p>1281.14513283</text:p>
              </table:table-cell>
              <table:table-cell office:value-type="float" office:value="2376.72416704">
                <text:p>2376.7241670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648.49565237">
                <text:p>1648.49565237</text:p>
              </table:table-cell>
              <table:table-cell office:value-type="float" office:value="370.760900534">
                <text:p>370.760900534</text:p>
              </table:table-cell>
              <table:table-cell office:value-type="float" office:value="1277.73475184">
                <text:p>1277.73475184</text:p>
              </table:table-cell>
              <table:table-cell office:value-type="float" office:value="2429.69185609">
                <text:p>2429.6918560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639.70615286">
                <text:p>1639.70615286</text:p>
              </table:table-cell>
              <table:table-cell office:value-type="float" office:value="363.95444958">
                <text:p>363.95444958</text:p>
              </table:table-cell>
              <table:table-cell office:value-type="float" office:value="1275.75170328">
                <text:p>1275.75170328</text:p>
              </table:table-cell>
              <table:table-cell office:value-type="float" office:value="2483.83998338">
                <text:p>2483.83998338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544.87645719">
                <text:p>1544.87645719</text:p>
              </table:table-cell>
              <table:table-cell office:value-type="float" office:value="380.431907453">
                <text:p>380.431907453</text:p>
              </table:table-cell>
              <table:table-cell office:value-type="float" office:value="1164.44454973">
                <text:p>1164.44454973</text:p>
              </table:table-cell>
              <table:table-cell office:value-type="float" office:value="2539.19485616">
                <text:p>2539.19485616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465.97173837">
                <text:p>1465.97173837</text:p>
              </table:table-cell>
              <table:table-cell office:value-type="float" office:value="366.601736739">
                <text:p>366.601736739</text:p>
              </table:table-cell>
              <table:table-cell office:value-type="float" office:value="1099.37000163">
                <text:p>1099.37000163</text:p>
              </table:table-cell>
              <table:table-cell office:value-type="float" office:value="2595.78336796">
                <text:p>2595.7833679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417.14458021">
                <text:p>1417.14458021</text:p>
              </table:table-cell>
              <table:table-cell office:value-type="float" office:value="357.624800766">
                <text:p>357.624800766</text:p>
              </table:table-cell>
              <table:table-cell office:value-type="float" office:value="1059.51977945">
                <text:p>1059.51977945</text:p>
              </table:table-cell>
              <table:table-cell office:value-type="float" office:value="2653.63301168">
                <text:p>2653.6330116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620.88274403">
                <text:p>2620.88274403</text:p>
              </table:table-cell>
              <table:table-cell office:value-type="float" office:value="671.218552331">
                <text:p>671.218552331</text:p>
              </table:table-cell>
              <table:table-cell office:value-type="float" office:value="1949.66419169">
                <text:p>1949.66419169</text:p>
              </table:table-cell>
              <table:table-cell office:value-type="float" office:value="2712.77189291">
                <text:p>2712.77189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